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0"/>
    <style:style style:name="ce3" style:family="table-cell" style:parent-style-name="Default" style:data-style-name="N37"/>
    <style:style style:name="ce4" style:family="table-cell" style:parent-style-name="Default" style:data-style-name="N0"/>
    <style:style style:name="co1" style:family="table-column">
      <style:table-column-properties fo:break-before="auto" style:column-width="6.270625cm" style:use-optimal-column-width="true"/>
    </style:style>
    <style:style style:name="co2" style:family="table-column">
      <style:table-column-properties fo:break-before="auto" style:column-width="1.74625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1.666875cm" style:use-optimal-column-width="true"/>
    </style:style>
    <style:style style:name="co5" style:family="table-column">
      <style:table-column-properties fo:break-before="auto" style:column-width="2.03729166666667cm" style:use-optimal-column-width="true"/>
    </style:style>
    <style:style style:name="co6" style:family="table-column">
      <style:table-column-properties fo:break-before="auto" style:column-width="1.69333333333333cm" style:use-optimal-column-width="true"/>
    </style:style>
    <style:style style:name="co7" style:family="table-column">
      <style:table-column-properties fo:break-before="auto" style:column-width="2.06375cm" style:use-optimal-column-width="true"/>
    </style:style>
    <style:style style:name="co8" style:family="table-column">
      <style:table-column-properties fo:break-before="auto" style:column-width="1.87854166666667cm" style:use-optimal-column-width="true"/>
    </style:style>
    <style:style style:name="co9" style:family="table-column">
      <style:table-column-properties fo:break-before="auto" style:column-width="1.87854166666667cm"/>
    </style:style>
    <style:style style:name="co10" style:family="table-column">
      <style:table-column-properties fo:break-before="auto" style:column-width="2.513541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72520833333333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4.65666666666667cm" style:use-optimal-column-width="true"/>
    </style:style>
    <style:style style:name="co16" style:family="table-column">
      <style:table-column-properties fo:break-before="auto" style:column-width="4.73604166666667cm" style:use-optimal-column-width="true"/>
    </style:style>
    <style:style style:name="co17" style:family="table-column">
      <style:table-column-properties fo:break-before="auto" style:column-width="4.31270833333333cm" style:use-optimal-column-width="true"/>
    </style:style>
    <style:style style:name="co18" style:family="table-column">
      <style:table-column-properties fo:break-before="auto" style:column-width="4.206875cm" style:use-optimal-column-width="true"/>
    </style:style>
    <style:style style:name="co19" style:family="table-column">
      <style:table-column-properties fo:break-before="auto" style:column-width="4.49791666666667cm" style:use-optimal-column-width="true"/>
    </style:style>
    <style:style style:name="co20" style:family="table-column">
      <style:table-column-properties fo:break-before="auto" style:column-width="4.445cm" style:use-optimal-column-width="true"/>
    </style:style>
    <style:style style:name="co21" style:family="table-column">
      <style:table-column-properties fo:break-before="auto" style:column-width="4.25979166666667cm" style:use-optimal-column-width="true"/>
    </style:style>
    <style:style style:name="co22" style:family="table-column">
      <style:table-column-properties fo:break-before="auto" style:column-width="4.47145833333333cm" style:use-optimal-column-width="true"/>
    </style:style>
    <style:style style:name="co23" style:family="table-column">
      <style:table-column-properties fo:break-before="auto" style:column-width="4.97416666666667cm" style:use-optimal-column-width="true"/>
    </style:style>
    <style:style style:name="co24" style:family="table-column">
      <style:table-column-properties fo:break-before="auto" style:column-width="4.60375cm" style:use-optimal-column-width="true"/>
    </style:style>
    <style:style style:name="co25" style:family="table-column">
      <style:table-column-properties fo:break-before="auto" style:column-width="5.000625cm" style:use-optimal-column-width="true"/>
    </style:style>
    <style:style style:name="co26" style:family="table-column">
      <style:table-column-properties fo:break-before="auto" style:column-width="4.78895833333333cm" style:use-optimal-column-width="true"/>
    </style:style>
    <style:style style:name="co27" style:family="table-column">
      <style:table-column-properties fo:break-before="auto" style:column-width="0.978958333333333cm" style:use-optimal-column-width="true"/>
    </style:style>
    <style:style style:name="co28" style:family="table-column">
      <style:table-column-properties fo:break-before="auto" style:column-width="4.89479166666667cm" style:use-optimal-column-width="true"/>
    </style:style>
    <style:style style:name="co29" style:family="table-column">
      <style:table-column-properties fo:break-before="auto" style:column-width="4.94770833333333cm" style:use-optimal-column-width="true"/>
    </style:style>
    <style:style style:name="co30" style:family="table-column">
      <style:table-column-properties fo:break-before="auto" style:column-width="4.524375cm" style:use-optimal-column-width="true"/>
    </style:style>
    <style:style style:name="co31" style:family="table-column">
      <style:table-column-properties fo:break-before="auto" style:column-width="4.41854166666667cm" style:use-optimal-column-width="true"/>
    </style:style>
    <style:style style:name="co32" style:family="table-column">
      <style:table-column-properties fo:break-before="auto" style:column-width="4.683125cm" style:use-optimal-column-width="true"/>
    </style:style>
    <style:style style:name="co33" style:family="table-column">
      <style:table-column-properties fo:break-before="auto" style:column-width="5.18583333333333cm" style:use-optimal-column-width="true"/>
    </style:style>
    <style:style style:name="co34" style:family="table-column">
      <style:table-column-properties fo:break-before="auto" style:column-width="4.841875cm" style:use-optimal-column-width="true"/>
    </style:style>
    <style:style style:name="co35" style:family="table-column">
      <style:table-column-properties fo:break-before="auto" style:column-width="5.2122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number-columns-repeated="5" table:default-cell-style-name="ce1"/>
        <table:table-column table:style-name="co12" table:default-cell-style-name="ce1"/>
        <table:table-column table:style-name="co10" table:default-cell-style-name="ce1"/>
        <table:table-column table:style-name="co11" table:default-cell-style-name="ce1"/>
        <table:table-column table:style-name="co13" table:default-cell-style-name="ce2"/>
        <table:table-column table:style-name="co11" table:number-columns-repeated="1000" table:default-cell-style-name="ce1"/>
        <table:table-column table:style-name="co14" table:number-columns-repeated="15359" table:default-cell-style-name="ce1"/>
        <table:table-row table:style-name="ro1">
          <table:table-cell office:value-type="string" table:style-name="ce2">
            <text:p>TONNELLATE</text:p>
          </table:table-cell>
          <table:table-cell office:value-type="string" table:style-name="ce2">
            <text:p>GEN</text:p>
          </table:table-cell>
          <table:table-cell office:value-type="string" table:style-name="ce2">
            <text:p>FEB</text:p>
          </table:table-cell>
          <table:table-cell office:value-type="string" table:style-name="ce2">
            <text:p>MAR</text:p>
          </table:table-cell>
          <table:table-cell office:value-type="string" table:style-name="ce2">
            <text:p>APR</text:p>
          </table:table-cell>
          <table:table-cell office:value-type="string" table:style-name="ce2">
            <text:p>MAG</text:p>
          </table:table-cell>
          <table:table-cell office:value-type="string" table:style-name="ce2">
            <text:p>GIU</text:p>
          </table:table-cell>
          <table:table-cell office:value-type="string" table:style-name="ce2">
            <text:p>LUG</text:p>
          </table:table-cell>
          <table:table-cell office:value-type="string" table:style-name="ce2">
            <text:p>AGO</text:p>
          </table:table-cell>
          <table:table-cell office:value-type="string" table:style-name="ce2">
            <text:p>SET</text:p>
          </table:table-cell>
          <table:table-cell office:value-type="string" table:style-name="ce2">
            <text:p>OTT</text:p>
          </table:table-cell>
          <table:table-cell office:value-type="string" table:style-name="ce1">
            <text:p>NOV</text:p>
          </table:table-cell>
          <table:table-cell office:value-type="string" table:style-name="ce1">
            <text:p>DIC</text:p>
          </table:table-cell>
          <table:table-cell table:style-name="ce1"/>
          <table:table-cell office:value-type="string" table:style-name="ce2">
            <text:p>GEN</text:p>
          </table:table-cell>
          <table:table-cell office:value-type="string" table:style-name="ce2">
            <text:p>FEB</text:p>
          </table:table-cell>
          <table:table-cell office:value-type="string" table:style-name="ce2">
            <text:p>MAR</text:p>
          </table:table-cell>
          <table:table-cell office:value-type="string" table:style-name="ce2">
            <text:p>APR</text:p>
          </table:table-cell>
          <table:table-cell office:value-type="string" table:style-name="ce2">
            <text:p>MAG</text:p>
          </table:table-cell>
          <table:table-cell office:value-type="string" table:style-name="ce2">
            <text:p>GIU</text:p>
          </table:table-cell>
          <table:table-cell office:value-type="string" table:style-name="ce2">
            <text:p>LUG</text:p>
          </table:table-cell>
          <table:table-cell office:value-type="string" table:style-name="ce2">
            <text:p>AGO</text:p>
          </table:table-cell>
          <table:table-cell office:value-type="string" table:style-name="ce2">
            <text:p>SET</text:p>
          </table:table-cell>
          <table:table-cell office:value-type="string" table:style-name="ce2">
            <text:p>OTT</text:p>
          </table:table-cell>
          <table:table-cell office:value-type="string" table:style-name="ce2">
            <text:p>NOV</text:p>
          </table:table-cell>
          <table:table-cell table:number-columns-repeated="16359"/>
        </table:table-row>
        <table:table-row table:style-name="ro1">
          <table:table-cell table:style-name="ce1"/>
          <table:table-cell office:value-type="string" table:style-name="ce2">
            <text:p>12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12</text:p>
          </table:table-cell>
          <table:table-cell office:value-type="string" table:style-name="ce2">
            <text:p>12</text:p>
          </table:table-cell>
          <table:table-cell table:style-name="ce1"/>
          <table:table-cell office:value-type="string" table:style-name="ce2">
            <text:p>13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13</text:p>
          </table:table-cell>
          <table:table-cell office:value-type="string" table:style-name="ce2">
            <text:p>13</text:p>
          </table:table-cell>
          <table:table-cell table:number-columns-repeated="16359"/>
        </table:table-row>
        <table:table-row table:style-name="ro1">
          <table:table-cell office:value-type="string" table:style-name="ce2">
            <text:p>MERCE VARIA</text:p>
          </table:table-cell>
          <table:table-cell table:number-columns-repeated="23" table:style-name="ce1"/>
          <table:table-cell table:style-name="ce2"/>
          <table:table-cell table:number-columns-repeated="16359"/>
        </table:table-row>
        <table:table-row table:style-name="ro1">
          <table:table-cell office:value-type="string" table:style-name="ce2">
            <text:p>di cui:</text:p>
          </table:table-cell>
          <table:table-cell table:number-columns-repeated="23" table:style-name="ce1"/>
          <table:table-cell table:style-name="ce2"/>
          <table:table-cell table:number-columns-repeated="16359"/>
        </table:table-row>
        <table:table-row table:style-name="ro1">
          <table:table-cell office:value-type="string" table:style-name="ce2">
            <text:p>traffico containerizzato</text:p>
          </table:table-cell>
          <table:table-cell office:value-type="float" office:value="1492821" table:style-name="ce2">
            <text:p>1492821</text:p>
          </table:table-cell>
          <table:table-cell office:value-type="float" office:value="1669217" table:style-name="ce2">
            <text:p>1669217</text:p>
          </table:table-cell>
          <table:table-cell office:value-type="float" office:value="1857520" table:style-name="ce2">
            <text:p>1857520</text:p>
          </table:table-cell>
          <table:table-cell office:value-type="float" office:value="1843670" table:style-name="ce2">
            <text:p>1843670</text:p>
          </table:table-cell>
          <table:table-cell office:value-type="float" office:value="1868586" table:style-name="ce2">
            <text:p>1868586</text:p>
          </table:table-cell>
          <table:table-cell office:value-type="float" office:value="1883585" table:style-name="ce2">
            <text:p>1883585</text:p>
          </table:table-cell>
          <table:table-cell office:value-type="float" office:value="1850103" table:style-name="ce2">
            <text:p>1850103</text:p>
          </table:table-cell>
          <table:table-cell office:value-type="float" office:value="1583854" table:style-name="ce2">
            <text:p>1583854</text:p>
          </table:table-cell>
          <table:table-cell office:value-type="float" office:value="1572424" table:style-name="ce2">
            <text:p>1572424</text:p>
          </table:table-cell>
          <table:table-cell office:value-type="float" office:value="1756936" table:style-name="ce2">
            <text:p>1756936</text:p>
          </table:table-cell>
          <table:table-cell office:value-type="float" office:value="1671073" table:style-name="ce3">
            <text:p>1.671.073</text:p>
          </table:table-cell>
          <table:table-cell office:value-type="float" office:value="1567707" table:style-name="ce3">
            <text:p>1.567.707</text:p>
          </table:table-cell>
          <table:table-cell table:style-name="ce3"/>
          <table:table-cell office:value-type="string" table:style-name="ce2">
            <text:p>1.563.254</text:p>
          </table:table-cell>
          <table:table-cell office:value-type="string" table:style-name="ce2">
            <text:p>1.553.100</text:p>
          </table:table-cell>
          <table:table-cell office:value-type="string" table:style-name="ce2">
            <text:p>1.650.627</text:p>
          </table:table-cell>
          <table:table-cell office:value-type="string" table:style-name="ce2">
            <text:p>1.744.846</text:p>
          </table:table-cell>
          <table:table-cell office:value-type="string" table:style-name="ce2">
            <text:p>1.665.031</text:p>
          </table:table-cell>
          <table:table-cell office:value-type="string" table:style-name="ce2">
            <text:p>1.653.491</text:p>
          </table:table-cell>
          <table:table-cell office:value-type="string" table:style-name="ce2">
            <text:p>1.810.430</text:p>
          </table:table-cell>
          <table:table-cell office:value-type="string" table:style-name="ce2">
            <text:p>1.414.102</text:p>
          </table:table-cell>
          <table:table-cell office:value-type="string" table:style-name="ce2">
            <text:p>1.561.023</text:p>
          </table:table-cell>
          <table:table-cell office:value-type="string" table:style-name="ce2">
            <text:p>1.681.771</text:p>
          </table:table-cell>
          <table:table-cell office:value-type="string" table:style-name="ce2">
            <text:p>1.477.262</text:p>
          </table:table-cell>
          <table:table-cell table:number-columns-repeated="16359"/>
        </table:table-row>
        <table:table-row table:style-name="ro1">
          <table:table-cell office:value-type="string" table:style-name="ce2">
            <text:p>traffico convenzionale</text:p>
          </table:table-cell>
          <table:table-cell office:value-type="float" office:value="514116" table:style-name="ce2">
            <text:p>514116</text:p>
          </table:table-cell>
          <table:table-cell office:value-type="float" office:value="633648" table:style-name="ce2">
            <text:p>633648</text:p>
          </table:table-cell>
          <table:table-cell office:value-type="float" office:value="723075" table:style-name="ce2">
            <text:p>723075</text:p>
          </table:table-cell>
          <table:table-cell office:value-type="float" office:value="662049" table:style-name="ce2">
            <text:p>662049</text:p>
          </table:table-cell>
          <table:table-cell office:value-type="float" office:value="768764" table:style-name="ce2">
            <text:p>768764</text:p>
          </table:table-cell>
          <table:table-cell office:value-type="float" office:value="761974" table:style-name="ce2">
            <text:p>761974</text:p>
          </table:table-cell>
          <table:table-cell office:value-type="float" office:value="759726" table:style-name="ce2">
            <text:p>759726</text:p>
          </table:table-cell>
          <table:table-cell office:value-type="float" office:value="653124" table:style-name="ce2">
            <text:p>653124</text:p>
          </table:table-cell>
          <table:table-cell office:value-type="float" office:value="713016" table:style-name="ce2">
            <text:p>713016</text:p>
          </table:table-cell>
          <table:table-cell office:value-type="float" office:value="733994" table:style-name="ce2">
            <text:p>733994</text:p>
          </table:table-cell>
          <table:table-cell office:value-type="float" office:value="675775" table:style-name="ce3">
            <text:p>675.775</text:p>
          </table:table-cell>
          <table:table-cell office:value-type="float" office:value="620941" table:style-name="ce3">
            <text:p>620.941</text:p>
          </table:table-cell>
          <table:table-cell table:style-name="ce3"/>
          <table:table-cell office:value-type="string" table:style-name="ce2">
            <text:p>586.003</text:p>
          </table:table-cell>
          <table:table-cell office:value-type="string" table:style-name="ce2">
            <text:p>602.916</text:p>
          </table:table-cell>
          <table:table-cell office:value-type="string" table:style-name="ce2">
            <text:p>688.888</text:p>
          </table:table-cell>
          <table:table-cell office:value-type="string" table:style-name="ce2">
            <text:p>635.592</text:p>
          </table:table-cell>
          <table:table-cell office:value-type="string" table:style-name="ce2">
            <text:p>731.203</text:p>
          </table:table-cell>
          <table:table-cell office:value-type="string" table:style-name="ce2">
            <text:p>723.703</text:p>
          </table:table-cell>
          <table:table-cell office:value-type="string" table:style-name="ce2">
            <text:p>808.024</text:p>
          </table:table-cell>
          <table:table-cell office:value-type="string" table:style-name="ce2">
            <text:p>678.395</text:p>
          </table:table-cell>
          <table:table-cell office:value-type="string" table:style-name="ce2">
            <text:p>761.910</text:p>
          </table:table-cell>
          <table:table-cell office:value-type="string" table:style-name="ce2">
            <text:p>732.540</text:p>
          </table:table-cell>
          <table:table-cell office:value-type="float" office:value="695.78200000000004" table:style-name="ce2">
            <text:p>695,782</text:p>
          </table:table-cell>
          <table:table-cell table:number-columns-repeated="16359"/>
        </table:table-row>
        <table:table-row table:style-name="ro1">
          <table:table-cell office:value-type="string" table:style-name="ce2">
            <text:p>totale</text:p>
          </table:table-cell>
          <table:table-cell office:value-type="float" office:value="2006937" table:style-name="ce2">
            <text:p>2006937</text:p>
          </table:table-cell>
          <table:table-cell office:value-type="float" office:value="2302865" table:style-name="ce2">
            <text:p>2302865</text:p>
          </table:table-cell>
          <table:table-cell office:value-type="float" office:value="2580595" table:style-name="ce2">
            <text:p>2580595</text:p>
          </table:table-cell>
          <table:table-cell office:value-type="float" office:value="2505719" table:style-name="ce2">
            <text:p>2505719</text:p>
          </table:table-cell>
          <table:table-cell office:value-type="float" office:value="2637350" table:style-name="ce2">
            <text:p>2637350</text:p>
          </table:table-cell>
          <table:table-cell office:value-type="float" office:value="2645559" table:style-name="ce2">
            <text:p>2645559</text:p>
          </table:table-cell>
          <table:table-cell office:value-type="float" office:value="2609829" table:style-name="ce2">
            <text:p>2609829</text:p>
          </table:table-cell>
          <table:table-cell office:value-type="float" office:value="2236978" table:style-name="ce2">
            <text:p>2236978</text:p>
          </table:table-cell>
          <table:table-cell office:value-type="float" office:value="2285440" table:style-name="ce2">
            <text:p>2285440</text:p>
          </table:table-cell>
          <table:table-cell office:value-type="float" office:value="2490930" table:style-name="ce2">
            <text:p>2490930</text:p>
          </table:table-cell>
          <table:table-cell office:value-type="float" office:value="2346848" table:style-name="ce3">
            <text:p>2.346.848</text:p>
          </table:table-cell>
          <table:table-cell office:value-type="float" office:value="2188648" table:style-name="ce3">
            <text:p>2.188.648</text:p>
          </table:table-cell>
          <table:table-cell table:style-name="ce3"/>
          <table:table-cell office:value-type="string" table:style-name="ce2">
            <text:p>2.149.257</text:p>
          </table:table-cell>
          <table:table-cell office:value-type="string" table:style-name="ce2">
            <text:p>2.156.016</text:p>
          </table:table-cell>
          <table:table-cell office:value-type="string" table:style-name="ce2">
            <text:p>2.339.515</text:p>
          </table:table-cell>
          <table:table-cell office:value-type="string" table:style-name="ce2">
            <text:p>2.380.438</text:p>
          </table:table-cell>
          <table:table-cell office:value-type="string" table:style-name="ce2">
            <text:p>2.396.234</text:p>
          </table:table-cell>
          <table:table-cell office:value-type="string" table:style-name="ce2">
            <text:p>2.377.194</text:p>
          </table:table-cell>
          <table:table-cell office:value-type="string" table:style-name="ce2">
            <text:p>2.618.454</text:p>
          </table:table-cell>
          <table:table-cell office:value-type="string" table:style-name="ce2">
            <text:p>2.092.497</text:p>
          </table:table-cell>
          <table:table-cell office:value-type="string" table:style-name="ce2">
            <text:p>2.322.933</text:p>
          </table:table-cell>
          <table:table-cell office:value-type="string" table:style-name="ce2">
            <text:p>2.414.311</text:p>
          </table:table-cell>
          <table:table-cell office:value-type="string" table:style-name="ce2">
            <text:p>2.173.044</text:p>
          </table:table-cell>
          <table:table-cell table:number-columns-repeated="16359"/>
        </table:table-row>
        <table:table-row table:style-name="ro1">
          <table:table-cell table:number-columns-repeated="11" table:style-name="ce2"/>
          <table:table-cell table:number-columns-repeated="3" table:style-name="ce3"/>
          <table:table-cell table:number-columns-repeated="11" table:style-name="ce2"/>
          <table:table-cell table:number-columns-repeated="16359"/>
        </table:table-row>
        <table:table-row table:style-name="ro1">
          <table:table-cell office:value-type="string" table:style-name="ce2">
            <text:p>RINFUSE SOLIDE</text:p>
          </table:table-cell>
          <table:table-cell office:value-type="float" office:value="52679" table:style-name="ce2">
            <text:p>52679</text:p>
          </table:table-cell>
          <table:table-cell office:value-type="float" office:value="85912" table:style-name="ce2">
            <text:p>85912</text:p>
          </table:table-cell>
          <table:table-cell office:value-type="float" office:value="54998" table:style-name="ce2">
            <text:p>54998</text:p>
          </table:table-cell>
          <table:table-cell office:value-type="float" office:value="77640" table:style-name="ce2">
            <text:p>77640</text:p>
          </table:table-cell>
          <table:table-cell office:value-type="float" office:value="58613" table:style-name="ce2">
            <text:p>58613</text:p>
          </table:table-cell>
          <table:table-cell office:value-type="float" office:value="45462" table:style-name="ce2">
            <text:p>45462</text:p>
          </table:table-cell>
          <table:table-cell office:value-type="float" office:value="68157" table:style-name="ce2">
            <text:p>68157</text:p>
          </table:table-cell>
          <table:table-cell office:value-type="float" office:value="121527" table:style-name="ce2">
            <text:p>121527</text:p>
          </table:table-cell>
          <table:table-cell office:value-type="float" office:value="70864" table:style-name="ce2">
            <text:p>70864</text:p>
          </table:table-cell>
          <table:table-cell office:value-type="float" office:value="57218" table:style-name="ce2">
            <text:p>57218</text:p>
          </table:table-cell>
          <table:table-cell office:value-type="float" office:value="92582" table:style-name="ce3">
            <text:p>92.582</text:p>
          </table:table-cell>
          <table:table-cell office:value-type="float" office:value="53080" table:style-name="ce3">
            <text:p>53.080</text:p>
          </table:table-cell>
          <table:table-cell table:style-name="ce3"/>
          <table:table-cell office:value-type="string" table:style-name="ce2">
            <text:p>42.343</text:p>
          </table:table-cell>
          <table:table-cell office:value-type="string" table:style-name="ce2">
            <text:p>48.022</text:p>
          </table:table-cell>
          <table:table-cell office:value-type="string" table:style-name="ce2">
            <text:p>92.233</text:p>
          </table:table-cell>
          <table:table-cell office:value-type="string" table:style-name="ce2">
            <text:p>97.248</text:p>
          </table:table-cell>
          <table:table-cell office:value-type="string" table:style-name="ce2">
            <text:p>52.962</text:p>
          </table:table-cell>
          <table:table-cell office:value-type="string" table:style-name="ce2">
            <text:p>56.223</text:p>
          </table:table-cell>
          <table:table-cell office:value-type="string" table:style-name="ce2">
            <text:p>16.481</text:p>
          </table:table-cell>
          <table:table-cell office:value-type="string" table:style-name="ce2">
            <text:p>104.087</text:p>
          </table:table-cell>
          <table:table-cell office:value-type="string" table:style-name="ce2">
            <text:p>79.013</text:p>
          </table:table-cell>
          <table:table-cell office:value-type="string" table:style-name="ce2">
            <text:p>131.709</text:p>
          </table:table-cell>
          <table:table-cell office:value-type="float" office:value="28.431000000000001" table:style-name="ce2">
            <text:p>28,431</text:p>
          </table:table-cell>
          <table:table-cell table:number-columns-repeated="16359"/>
        </table:table-row>
        <table:table-row table:style-name="ro1">
          <table:table-cell table:number-columns-repeated="11" table:style-name="ce2"/>
          <table:table-cell table:style-name="ce3"/>
          <table:table-cell table:number-columns-repeated="2" table:style-name="ce1"/>
          <table:table-cell table:number-columns-repeated="11" table:style-name="ce2"/>
          <table:table-cell table:number-columns-repeated="16359"/>
        </table:table-row>
        <table:table-row table:style-name="ro1">
          <table:table-cell office:value-type="string" table:style-name="ce2">
            <text:p>OLI MINERALI</text:p>
          </table:table-cell>
          <table:table-cell office:value-type="float" office:value="1800785" table:style-name="ce2">
            <text:p>1800785</text:p>
          </table:table-cell>
          <table:table-cell office:value-type="float" office:value="952971" table:style-name="ce2">
            <text:p>952971</text:p>
          </table:table-cell>
          <table:table-cell office:value-type="float" office:value="1316075" table:style-name="ce2">
            <text:p>1316075</text:p>
          </table:table-cell>
          <table:table-cell office:value-type="float" office:value="913996" table:style-name="ce2">
            <text:p>913996</text:p>
          </table:table-cell>
          <table:table-cell office:value-type="float" office:value="1562179" table:style-name="ce2">
            <text:p>1562179</text:p>
          </table:table-cell>
          <table:table-cell office:value-type="float" office:value="1525258" table:style-name="ce2">
            <text:p>1525258</text:p>
          </table:table-cell>
          <table:table-cell office:value-type="float" office:value="1131343" table:style-name="ce2">
            <text:p>1131343</text:p>
          </table:table-cell>
          <table:table-cell office:value-type="float" office:value="1639321" table:style-name="ce2">
            <text:p>1639321</text:p>
          </table:table-cell>
          <table:table-cell office:value-type="float" office:value="1194125" table:style-name="ce2">
            <text:p>1194125</text:p>
          </table:table-cell>
          <table:table-cell office:value-type="float" office:value="1609191" table:style-name="ce2">
            <text:p>1609191</text:p>
          </table:table-cell>
          <table:table-cell office:value-type="float" office:value="1353127" table:style-name="ce3">
            <text:p>1.353.127</text:p>
          </table:table-cell>
          <table:table-cell office:value-type="float" office:value="1364751" table:style-name="ce3">
            <text:p>1.364.751</text:p>
          </table:table-cell>
          <table:table-cell table:style-name="ce3"/>
          <table:table-cell office:value-type="string" table:style-name="ce2">
            <text:p>1.319.217</text:p>
          </table:table-cell>
          <table:table-cell office:value-type="string" table:style-name="ce2">
            <text:p>1.330.340</text:p>
          </table:table-cell>
          <table:table-cell office:value-type="string" table:style-name="ce2">
            <text:p>1.554.176</text:p>
          </table:table-cell>
          <table:table-cell office:value-type="string" table:style-name="ce2">
            <text:p>1.306.864</text:p>
          </table:table-cell>
          <table:table-cell office:value-type="string" table:style-name="ce2">
            <text:p>1.237.524</text:p>
          </table:table-cell>
          <table:table-cell office:value-type="string" table:style-name="ce2">
            <text:p>1.066.695</text:p>
          </table:table-cell>
          <table:table-cell office:value-type="string" table:style-name="ce2">
            <text:p>1.483.397</text:p>
          </table:table-cell>
          <table:table-cell office:value-type="string" table:style-name="ce2">
            <text:p>1.511.299</text:p>
          </table:table-cell>
          <table:table-cell office:value-type="string" table:style-name="ce2">
            <text:p>990.185</text:p>
          </table:table-cell>
          <table:table-cell office:value-type="string" table:style-name="ce2">
            <text:p>1.507.727</text:p>
          </table:table-cell>
          <table:table-cell office:value-type="string" table:style-name="ce2">
            <text:p>1.331.682</text:p>
          </table:table-cell>
          <table:table-cell table:number-columns-repeated="16359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number-columns-repeated="11" table:style-name="ce2"/>
          <table:table-cell table:number-columns-repeated="16359"/>
        </table:table-row>
        <table:table-row table:style-name="ro1">
          <table:table-cell office:value-type="string" table:style-name="ce2">
            <text:p>ALTRE RINFUSE LIQUIDE</text:p>
          </table:table-cell>
          <table:table-cell table:number-columns-repeated="23" table:style-name="ce1"/>
          <table:table-cell table:style-name="ce2"/>
          <table:table-cell table:number-columns-repeated="16359"/>
        </table:table-row>
        <table:table-row table:style-name="ro1">
          <table:table-cell office:value-type="string" table:style-name="ce2">
            <text:p>di cui:</text:p>
          </table:table-cell>
          <table:table-cell table:number-columns-repeated="23" table:style-name="ce1"/>
          <table:table-cell table:style-name="ce2"/>
          <table:table-cell table:number-columns-repeated="16359"/>
        </table:table-row>
        <table:table-row table:style-name="ro1">
          <table:table-cell office:value-type="string" table:style-name="ce2">
            <text:p>oli vegetali,vino</text:p>
          </table:table-cell>
          <table:table-cell office:value-type="float" office:value="30790" table:style-name="ce2">
            <text:p>30790</text:p>
          </table:table-cell>
          <table:table-cell office:value-type="float" office:value="36659" table:style-name="ce2">
            <text:p>36659</text:p>
          </table:table-cell>
          <table:table-cell office:value-type="float" office:value="20538" table:style-name="ce2">
            <text:p>20538</text:p>
          </table:table-cell>
          <table:table-cell office:value-type="float" office:value="37541" table:style-name="ce2">
            <text:p>37541</text:p>
          </table:table-cell>
          <table:table-cell office:value-type="float" office:value="31588" table:style-name="ce2">
            <text:p>31588</text:p>
          </table:table-cell>
          <table:table-cell office:value-type="float" office:value="22192" table:style-name="ce2">
            <text:p>22192</text:p>
          </table:table-cell>
          <table:table-cell office:value-type="float" office:value="35059" table:style-name="ce2">
            <text:p>35059</text:p>
          </table:table-cell>
          <table:table-cell office:value-type="float" office:value="16332" table:style-name="ce2">
            <text:p>16332</text:p>
          </table:table-cell>
          <table:table-cell office:value-type="float" office:value="20397" table:style-name="ce2">
            <text:p>20397</text:p>
          </table:table-cell>
          <table:table-cell office:value-type="float" office:value="25229" table:style-name="ce2">
            <text:p>25229</text:p>
          </table:table-cell>
          <table:table-cell office:value-type="float" office:value="32631" table:style-name="ce3">
            <text:p>32.631</text:p>
          </table:table-cell>
          <table:table-cell office:value-type="float" office:value="21198" table:style-name="ce3">
            <text:p>21.198</text:p>
          </table:table-cell>
          <table:table-cell table:style-name="ce3"/>
          <table:table-cell office:value-type="string" table:style-name="ce2">
            <text:p>19.914</text:p>
          </table:table-cell>
          <table:table-cell office:value-type="string" table:style-name="ce2">
            <text:p>20.501</text:p>
          </table:table-cell>
          <table:table-cell office:value-type="string" table:style-name="ce2">
            <text:p>17.219</text:p>
          </table:table-cell>
          <table:table-cell office:value-type="string" table:style-name="ce2">
            <text:p>28.968</text:p>
          </table:table-cell>
          <table:table-cell office:value-type="string" table:style-name="ce2">
            <text:p>19.114</text:p>
          </table:table-cell>
          <table:table-cell office:value-type="string" table:style-name="ce2">
            <text:p>5.910</text:p>
          </table:table-cell>
          <table:table-cell office:value-type="string" table:style-name="ce2">
            <text:p>39.311</text:p>
          </table:table-cell>
          <table:table-cell office:value-type="string" table:style-name="ce2">
            <text:p>17.537</text:p>
          </table:table-cell>
          <table:table-cell office:value-type="string" table:style-name="ce2">
            <text:p>31.411</text:p>
          </table:table-cell>
          <table:table-cell office:value-type="string" table:style-name="ce2">
            <text:p>39.758</text:p>
          </table:table-cell>
          <table:table-cell office:value-type="float" office:value="29.233000000000001" table:style-name="ce2">
            <text:p>29,233</text:p>
          </table:table-cell>
          <table:table-cell table:number-columns-repeated="16359"/>
        </table:table-row>
        <table:table-row table:style-name="ro1">
          <table:table-cell office:value-type="string" table:style-name="ce2">
            <text:p>prodotti chimici</text:p>
          </table:table-cell>
          <table:table-cell office:value-type="float" office:value="35434" table:style-name="ce2">
            <text:p>35434</text:p>
          </table:table-cell>
          <table:table-cell office:value-type="float" office:value="35493" table:style-name="ce2">
            <text:p>35493</text:p>
          </table:table-cell>
          <table:table-cell office:value-type="float" office:value="59622" table:style-name="ce2">
            <text:p>59622</text:p>
          </table:table-cell>
          <table:table-cell office:value-type="float" office:value="32674" table:style-name="ce2">
            <text:p>32674</text:p>
          </table:table-cell>
          <table:table-cell office:value-type="float" office:value="37814" table:style-name="ce2">
            <text:p>37814</text:p>
          </table:table-cell>
          <table:table-cell office:value-type="float" office:value="44731" table:style-name="ce2">
            <text:p>44731</text:p>
          </table:table-cell>
          <table:table-cell office:value-type="float" office:value="33604" table:style-name="ce2">
            <text:p>33604</text:p>
          </table:table-cell>
          <table:table-cell office:value-type="float" office:value="48884" table:style-name="ce2">
            <text:p>48884</text:p>
          </table:table-cell>
          <table:table-cell office:value-type="float" office:value="49771" table:style-name="ce2">
            <text:p>49771</text:p>
          </table:table-cell>
          <table:table-cell office:value-type="float" office:value="55963" table:style-name="ce2">
            <text:p>55963</text:p>
          </table:table-cell>
          <table:table-cell office:value-type="float" office:value="34240" table:style-name="ce3">
            <text:p>34.240</text:p>
          </table:table-cell>
          <table:table-cell office:value-type="float" office:value="37490" table:style-name="ce3">
            <text:p>37.490</text:p>
          </table:table-cell>
          <table:table-cell table:style-name="ce3"/>
          <table:table-cell office:value-type="string" table:style-name="ce2">
            <text:p>47.140</text:p>
          </table:table-cell>
          <table:table-cell office:value-type="string" table:style-name="ce2">
            <text:p>33.336</text:p>
          </table:table-cell>
          <table:table-cell office:value-type="string" table:style-name="ce2">
            <text:p>50.301</text:p>
          </table:table-cell>
          <table:table-cell office:value-type="string" table:style-name="ce2">
            <text:p>33.668</text:p>
          </table:table-cell>
          <table:table-cell office:value-type="string" table:style-name="ce2">
            <text:p>42.917</text:p>
          </table:table-cell>
          <table:table-cell office:value-type="string" table:style-name="ce2">
            <text:p>50.641</text:p>
          </table:table-cell>
          <table:table-cell office:value-type="string" table:style-name="ce2">
            <text:p>29.410</text:p>
          </table:table-cell>
          <table:table-cell office:value-type="string" table:style-name="ce2">
            <text:p>47.687</text:p>
          </table:table-cell>
          <table:table-cell office:value-type="string" table:style-name="ce2">
            <text:p>42.339</text:p>
          </table:table-cell>
          <table:table-cell office:value-type="string" table:style-name="ce2">
            <text:p>39.298</text:p>
          </table:table-cell>
          <table:table-cell office:value-type="float" office:value="46.253" table:style-name="ce2">
            <text:p>46,253</text:p>
          </table:table-cell>
          <table:table-cell table:number-columns-repeated="16359"/>
        </table:table-row>
        <table:table-row table:style-name="ro1">
          <table:table-cell office:value-type="string" table:style-name="ce2">
            <text:p>totale</text:p>
          </table:table-cell>
          <table:table-cell office:value-type="float" office:value="66224" table:style-name="ce2">
            <text:p>66224</text:p>
          </table:table-cell>
          <table:table-cell office:value-type="float" office:value="72152" table:style-name="ce2">
            <text:p>72152</text:p>
          </table:table-cell>
          <table:table-cell office:value-type="float" office:value="80160" table:style-name="ce2">
            <text:p>80160</text:p>
          </table:table-cell>
          <table:table-cell office:value-type="float" office:value="70215" table:style-name="ce2">
            <text:p>70215</text:p>
          </table:table-cell>
          <table:table-cell office:value-type="float" office:value="69402" table:style-name="ce2">
            <text:p>69402</text:p>
          </table:table-cell>
          <table:table-cell office:value-type="float" office:value="66923" table:style-name="ce2">
            <text:p>66923</text:p>
          </table:table-cell>
          <table:table-cell office:value-type="float" office:value="68663" table:style-name="ce2">
            <text:p>68663</text:p>
          </table:table-cell>
          <table:table-cell office:value-type="float" office:value="65216" table:style-name="ce2">
            <text:p>65216</text:p>
          </table:table-cell>
          <table:table-cell office:value-type="float" office:value="70168" table:style-name="ce2">
            <text:p>70168</text:p>
          </table:table-cell>
          <table:table-cell office:value-type="float" office:value="81192" table:style-name="ce2">
            <text:p>81192</text:p>
          </table:table-cell>
          <table:table-cell office:value-type="float" office:value="66871" table:style-name="ce3">
            <text:p>66.871</text:p>
          </table:table-cell>
          <table:table-cell office:value-type="float" office:value="58688" table:style-name="ce3">
            <text:p>58.688</text:p>
          </table:table-cell>
          <table:table-cell table:style-name="ce3"/>
          <table:table-cell office:value-type="string" table:style-name="ce2">
            <text:p>67.054</text:p>
          </table:table-cell>
          <table:table-cell office:value-type="string" table:style-name="ce2">
            <text:p>53.837</text:p>
          </table:table-cell>
          <table:table-cell office:value-type="string" table:style-name="ce2">
            <text:p>67.520</text:p>
          </table:table-cell>
          <table:table-cell office:value-type="string" table:style-name="ce2">
            <text:p>62.636</text:p>
          </table:table-cell>
          <table:table-cell office:value-type="string" table:style-name="ce2">
            <text:p>62.031</text:p>
          </table:table-cell>
          <table:table-cell office:value-type="string" table:style-name="ce2">
            <text:p>56.551</text:p>
          </table:table-cell>
          <table:table-cell office:value-type="string" table:style-name="ce2">
            <text:p>68.721</text:p>
          </table:table-cell>
          <table:table-cell office:value-type="string" table:style-name="ce2">
            <text:p>65.224</text:p>
          </table:table-cell>
          <table:table-cell office:value-type="string" table:style-name="ce2">
            <text:p>73.750</text:p>
          </table:table-cell>
          <table:table-cell office:value-type="string" table:style-name="ce2">
            <text:p>79.056</text:p>
          </table:table-cell>
          <table:table-cell office:value-type="float" office:value="75.486000000000004" table:style-name="ce2">
            <text:p>75,486</text:p>
          </table:table-cell>
          <table:table-cell table:number-columns-repeated="16359"/>
        </table:table-row>
        <table:table-row table:style-name="ro1">
          <table:table-cell table:number-columns-repeated="11" table:style-name="ce2"/>
          <table:table-cell table:number-columns-repeated="3" table:style-name="ce3"/>
          <table:table-cell table:number-columns-repeated="11" table:style-name="ce2"/>
          <table:table-cell table:number-columns-repeated="16359"/>
        </table:table-row>
        <table:table-row table:style-name="ro1">
          <table:table-cell office:value-type="string" table:style-name="ce2">
            <text:p>TOTALE TRAFFICO COMMERCIALE</text:p>
          </table:table-cell>
          <table:table-cell office:value-type="float" office:value="3926625" table:style-name="ce2">
            <text:p>3926625</text:p>
          </table:table-cell>
          <table:table-cell office:value-type="float" office:value="3413900" table:style-name="ce2">
            <text:p>3413900</text:p>
          </table:table-cell>
          <table:table-cell office:value-type="float" office:value="4031828" table:style-name="ce2">
            <text:p>4031828</text:p>
          </table:table-cell>
          <table:table-cell office:value-type="float" office:value="3567570" table:style-name="ce2">
            <text:p>3567570</text:p>
          </table:table-cell>
          <table:table-cell office:value-type="float" office:value="4327544" table:style-name="ce2">
            <text:p>4327544</text:p>
          </table:table-cell>
          <table:table-cell office:value-type="float" office:value="4283202" table:style-name="ce2">
            <text:p>4283202</text:p>
          </table:table-cell>
          <table:table-cell office:value-type="float" office:value="3877992" table:style-name="ce2">
            <text:p>3877992</text:p>
          </table:table-cell>
          <table:table-cell office:value-type="float" office:value="4063042" table:style-name="ce2">
            <text:p>4063042</text:p>
          </table:table-cell>
          <table:table-cell office:value-type="float" office:value="3620597" table:style-name="ce2">
            <text:p>3620597</text:p>
          </table:table-cell>
          <table:table-cell office:value-type="float" office:value="4238531" table:style-name="ce2">
            <text:p>4238531</text:p>
          </table:table-cell>
          <table:table-cell office:value-type="float" office:value="3859428" table:style-name="ce3">
            <text:p>3.859.428</text:p>
          </table:table-cell>
          <table:table-cell office:value-type="float" office:value="3665167" table:style-name="ce3">
            <text:p>3.665.167</text:p>
          </table:table-cell>
          <table:table-cell table:style-name="ce3"/>
          <table:table-cell office:value-type="string" table:style-name="ce2">
            <text:p>3.577.871</text:p>
          </table:table-cell>
          <table:table-cell office:value-type="string" table:style-name="ce2">
            <text:p>3.588.215</text:p>
          </table:table-cell>
          <table:table-cell office:value-type="string" table:style-name="ce2">
            <text:p>4.053.444</text:p>
          </table:table-cell>
          <table:table-cell office:value-type="string" table:style-name="ce2">
            <text:p>3.847.186</text:p>
          </table:table-cell>
          <table:table-cell office:value-type="string" table:style-name="ce2">
            <text:p>3.748.751</text:p>
          </table:table-cell>
          <table:table-cell office:value-type="string" table:style-name="ce2">
            <text:p>3.556.663</text:p>
          </table:table-cell>
          <table:table-cell office:value-type="string" table:style-name="ce2">
            <text:p>4.187.053</text:p>
          </table:table-cell>
          <table:table-cell office:value-type="string" table:style-name="ce2">
            <text:p>3.773.107</text:p>
          </table:table-cell>
          <table:table-cell office:value-type="string" table:style-name="ce2">
            <text:p>3.465.881</text:p>
          </table:table-cell>
          <table:table-cell office:value-type="string" table:style-name="ce2">
            <text:p>4.132.803</text:p>
          </table:table-cell>
          <table:table-cell office:value-type="string" table:style-name="ce2">
            <text:p>3.608.643</text:p>
          </table:table-cell>
          <table:table-cell table:number-columns-repeated="16359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number-columns-repeated="11" table:style-name="ce2"/>
          <table:table-cell table:number-columns-repeated="16359"/>
        </table:table-row>
        <table:table-row table:style-name="ro1">
          <table:table-cell office:value-type="string" table:style-name="ce2">
            <text:p>FUNZIONE INDUSTRIALE</text:p>
          </table:table-cell>
          <table:table-cell table:number-columns-repeated="23" table:style-name="ce1"/>
          <table:table-cell table:style-name="ce2"/>
          <table:table-cell table:number-columns-repeated="16359"/>
        </table:table-row>
        <table:table-row table:style-name="ro1">
          <table:table-cell office:value-type="string" table:style-name="ce2">
            <text:p>di cui:</text:p>
          </table:table-cell>
          <table:table-cell table:number-columns-repeated="23" table:style-name="ce1"/>
          <table:table-cell table:style-name="ce2"/>
          <table:table-cell table:number-columns-repeated="16359"/>
        </table:table-row>
        <table:table-row table:style-name="ro1">
          <table:table-cell office:value-type="string" table:style-name="ce2">
            <text:p>rinfuse solide</text:p>
          </table:table-cell>
          <table:table-cell office:value-type="float" office:value="4399" table:style-name="ce2">
            <text:p>4399</text:p>
          </table:table-cell>
          <table:table-cell office:value-type="float" office:value="8639" table:style-name="ce2">
            <text:p>8639</text:p>
          </table:table-cell>
          <table:table-cell office:value-type="float" office:value="7592" table:style-name="ce2">
            <text:p>7592</text:p>
          </table:table-cell>
          <table:table-cell office:value-type="float" office:value="19543" table:style-name="ce2">
            <text:p>19543</text:p>
          </table:table-cell>
          <table:table-cell office:value-type="float" office:value="25434" table:style-name="ce2">
            <text:p>25434</text:p>
          </table:table-cell>
          <table:table-cell office:value-type="float" office:value="15812" table:style-name="ce2">
            <text:p>15812</text:p>
          </table:table-cell>
          <table:table-cell office:value-type="float" office:value="21660" table:style-name="ce2">
            <text:p>21660</text:p>
          </table:table-cell>
          <table:table-cell office:value-type="float" office:value="11154" table:style-name="ce2">
            <text:p>11154</text:p>
          </table:table-cell>
          <table:table-cell office:value-type="float" office:value="14711" table:style-name="ce2">
            <text:p>14711</text:p>
          </table:table-cell>
          <table:table-cell office:value-type="float" office:value="16596" table:style-name="ce2">
            <text:p>16596</text:p>
          </table:table-cell>
          <table:table-cell office:value-type="float" office:value="22496" table:style-name="ce3">
            <text:p>22.496</text:p>
          </table:table-cell>
          <table:table-cell office:value-type="float" office:value="5196" table:style-name="ce3">
            <text:p>5.196</text:p>
          </table:table-cell>
          <table:table-cell table:style-name="ce3"/>
          <table:table-cell office:value-type="string" table:style-name="ce2">
            <text:p>5.15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15.530</text:p>
          </table:table-cell>
          <table:table-cell office:value-type="string" table:style-name="ce2">
            <text:p>0</text:p>
          </table:table-cell>
          <table:table-cell office:value-type="string" table:style-name="ce2">
            <text:p>7.630</text:p>
          </table:table-cell>
          <table:table-cell office:value-type="string" table:style-name="ce2">
            <text:p>5.100</text:p>
          </table:table-cell>
          <table:table-cell office:value-type="string" table:style-name="ce2">
            <text:p>15.800</text:p>
          </table:table-cell>
          <table:table-cell office:value-type="string" table:style-name="ce2">
            <text:p>13.300</text:p>
          </table:table-cell>
          <table:table-cell office:value-type="string" table:style-name="ce2">
            <text:p>7.905</text:p>
          </table:table-cell>
          <table:table-cell office:value-type="string" table:style-name="ce2">
            <text:p>7.900</text:p>
          </table:table-cell>
          <table:table-cell office:value-type="string" table:style-name="ce2">
            <text:p>7.600</text:p>
          </table:table-cell>
          <table:table-cell table:number-columns-repeated="16359"/>
        </table:table-row>
        <table:table-row table:style-name="ro1">
          <table:table-cell office:value-type="string" table:style-name="ce2">
            <text:p>traffico siderurgici</text:p>
          </table:table-cell>
          <table:table-cell office:value-type="float" office:value="292804" table:style-name="ce2">
            <text:p>292804</text:p>
          </table:table-cell>
          <table:table-cell office:value-type="float" office:value="291605" table:style-name="ce2">
            <text:p>291605</text:p>
          </table:table-cell>
          <table:table-cell office:value-type="float" office:value="346497" table:style-name="ce2">
            <text:p>346497</text:p>
          </table:table-cell>
          <table:table-cell office:value-type="float" office:value="319928" table:style-name="ce2">
            <text:p>319928</text:p>
          </table:table-cell>
          <table:table-cell office:value-type="float" office:value="288590" table:style-name="ce2">
            <text:p>288590</text:p>
          </table:table-cell>
          <table:table-cell office:value-type="float" office:value="268012" table:style-name="ce2">
            <text:p>268012</text:p>
          </table:table-cell>
          <table:table-cell office:value-type="float" office:value="214378" table:style-name="ce2">
            <text:p>214378</text:p>
          </table:table-cell>
          <table:table-cell office:value-type="float" office:value="264712" table:style-name="ce2">
            <text:p>264712</text:p>
          </table:table-cell>
          <table:table-cell office:value-type="float" office:value="238298" table:style-name="ce2">
            <text:p>238298</text:p>
          </table:table-cell>
          <table:table-cell office:value-type="float" office:value="294555" table:style-name="ce2">
            <text:p>294555</text:p>
          </table:table-cell>
          <table:table-cell office:value-type="float" office:value="226770" table:style-name="ce3">
            <text:p>226.770</text:p>
          </table:table-cell>
          <table:table-cell office:value-type="float" office:value="112047" table:style-name="ce3">
            <text:p>112.047</text:p>
          </table:table-cell>
          <table:table-cell table:style-name="ce3"/>
          <table:table-cell office:value-type="string" table:style-name="ce2">
            <text:p>277.033</text:p>
          </table:table-cell>
          <table:table-cell office:value-type="string" table:style-name="ce2">
            <text:p>165.439</text:p>
          </table:table-cell>
          <table:table-cell office:value-type="string" table:style-name="ce2">
            <text:p>262.333</text:p>
          </table:table-cell>
          <table:table-cell office:value-type="string" table:style-name="ce2">
            <text:p>281.806</text:p>
          </table:table-cell>
          <table:table-cell office:value-type="string" table:style-name="ce2">
            <text:p>265.962</text:p>
          </table:table-cell>
          <table:table-cell office:value-type="string" table:style-name="ce2">
            <text:p>263.606</text:p>
          </table:table-cell>
          <table:table-cell office:value-type="string" table:style-name="ce2">
            <text:p>369.422</text:p>
          </table:table-cell>
          <table:table-cell office:value-type="string" table:style-name="ce2">
            <text:p>176.539</text:p>
          </table:table-cell>
          <table:table-cell office:value-type="string" table:style-name="ce2">
            <text:p>180.047</text:p>
          </table:table-cell>
          <table:table-cell office:value-type="string" table:style-name="ce2">
            <text:p>344.246</text:p>
          </table:table-cell>
          <table:table-cell office:value-type="float" office:value="248.71299999999999" table:style-name="ce2">
            <text:p>248,713</text:p>
          </table:table-cell>
          <table:table-cell table:number-columns-repeated="16359"/>
        </table:table-row>
        <table:table-row table:style-name="ro1">
          <table:table-cell office:value-type="string" table:style-name="ce2">
            <text:p>TOTALE TRAFFICO INDUSTRIALE</text:p>
          </table:table-cell>
          <table:table-cell office:value-type="float" office:value="297203" table:style-name="ce2">
            <text:p>297203</text:p>
          </table:table-cell>
          <table:table-cell office:value-type="float" office:value="300244" table:style-name="ce2">
            <text:p>300244</text:p>
          </table:table-cell>
          <table:table-cell office:value-type="float" office:value="354089" table:style-name="ce2">
            <text:p>354089</text:p>
          </table:table-cell>
          <table:table-cell office:value-type="float" office:value="339471" table:style-name="ce2">
            <text:p>339471</text:p>
          </table:table-cell>
          <table:table-cell office:value-type="float" office:value="314024" table:style-name="ce2">
            <text:p>314024</text:p>
          </table:table-cell>
          <table:table-cell office:value-type="float" office:value="283824" table:style-name="ce2">
            <text:p>283824</text:p>
          </table:table-cell>
          <table:table-cell office:value-type="float" office:value="236038" table:style-name="ce2">
            <text:p>236038</text:p>
          </table:table-cell>
          <table:table-cell office:value-type="float" office:value="275866" table:style-name="ce2">
            <text:p>275866</text:p>
          </table:table-cell>
          <table:table-cell office:value-type="float" office:value="253009" table:style-name="ce2">
            <text:p>253009</text:p>
          </table:table-cell>
          <table:table-cell office:value-type="float" office:value="311151" table:style-name="ce2">
            <text:p>311151</text:p>
          </table:table-cell>
          <table:table-cell office:value-type="float" office:value="249266" table:style-name="ce3">
            <text:p>249.266</text:p>
          </table:table-cell>
          <table:table-cell office:value-type="float" office:value="117243" table:style-name="ce3">
            <text:p>117.243</text:p>
          </table:table-cell>
          <table:table-cell table:style-name="ce3"/>
          <table:table-cell office:value-type="string" table:style-name="ce2">
            <text:p>282.183</text:p>
          </table:table-cell>
          <table:table-cell office:value-type="string" table:style-name="ce2">
            <text:p>165.439</text:p>
          </table:table-cell>
          <table:table-cell office:value-type="string" table:style-name="ce2">
            <text:p>277.863</text:p>
          </table:table-cell>
          <table:table-cell office:value-type="string" table:style-name="ce2">
            <text:p>281.806</text:p>
          </table:table-cell>
          <table:table-cell office:value-type="string" table:style-name="ce2">
            <text:p>273.592</text:p>
          </table:table-cell>
          <table:table-cell office:value-type="string" table:style-name="ce2">
            <text:p>268.706</text:p>
          </table:table-cell>
          <table:table-cell office:value-type="string" table:style-name="ce2">
            <text:p>385.222</text:p>
          </table:table-cell>
          <table:table-cell office:value-type="string" table:style-name="ce2">
            <text:p>189.839</text:p>
          </table:table-cell>
          <table:table-cell office:value-type="string" table:style-name="ce2">
            <text:p>187.952</text:p>
          </table:table-cell>
          <table:table-cell office:value-type="string" table:style-name="ce2">
            <text:p>352.146</text:p>
          </table:table-cell>
          <table:table-cell office:value-type="float" office:value="256.31299999999999" table:style-name="ce2">
            <text:p>256,313</text:p>
          </table:table-cell>
          <table:table-cell table:number-columns-repeated="16359"/>
        </table:table-row>
        <table:table-row table:style-name="ro1">
          <table:table-cell table:number-columns-repeated="11" table:style-name="ce2"/>
          <table:table-cell table:number-columns-repeated="3" table:style-name="ce3"/>
          <table:table-cell table:number-columns-repeated="11" table:style-name="ce2"/>
          <table:table-cell table:number-columns-repeated="16359"/>
        </table:table-row>
        <table:table-row table:style-name="ro1">
          <table:table-cell office:value-type="string" table:style-name="ce2">
            <text:p>BUNKERS (*) e PROVVISTE DI BORDO</text:p>
          </table:table-cell>
          <table:table-cell office:value-type="float" office:value="104562" table:style-name="ce2">
            <text:p>104562</text:p>
          </table:table-cell>
          <table:table-cell office:value-type="float" office:value="88937" table:style-name="ce2">
            <text:p>88937</text:p>
          </table:table-cell>
          <table:table-cell office:value-type="float" office:value="93668" table:style-name="ce2">
            <text:p>93668</text:p>
          </table:table-cell>
          <table:table-cell office:value-type="float" office:value="91250" table:style-name="ce2">
            <text:p>91250</text:p>
          </table:table-cell>
          <table:table-cell office:value-type="float" office:value="99911" table:style-name="ce2">
            <text:p>99911</text:p>
          </table:table-cell>
          <table:table-cell office:value-type="float" office:value="115432" table:style-name="ce2">
            <text:p>115432</text:p>
          </table:table-cell>
          <table:table-cell office:value-type="float" office:value="101066" table:style-name="ce2">
            <text:p>101066</text:p>
          </table:table-cell>
          <table:table-cell office:value-type="float" office:value="116644" table:style-name="ce2">
            <text:p>116644</text:p>
          </table:table-cell>
          <table:table-cell office:value-type="float" office:value="91846" table:style-name="ce2">
            <text:p>91846</text:p>
          </table:table-cell>
          <table:table-cell office:value-type="float" office:value="98792" table:style-name="ce2">
            <text:p>98792</text:p>
          </table:table-cell>
          <table:table-cell office:value-type="float" office:value="99794" table:style-name="ce3">
            <text:p>99.794</text:p>
          </table:table-cell>
          <table:table-cell office:value-type="float" office:value="82491" table:style-name="ce3">
            <text:p>82.491</text:p>
          </table:table-cell>
          <table:table-cell table:style-name="ce3"/>
          <table:table-cell office:value-type="string" table:style-name="ce2">
            <text:p>79.655</text:p>
          </table:table-cell>
          <table:table-cell office:value-type="string" table:style-name="ce2">
            <text:p>76.016</text:p>
          </table:table-cell>
          <table:table-cell office:value-type="string" table:style-name="ce2">
            <text:p>85.207</text:p>
          </table:table-cell>
          <table:table-cell office:value-type="string" table:style-name="ce2">
            <text:p>86.165</text:p>
          </table:table-cell>
          <table:table-cell office:value-type="string" table:style-name="ce2">
            <text:p>99.269</text:p>
          </table:table-cell>
          <table:table-cell office:value-type="string" table:style-name="ce2">
            <text:p>85.956</text:p>
          </table:table-cell>
          <table:table-cell office:value-type="string" table:style-name="ce2">
            <text:p>99.156</text:p>
          </table:table-cell>
          <table:table-cell office:value-type="string" table:style-name="ce2">
            <text:p>89.326</text:p>
          </table:table-cell>
          <table:table-cell office:value-type="string" table:style-name="ce2">
            <text:p>85.445</text:p>
          </table:table-cell>
          <table:table-cell office:value-type="string" table:style-name="ce2">
            <text:p>80.929</text:p>
          </table:table-cell>
          <table:table-cell office:value-type="float" office:value="70.528000000000006" table:style-name="ce2">
            <text:p>70,528</text:p>
          </table:table-cell>
          <table:table-cell table:number-columns-repeated="16359"/>
        </table:table-row>
        <table:table-row table:style-name="ro1">
          <table:table-cell table:number-columns-repeated="11" table:style-name="ce2"/>
          <table:table-cell table:number-columns-repeated="3" table:style-name="ce3"/>
          <table:table-cell table:number-columns-repeated="11" table:style-name="ce2"/>
          <table:table-cell table:number-columns-repeated="16359"/>
        </table:table-row>
        <table:table-row table:style-name="ro1">
          <table:table-cell office:value-type="string" table:style-name="ce2">
            <text:p>TOTALE GENERALE</text:p>
          </table:table-cell>
          <table:table-cell office:value-type="float" office:value="4328390" table:style-name="ce2">
            <text:p>4328390</text:p>
          </table:table-cell>
          <table:table-cell office:value-type="float" office:value="3803081" table:style-name="ce2">
            <text:p>3803081</text:p>
          </table:table-cell>
          <table:table-cell office:value-type="float" office:value="4479585" table:style-name="ce2">
            <text:p>4479585</text:p>
          </table:table-cell>
          <table:table-cell office:value-type="float" office:value="3998291" table:style-name="ce2">
            <text:p>3998291</text:p>
          </table:table-cell>
          <table:table-cell office:value-type="float" office:value="4741479" table:style-name="ce2">
            <text:p>4741479</text:p>
          </table:table-cell>
          <table:table-cell office:value-type="float" office:value="4682458" table:style-name="ce2">
            <text:p>4682458</text:p>
          </table:table-cell>
          <table:table-cell office:value-type="float" office:value="4215096" table:style-name="ce2">
            <text:p>4215096</text:p>
          </table:table-cell>
          <table:table-cell office:value-type="float" office:value="4455552" table:style-name="ce2">
            <text:p>4455552</text:p>
          </table:table-cell>
          <table:table-cell office:value-type="float" office:value="3965452" table:style-name="ce2">
            <text:p>3965452</text:p>
          </table:table-cell>
          <table:table-cell office:value-type="float" office:value="4648474" table:style-name="ce2">
            <text:p>4648474</text:p>
          </table:table-cell>
          <table:table-cell office:value-type="float" office:value="4208488" table:style-name="ce3">
            <text:p>4.208.488</text:p>
          </table:table-cell>
          <table:table-cell office:value-type="float" office:value="3864901" table:style-name="ce3">
            <text:p>3.864.901</text:p>
          </table:table-cell>
          <table:table-cell table:style-name="ce3"/>
          <table:table-cell office:value-type="string" table:style-name="ce2">
            <text:p>3.939.709</text:p>
          </table:table-cell>
          <table:table-cell office:value-type="string" table:style-name="ce2">
            <text:p>3.829.670</text:p>
          </table:table-cell>
          <table:table-cell office:value-type="string" table:style-name="ce2">
            <text:p>4.416.514</text:p>
          </table:table-cell>
          <table:table-cell office:value-type="string" table:style-name="ce2">
            <text:p>4.215.157</text:p>
          </table:table-cell>
          <table:table-cell office:value-type="string" table:style-name="ce2">
            <text:p>4.121.612</text:p>
          </table:table-cell>
          <table:table-cell office:value-type="string" table:style-name="ce2">
            <text:p>3.911.325</text:p>
          </table:table-cell>
          <table:table-cell office:value-type="string" table:style-name="ce2">
            <text:p>4.671.431</text:p>
          </table:table-cell>
          <table:table-cell office:value-type="string" table:style-name="ce2">
            <text:p>4.052.272</text:p>
          </table:table-cell>
          <table:table-cell office:value-type="string" table:style-name="ce2">
            <text:p>3.739.278</text:p>
          </table:table-cell>
          <table:table-cell office:value-type="string" table:style-name="ce2">
            <text:p>4.565.878</text:p>
          </table:table-cell>
          <table:table-cell office:value-type="string" table:style-name="ce2">
            <text:p>3.935.484</text:p>
          </table:table-cell>
          <table:table-cell table:number-columns-repeated="16359"/>
        </table:table-row>
        <table:table-row table:style-name="ro1">
          <table:table-cell table:number-columns-repeated="11" table:style-name="ce2"/>
          <table:table-cell table:number-columns-repeated="3" table:style-name="ce1"/>
          <table:table-cell table:number-columns-repeated="11" table:style-name="ce2"/>
          <table:table-cell table:number-columns-repeated="16359"/>
        </table:table-row>
        <table:table-row table:style-name="ro1">
          <table:table-cell office:value-type="string" table:style-name="ce2">
            <text:p>UNITA'</text:p>
          </table:table-cell>
          <table:table-cell table:number-columns-repeated="23" table:style-name="ce1"/>
          <table:table-cell table:style-name="ce2"/>
          <table:table-cell table:number-columns-repeated="16359"/>
        </table:table-row>
        <table:table-row table:style-name="ro1">
          <table:table-cell office:value-type="string" table:style-name="ce2">
            <text:p>TOTALE CONTAINERS TEUS</text:p>
          </table:table-cell>
          <table:table-cell office:value-type="float" office:value="150330" table:style-name="ce2">
            <text:p>150330</text:p>
          </table:table-cell>
          <table:table-cell office:value-type="float" office:value="166695" table:style-name="ce2">
            <text:p>166695</text:p>
          </table:table-cell>
          <table:table-cell office:value-type="float" office:value="178241" table:style-name="ce2">
            <text:p>178241</text:p>
          </table:table-cell>
          <table:table-cell office:value-type="float" office:value="177567" table:style-name="ce2">
            <text:p>177567</text:p>
          </table:table-cell>
          <table:table-cell office:value-type="float" office:value="182103" table:style-name="ce2">
            <text:p>182103</text:p>
          </table:table-cell>
          <table:table-cell office:value-type="float" office:value="188881" table:style-name="ce2">
            <text:p>188881</text:p>
          </table:table-cell>
          <table:table-cell office:value-type="float" office:value="184923" table:style-name="ce2">
            <text:p>184923</text:p>
          </table:table-cell>
          <table:table-cell office:value-type="float" office:value="160873" table:style-name="ce2">
            <text:p>160873</text:p>
          </table:table-cell>
          <table:table-cell office:value-type="float" office:value="154086" table:style-name="ce2">
            <text:p>154086</text:p>
          </table:table-cell>
          <table:table-cell office:value-type="float" office:value="182028" table:style-name="ce2">
            <text:p>182028</text:p>
          </table:table-cell>
          <table:table-cell office:value-type="float" office:value="175626" table:style-name="ce3">
            <text:p>175.626</text:p>
          </table:table-cell>
          <table:table-cell office:value-type="float" office:value="163453" table:style-name="ce3">
            <text:p>163.453</text:p>
          </table:table-cell>
          <table:table-cell table:style-name="ce3"/>
          <table:table-cell office:value-type="string" table:style-name="ce2">
            <text:p>156.070</text:p>
          </table:table-cell>
          <table:table-cell office:value-type="string" table:style-name="ce2">
            <text:p>155.969</text:p>
          </table:table-cell>
          <table:table-cell office:value-type="string" table:style-name="ce2">
            <text:p>169.792</text:p>
          </table:table-cell>
          <table:table-cell office:value-type="string" table:style-name="ce2">
            <text:p>175.196</text:p>
          </table:table-cell>
          <table:table-cell office:value-type="string" table:style-name="ce2">
            <text:p>167.016</text:p>
          </table:table-cell>
          <table:table-cell office:value-type="string" table:style-name="ce2">
            <text:p>169.005</text:p>
          </table:table-cell>
          <table:table-cell office:value-type="string" table:style-name="ce2">
            <text:p>188.519</text:p>
          </table:table-cell>
          <table:table-cell office:value-type="string" table:style-name="ce2">
            <text:p>153.145</text:p>
          </table:table-cell>
          <table:table-cell office:value-type="string" table:style-name="ce2">
            <text:p>159.128</text:p>
          </table:table-cell>
          <table:table-cell office:value-type="string" table:style-name="ce2">
            <text:p>170.034</text:p>
          </table:table-cell>
          <table:table-cell office:value-type="float" office:value="155.55199999999999" table:style-name="ce2">
            <text:p>155,552</text:p>
          </table:table-cell>
          <table:table-cell table:number-columns-repeated="16359"/>
        </table:table-row>
        <table:table-row table:style-name="ro1">
          <table:table-cell table:number-columns-repeated="11" table:style-name="ce2"/>
          <table:table-cell table:number-columns-repeated="3" table:style-name="ce3"/>
          <table:table-cell table:number-columns-repeated="11" table:style-name="ce2"/>
          <table:table-cell table:number-columns-repeated="16359"/>
        </table:table-row>
        <table:table-row table:style-name="ro1">
          <table:table-cell office:value-type="string" table:style-name="ce2">
            <text:p>NAVI <text:s/>ARRIVATE</text:p>
          </table:table-cell>
          <table:table-cell office:value-type="string" table:style-name="ce2">
            <text:p>467</text:p>
          </table:table-cell>
          <table:table-cell office:value-type="string" table:style-name="ce2">
            <text:p>450</text:p>
          </table:table-cell>
          <table:table-cell office:value-type="string" table:style-name="ce2">
            <text:p>531</text:p>
          </table:table-cell>
          <table:table-cell office:value-type="string" table:style-name="ce2">
            <text:p>575</text:p>
          </table:table-cell>
          <table:table-cell office:value-type="string" table:style-name="ce2">
            <text:p>586</text:p>
          </table:table-cell>
          <table:table-cell office:value-type="string" table:style-name="ce2">
            <text:p>620</text:p>
          </table:table-cell>
          <table:table-cell office:value-type="string" table:style-name="ce2">
            <text:p>668</text:p>
          </table:table-cell>
          <table:table-cell office:value-type="string" table:style-name="ce2">
            <text:p>664</text:p>
          </table:table-cell>
          <table:table-cell office:value-type="string" table:style-name="ce2">
            <text:p>592</text:p>
          </table:table-cell>
          <table:table-cell office:value-type="string" table:style-name="ce2">
            <text:p>548</text:p>
          </table:table-cell>
          <table:table-cell office:value-type="float" office:value="481" table:style-name="ce1">
            <text:p>481</text:p>
          </table:table-cell>
          <table:table-cell office:value-type="float" office:value="437" table:style-name="ce1">
            <text:p>437</text:p>
          </table:table-cell>
          <table:table-cell table:style-name="ce1"/>
          <table:table-cell office:value-type="string" table:style-name="ce2">
            <text:p>424</text:p>
          </table:table-cell>
          <table:table-cell office:value-type="string" table:style-name="ce2">
            <text:p>406</text:p>
          </table:table-cell>
          <table:table-cell office:value-type="string" table:style-name="ce2">
            <text:p>497</text:p>
          </table:table-cell>
          <table:table-cell office:value-type="string" table:style-name="ce2">
            <text:p>500</text:p>
          </table:table-cell>
          <table:table-cell office:value-type="string" table:style-name="ce2">
            <text:p>512</text:p>
          </table:table-cell>
          <table:table-cell office:value-type="string" table:style-name="ce2">
            <text:p>542</text:p>
          </table:table-cell>
          <table:table-cell office:value-type="string" table:style-name="ce2">
            <text:p>637</text:p>
          </table:table-cell>
          <table:table-cell office:value-type="string" table:style-name="ce2">
            <text:p>625</text:p>
          </table:table-cell>
          <table:table-cell office:value-type="string" table:style-name="ce2">
            <text:p>532</text:p>
          </table:table-cell>
          <table:table-cell office:value-type="string" table:style-name="ce2">
            <text:p>522</text:p>
          </table:table-cell>
          <table:table-cell office:value-type="float" office:value="426" table:style-name="ce2">
            <text:p>426</text:p>
          </table:table-cell>
          <table:table-cell table:number-columns-repeated="16359"/>
        </table:table-row>
        <table:table-row table:style-name="ro1">
          <table:table-cell office:value-type="string" table:style-name="ce2">
            <text:p>T S L</text:p>
          </table:table-cell>
          <table:table-cell office:value-type="float" office:value="14267440" table:style-name="ce2">
            <text:p>14267440</text:p>
          </table:table-cell>
          <table:table-cell office:value-type="float" office:value="13162533" table:style-name="ce2">
            <text:p>13162533</text:p>
          </table:table-cell>
          <table:table-cell office:value-type="float" office:value="14621430" table:style-name="ce2">
            <text:p>14621430</text:p>
          </table:table-cell>
          <table:table-cell office:value-type="float" office:value="16425600" table:style-name="ce2">
            <text:p>16425600</text:p>
          </table:table-cell>
          <table:table-cell office:value-type="float" office:value="16528308" table:style-name="ce2">
            <text:p>16528308</text:p>
          </table:table-cell>
          <table:table-cell office:value-type="float" office:value="17882962" table:style-name="ce2">
            <text:p>17882962</text:p>
          </table:table-cell>
          <table:table-cell office:value-type="float" office:value="19038655" table:style-name="ce2">
            <text:p>19038655</text:p>
          </table:table-cell>
          <table:table-cell office:value-type="float" office:value="19357122" table:style-name="ce2">
            <text:p>19357122</text:p>
          </table:table-cell>
          <table:table-cell office:value-type="float" office:value="17403722" table:style-name="ce2">
            <text:p>17403722</text:p>
          </table:table-cell>
          <table:table-cell office:value-type="float" office:value="16223550" table:style-name="ce2">
            <text:p>16223550</text:p>
          </table:table-cell>
          <table:table-cell office:value-type="float" office:value="15113845" table:style-name="ce3">
            <text:p>15.113.845</text:p>
          </table:table-cell>
          <table:table-cell office:value-type="float" office:value="14098558" table:style-name="ce3">
            <text:p>14.098.558</text:p>
          </table:table-cell>
          <table:table-cell table:style-name="ce3"/>
          <table:table-cell office:value-type="string" table:style-name="ce2">
            <text:p>12.824.541</text:p>
          </table:table-cell>
          <table:table-cell office:value-type="string" table:style-name="ce2">
            <text:p>14.760.261</text:p>
          </table:table-cell>
          <table:table-cell office:value-type="string" table:style-name="ce2">
            <text:p>15.000.000</text:p>
          </table:table-cell>
          <table:table-cell office:value-type="string" table:style-name="ce2">
            <text:p>15.360.000</text:p>
          </table:table-cell>
          <table:table-cell office:value-type="string" table:style-name="ce2">
            <text:p>16.260.000</text:p>
          </table:table-cell>
          <table:table-cell office:value-type="string" table:style-name="ce2">
            <text:p>19.110.000</text:p>
          </table:table-cell>
          <table:table-cell office:value-type="string" table:style-name="ce2">
            <text:p>18.750.000</text:p>
          </table:table-cell>
          <table:table-cell office:value-type="string" table:style-name="ce2">
            <text:p>15.960.000</text:p>
          </table:table-cell>
          <table:table-cell office:value-type="string" table:style-name="ce2">
            <text:p>15.660.000</text:p>
          </table:table-cell>
          <table:table-cell office:value-type="string" table:style-name="ce1">
            <text:p>15.660.000</text:p>
          </table:table-cell>
          <table:table-cell office:value-type="string" table:style-name="ce2">
            <text:p>12.780.000</text:p>
          </table:table-cell>
          <table:table-cell table:number-columns-repeated="16359"/>
        </table:table-row>
        <table:table-row table:style-name="ro1">
          <table:table-cell table:number-columns-repeated="11" table:style-name="ce2"/>
          <table:table-cell table:number-columns-repeated="3" table:style-name="ce3"/>
          <table:table-cell table:number-columns-repeated="9" table:style-name="ce2"/>
          <table:table-cell table:style-name="ce1"/>
          <table:table-cell table:style-name="ce2"/>
          <table:table-cell table:number-columns-repeated="16359"/>
        </table:table-row>
        <table:table-row table:style-name="ro1">
          <table:table-cell office:value-type="string" table:style-name="ce2">
            <text:p>NAVI <text:s/>PARTITE</text:p>
          </table:table-cell>
          <table:table-cell office:value-type="string" table:style-name="ce2">
            <text:p>456</text:p>
          </table:table-cell>
          <table:table-cell office:value-type="string" table:style-name="ce2">
            <text:p>456</text:p>
          </table:table-cell>
          <table:table-cell office:value-type="string" table:style-name="ce2">
            <text:p>531</text:p>
          </table:table-cell>
          <table:table-cell office:value-type="string" table:style-name="ce2">
            <text:p>536</text:p>
          </table:table-cell>
          <table:table-cell office:value-type="string" table:style-name="ce2">
            <text:p>633</text:p>
          </table:table-cell>
          <table:table-cell office:value-type="string" table:style-name="ce2">
            <text:p>629</text:p>
          </table:table-cell>
          <table:table-cell office:value-type="string" table:style-name="ce2">
            <text:p>660</text:p>
          </table:table-cell>
          <table:table-cell office:value-type="string" table:style-name="ce2">
            <text:p>647</text:p>
          </table:table-cell>
          <table:table-cell office:value-type="string" table:style-name="ce2">
            <text:p>591</text:p>
          </table:table-cell>
          <table:table-cell office:value-type="string" table:style-name="ce2">
            <text:p>533</text:p>
          </table:table-cell>
          <table:table-cell office:value-type="float" office:value="451" table:style-name="ce1">
            <text:p>451</text:p>
          </table:table-cell>
          <table:table-cell office:value-type="float" office:value="477" table:style-name="ce1">
            <text:p>477</text:p>
          </table:table-cell>
          <table:table-cell table:style-name="ce1"/>
          <table:table-cell office:value-type="string" table:style-name="ce2">
            <text:p>404</text:p>
          </table:table-cell>
          <table:table-cell office:value-type="string" table:style-name="ce2">
            <text:p>493</text:p>
          </table:table-cell>
          <table:table-cell office:value-type="string" table:style-name="ce2">
            <text:p>500</text:p>
          </table:table-cell>
          <table:table-cell office:value-type="string" table:style-name="ce2">
            <text:p>512</text:p>
          </table:table-cell>
          <table:table-cell office:value-type="string" table:style-name="ce2">
            <text:p>542</text:p>
          </table:table-cell>
          <table:table-cell office:value-type="string" table:style-name="ce2">
            <text:p>637</text:p>
          </table:table-cell>
          <table:table-cell office:value-type="string" table:style-name="ce2">
            <text:p>625</text:p>
          </table:table-cell>
          <table:table-cell office:value-type="string" table:style-name="ce2">
            <text:p>532</text:p>
          </table:table-cell>
          <table:table-cell office:value-type="string" table:style-name="ce2">
            <text:p>522</text:p>
          </table:table-cell>
          <table:table-cell office:value-type="string" table:style-name="ce2">
            <text:p>522</text:p>
          </table:table-cell>
          <table:table-cell office:value-type="float" office:value="426" table:style-name="ce2">
            <text:p>426</text:p>
          </table:table-cell>
          <table:table-cell table:number-columns-repeated="16359"/>
        </table:table-row>
        <table:table-row table:style-name="ro1">
          <table:table-cell office:value-type="string" table:style-name="ce2">
            <text:p>T S L</text:p>
          </table:table-cell>
          <table:table-cell office:value-type="float" office:value="13986112" table:style-name="ce2">
            <text:p>13986112</text:p>
          </table:table-cell>
          <table:table-cell office:value-type="float" office:value="13318972" table:style-name="ce2">
            <text:p>13318972</text:p>
          </table:table-cell>
          <table:table-cell office:value-type="float" office:value="14604769" table:style-name="ce2">
            <text:p>14604769</text:p>
          </table:table-cell>
          <table:table-cell office:value-type="float" office:value="15875391" table:style-name="ce2">
            <text:p>15875391</text:p>
          </table:table-cell>
          <table:table-cell office:value-type="float" office:value="17064248" table:style-name="ce2">
            <text:p>17064248</text:p>
          </table:table-cell>
          <table:table-cell office:value-type="float" office:value="18126546" table:style-name="ce2">
            <text:p>18126546</text:p>
          </table:table-cell>
          <table:table-cell office:value-type="float" office:value="19007369" table:style-name="ce2">
            <text:p>19007369</text:p>
          </table:table-cell>
          <table:table-cell office:value-type="float" office:value="19280800" table:style-name="ce2">
            <text:p>19280800</text:p>
          </table:table-cell>
          <table:table-cell office:value-type="float" office:value="17262387" table:style-name="ce2">
            <text:p>17262387</text:p>
          </table:table-cell>
          <table:table-cell office:value-type="float" office:value="16183932" table:style-name="ce2">
            <text:p>16183932</text:p>
          </table:table-cell>
          <table:table-cell office:value-type="float" office:value="14707110" table:style-name="ce3">
            <text:p>14.707.110</text:p>
          </table:table-cell>
          <table:table-cell office:value-type="float" office:value="14078390" table:style-name="ce3">
            <text:p>14.078.390</text:p>
          </table:table-cell>
          <table:table-cell table:style-name="ce3"/>
          <table:table-cell office:value-type="string" table:style-name="ce2">
            <text:p>12.464.598</text:p>
          </table:table-cell>
          <table:table-cell office:value-type="string" table:style-name="ce2">
            <text:p>14.988.276</text:p>
          </table:table-cell>
          <table:table-cell office:value-type="string" table:style-name="ce2">
            <text:p>15.000.000</text:p>
          </table:table-cell>
          <table:table-cell office:value-type="string" table:style-name="ce2">
            <text:p>15.360.000</text:p>
          </table:table-cell>
          <table:table-cell office:value-type="string" table:style-name="ce2">
            <text:p>16.260.000</text:p>
          </table:table-cell>
          <table:table-cell office:value-type="string" table:style-name="ce2">
            <text:p>19.110.000</text:p>
          </table:table-cell>
          <table:table-cell office:value-type="string" table:style-name="ce2">
            <text:p>18.750.000</text:p>
          </table:table-cell>
          <table:table-cell office:value-type="string" table:style-name="ce2">
            <text:p>15.960.000</text:p>
          </table:table-cell>
          <table:table-cell office:value-type="string" table:style-name="ce2">
            <text:p>15.660.000</text:p>
          </table:table-cell>
          <table:table-cell office:value-type="string" table:style-name="ce1">
            <text:p>15.660.000</text:p>
          </table:table-cell>
          <table:table-cell office:value-type="string" table:style-name="ce2">
            <text:p>12.780.000</text:p>
          </table:table-cell>
          <table:table-cell table:number-columns-repeated="16359"/>
        </table:table-row>
        <table:table-row table:style-name="ro1">
          <table:table-cell table:number-columns-repeated="11" table:style-name="ce2"/>
          <table:table-cell table:number-columns-repeated="3" table:style-name="ce3"/>
          <table:table-cell table:number-columns-repeated="9" table:style-name="ce2"/>
          <table:table-cell table:style-name="ce1"/>
          <table:table-cell table:style-name="ce2"/>
          <table:table-cell table:number-columns-repeated="16359"/>
        </table:table-row>
        <table:table-row table:style-name="ro1">
          <table:table-cell office:value-type="string" table:style-name="ce2">
            <text:p>MOVIMENTO PASSEGGERI</text:p>
          </table:table-cell>
          <table:table-cell table:number-columns-repeated="10" table:style-name="ce2"/>
          <table:table-cell table:number-columns-repeated="4" table:style-name="ce1"/>
          <table:table-cell table:number-columns-repeated="10" table:style-name="ce2"/>
          <table:table-cell table:number-columns-repeated="16359"/>
        </table:table-row>
        <table:table-row table:style-name="ro1">
          <table:table-cell office:value-type="string" table:style-name="ce2">
            <text:p>Traghetti</text:p>
          </table:table-cell>
          <table:table-cell office:value-type="float" office:value="73544" table:style-name="ce2">
            <text:p>73544</text:p>
          </table:table-cell>
          <table:table-cell office:value-type="float" office:value="38564" table:style-name="ce2">
            <text:p>38564</text:p>
          </table:table-cell>
          <table:table-cell office:value-type="float" office:value="63080" table:style-name="ce2">
            <text:p>63080</text:p>
          </table:table-cell>
          <table:table-cell office:value-type="float" office:value="98658" table:style-name="ce2">
            <text:p>98658</text:p>
          </table:table-cell>
          <table:table-cell office:value-type="float" office:value="106576" table:style-name="ce2">
            <text:p>106576</text:p>
          </table:table-cell>
          <table:table-cell office:value-type="float" office:value="214199" table:style-name="ce2">
            <text:p>214199</text:p>
          </table:table-cell>
          <table:table-cell office:value-type="float" office:value="368129" table:style-name="ce2">
            <text:p>368129</text:p>
          </table:table-cell>
          <table:table-cell office:value-type="float" office:value="505086" table:style-name="ce2">
            <text:p>505086</text:p>
          </table:table-cell>
          <table:table-cell office:value-type="float" office:value="264762" table:style-name="ce2">
            <text:p>264762</text:p>
          </table:table-cell>
          <table:table-cell office:value-type="float" office:value="108931" table:style-name="ce2">
            <text:p>108931</text:p>
          </table:table-cell>
          <table:table-cell office:value-type="float" office:value="55715" table:style-name="ce3">
            <text:p>55.715</text:p>
          </table:table-cell>
          <table:table-cell office:value-type="float" office:value="77479" table:style-name="ce3">
            <text:p>77.479</text:p>
          </table:table-cell>
          <table:table-cell table:style-name="ce3"/>
          <table:table-cell office:value-type="float" office:value="64.596999999999994" table:style-name="ce1">
            <text:p>64,597</text:p>
          </table:table-cell>
          <table:table-cell office:value-type="string" table:style-name="ce2">
            <text:p>37.220</text:p>
          </table:table-cell>
          <table:table-cell office:value-type="string" table:style-name="ce2">
            <text:p>57.735</text:p>
          </table:table-cell>
          <table:table-cell office:value-type="string" table:style-name="ce2">
            <text:p>77.018</text:p>
          </table:table-cell>
          <table:table-cell office:value-type="string" table:style-name="ce2">
            <text:p>92.533</text:p>
          </table:table-cell>
          <table:table-cell office:value-type="string" table:style-name="ce2">
            <text:p>192.038</text:p>
          </table:table-cell>
          <table:table-cell office:value-type="string" table:style-name="ce2">
            <text:p>347.362</text:p>
          </table:table-cell>
          <table:table-cell office:value-type="string" table:style-name="ce2">
            <text:p>500.315</text:p>
          </table:table-cell>
          <table:table-cell office:value-type="string" table:style-name="ce2">
            <text:p>255.417</text:p>
          </table:table-cell>
          <table:table-cell office:value-type="string" table:style-name="ce2">
            <text:p>102.329</text:p>
          </table:table-cell>
          <table:table-cell office:value-type="float" office:value="51.040999999999997" table:style-name="ce2">
            <text:p>51,041</text:p>
          </table:table-cell>
          <table:table-cell table:number-columns-repeated="16359"/>
        </table:table-row>
        <table:table-row table:style-name="ro1">
          <table:table-cell office:value-type="string" table:style-name="ce2">
            <text:p>Crociere<text:s text:c="2"/></text:p>
          </table:table-cell>
          <table:table-cell office:value-type="float" office:value="40900" table:style-name="ce2">
            <text:p>40900</text:p>
          </table:table-cell>
          <table:table-cell office:value-type="float" office:value="34736" table:style-name="ce2">
            <text:p>34736</text:p>
          </table:table-cell>
          <table:table-cell office:value-type="float" office:value="35336" table:style-name="ce2">
            <text:p>35336</text:p>
          </table:table-cell>
          <table:table-cell office:value-type="float" office:value="78472" table:style-name="ce2">
            <text:p>78472</text:p>
          </table:table-cell>
          <table:table-cell office:value-type="float" office:value="56065" table:style-name="ce2">
            <text:p>56065</text:p>
          </table:table-cell>
          <table:table-cell office:value-type="float" office:value="74699" table:style-name="ce2">
            <text:p>74699</text:p>
          </table:table-cell>
          <table:table-cell office:value-type="float" office:value="90377" table:style-name="ce2">
            <text:p>90377</text:p>
          </table:table-cell>
          <table:table-cell office:value-type="float" office:value="83179" table:style-name="ce2">
            <text:p>83179</text:p>
          </table:table-cell>
          <table:table-cell office:value-type="float" office:value="93257" table:style-name="ce2">
            <text:p>93257</text:p>
          </table:table-cell>
          <table:table-cell office:value-type="float" office:value="84270" table:style-name="ce2">
            <text:p>84270</text:p>
          </table:table-cell>
          <table:table-cell office:value-type="float" office:value="77420" table:style-name="ce3">
            <text:p>77.420</text:p>
          </table:table-cell>
          <table:table-cell office:value-type="float" office:value="48528" table:style-name="ce3">
            <text:p>48.528</text:p>
          </table:table-cell>
          <table:table-cell table:style-name="ce3"/>
          <table:table-cell office:value-type="float" office:value="36.585999999999999" table:style-name="ce1">
            <text:p>36,586</text:p>
          </table:table-cell>
          <table:table-cell office:value-type="string" table:style-name="ce2">
            <text:p>32.072</text:p>
          </table:table-cell>
          <table:table-cell office:value-type="string" table:style-name="ce2">
            <text:p>72.746</text:p>
          </table:table-cell>
          <table:table-cell office:value-type="string" table:style-name="ce2">
            <text:p>85.846</text:p>
          </table:table-cell>
          <table:table-cell office:value-type="string" table:style-name="ce2">
            <text:p>120.416</text:p>
          </table:table-cell>
          <table:table-cell office:value-type="string" table:style-name="ce2">
            <text:p>106.281</text:p>
          </table:table-cell>
          <table:table-cell office:value-type="string" table:style-name="ce2">
            <text:p>111.608</text:p>
          </table:table-cell>
          <table:table-cell office:value-type="string" table:style-name="ce2">
            <text:p>124.258</text:p>
          </table:table-cell>
          <table:table-cell office:value-type="string" table:style-name="ce2">
            <text:p>116.023</text:p>
          </table:table-cell>
          <table:table-cell office:value-type="string" table:style-name="ce2">
            <text:p>127.249</text:p>
          </table:table-cell>
          <table:table-cell office:value-type="float" office:value="72.266000000000005" table:style-name="ce2">
            <text:p>72,266</text:p>
          </table:table-cell>
          <table:table-cell table:number-columns-repeated="16359"/>
        </table:table-row>
        <table:table-row table:style-name="ro1">
          <table:table-cell office:value-type="string" table:style-name="ce2">
            <text:p>TOTALE</text:p>
          </table:table-cell>
          <table:table-cell office:value-type="float" office:value="114444" table:style-name="ce2">
            <text:p>114444</text:p>
          </table:table-cell>
          <table:table-cell office:value-type="float" office:value="73300" table:style-name="ce2">
            <text:p>73300</text:p>
          </table:table-cell>
          <table:table-cell office:value-type="float" office:value="98416" table:style-name="ce2">
            <text:p>98416</text:p>
          </table:table-cell>
          <table:table-cell office:value-type="float" office:value="177130" table:style-name="ce2">
            <text:p>177130</text:p>
          </table:table-cell>
          <table:table-cell office:value-type="float" office:value="162641" table:style-name="ce2">
            <text:p>162641</text:p>
          </table:table-cell>
          <table:table-cell office:value-type="float" office:value="288898" table:style-name="ce2">
            <text:p>288898</text:p>
          </table:table-cell>
          <table:table-cell office:value-type="float" office:value="458506" table:style-name="ce2">
            <text:p>458506</text:p>
          </table:table-cell>
          <table:table-cell office:value-type="float" office:value="588265" table:style-name="ce2">
            <text:p>588265</text:p>
          </table:table-cell>
          <table:table-cell office:value-type="float" office:value="358019" table:style-name="ce2">
            <text:p>358019</text:p>
          </table:table-cell>
          <table:table-cell office:value-type="float" office:value="193201" table:style-name="ce2">
            <text:p>193201</text:p>
          </table:table-cell>
          <table:table-cell office:value-type="float" office:value="133135" table:style-name="ce3">
            <text:p>133.135</text:p>
          </table:table-cell>
          <table:table-cell office:value-type="float" office:value="126007" table:style-name="ce3">
            <text:p>126.007</text:p>
          </table:table-cell>
          <table:table-cell table:style-name="ce3"/>
          <table:table-cell office:value-type="float" office:value="101.18300000000001" table:style-name="ce1">
            <text:p>101,183</text:p>
          </table:table-cell>
          <table:table-cell office:value-type="string" table:style-name="ce2">
            <text:p>69.292</text:p>
          </table:table-cell>
          <table:table-cell office:value-type="string" table:style-name="ce2">
            <text:p>130.481</text:p>
          </table:table-cell>
          <table:table-cell office:value-type="string" table:style-name="ce2">
            <text:p>162.864</text:p>
          </table:table-cell>
          <table:table-cell office:value-type="string" table:style-name="ce2">
            <text:p>212.949</text:p>
          </table:table-cell>
          <table:table-cell office:value-type="string" table:style-name="ce2">
            <text:p>298.319</text:p>
          </table:table-cell>
          <table:table-cell office:value-type="string" table:style-name="ce2">
            <text:p>458.970</text:p>
          </table:table-cell>
          <table:table-cell office:value-type="string" table:style-name="ce2">
            <text:p>624.573</text:p>
          </table:table-cell>
          <table:table-cell office:value-type="string" table:style-name="ce2">
            <text:p>371.440</text:p>
          </table:table-cell>
          <table:table-cell office:value-type="string" table:style-name="ce2">
            <text:p>229.578</text:p>
          </table:table-cell>
          <table:table-cell office:value-type="float" office:value="123.307" table:style-name="ce2">
            <text:p>123,307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number-rows-repeated="4" table:style-name="ro1">
          <table:table-cell table:number-columns-repeated="11" table:style-name="ce1"/>
          <table:table-cell table:style-name="ce2"/>
          <table:table-cell table:number-columns-repeated="12" table:style-name="ce1"/>
          <table:table-cell table:style-name="ce2"/>
          <table:table-cell table:number-columns-repeated="16359"/>
        </table:table-row>
        <table:table-row table:number-rows-repeated="6" table:style-name="ro1">
          <table:table-cell table:number-columns-repeated="11"/>
          <table:table-cell table:style-name="ce2"/>
          <table:table-cell table:number-columns-repeated="16372"/>
        </table:table-row>
        <table:table-row table:number-rows-repeated="1048522" table:style-name="ro1">
          <table:table-cell table:number-columns-repeated="16384"/>
        </table:table-row>
        <table:named-expressions>
          <table:named-range table:name="data__30_." table:cell-range-address="Data.$A$1:Data.$L$43" table:base-cell-address="Data.$A$1"/>
        </table:named-expressions>
      </table:table>
      <table:table table:name="Serie" table:style-name="ta2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6" table:default-cell-style-name="ce1"/>
        <table:table-column table:style-name="co15" table:default-cell-style-name="ce1"/>
        <table:table-column table:style-name="co22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14" table:number-columns-repeated="16359" table:default-cell-style-name="ce1"/>
        <table:table-row table:style-name="ro1">
          <table:table-cell office:value-type="string" table:style-name="ce2">
            <text:p>TONNELLAT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ERCE VA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di cui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traffico containerizzato</text:p>
          </table:table-cell>
          <table:table-cell office:value-type="string" office:string-value="[&quot;GEN12&quot;,1492821]," table:formula="of:=CONCATENATE(&quot;[&quot;&quot;&quot;;[Data.B$1];[Data.B$2];&quot;&quot;&quot;,&quot;;[Data.B5];&quot;],&quot;)" table:style-name="ce4">
            <text:p>["GEN12",1492821],</text:p>
          </table:table-cell>
          <table:table-cell office:value-type="string" office:string-value="[&quot;FEB12&quot;,1669217]," table:formula="of:=CONCATENATE(&quot;[&quot;&quot;&quot;;[Data.C$1];[Data.C$2];&quot;&quot;&quot;,&quot;;[Data.C5];&quot;],&quot;)" table:style-name="ce4">
            <text:p>["FEB12",1669217],</text:p>
          </table:table-cell>
          <table:table-cell office:value-type="string" office:string-value="[&quot;MAR12&quot;,1857520]," table:formula="of:=CONCATENATE(&quot;[&quot;&quot;&quot;;[Data.D$1];[Data.D$2];&quot;&quot;&quot;,&quot;;[Data.D5];&quot;],&quot;)" table:style-name="ce4">
            <text:p>["MAR12",1857520],</text:p>
          </table:table-cell>
          <table:table-cell office:value-type="string" office:string-value="[&quot;APR12&quot;,1843670]," table:formula="of:=CONCATENATE(&quot;[&quot;&quot;&quot;;[Data.E$1];[Data.E$2];&quot;&quot;&quot;,&quot;;[Data.E5];&quot;],&quot;)" table:style-name="ce4">
            <text:p>["APR12",1843670],</text:p>
          </table:table-cell>
          <table:table-cell office:value-type="string" office:string-value="[&quot;MAG12&quot;,1868586]," table:formula="of:=CONCATENATE(&quot;[&quot;&quot;&quot;;[Data.F$1];[Data.F$2];&quot;&quot;&quot;,&quot;;[Data.F5];&quot;],&quot;)" table:style-name="ce4">
            <text:p>["MAG12",1868586],</text:p>
          </table:table-cell>
          <table:table-cell office:value-type="string" office:string-value="[&quot;GIU12&quot;,1883585]," table:formula="of:=CONCATENATE(&quot;[&quot;&quot;&quot;;[Data.G$1];[Data.G$2];&quot;&quot;&quot;,&quot;;[Data.G5];&quot;],&quot;)" table:style-name="ce4">
            <text:p>["GIU12",1883585],</text:p>
          </table:table-cell>
          <table:table-cell office:value-type="string" office:string-value="[&quot;LUG12&quot;,1850103]," table:formula="of:=CONCATENATE(&quot;[&quot;&quot;&quot;;[Data.H$1];[Data.H$2];&quot;&quot;&quot;,&quot;;[Data.H5];&quot;],&quot;)" table:style-name="ce4">
            <text:p>["LUG12",1850103],</text:p>
          </table:table-cell>
          <table:table-cell office:value-type="string" office:string-value="[&quot;AGO12&quot;,1583854]," table:formula="of:=CONCATENATE(&quot;[&quot;&quot;&quot;;[Data.I$1];[Data.I$2];&quot;&quot;&quot;,&quot;;[Data.I5];&quot;],&quot;)" table:style-name="ce4">
            <text:p>["AGO12",1583854],</text:p>
          </table:table-cell>
          <table:table-cell office:value-type="string" office:string-value="[&quot;SET12&quot;,1572424]," table:formula="of:=CONCATENATE(&quot;[&quot;&quot;&quot;;[Data.J$1];[Data.J$2];&quot;&quot;&quot;,&quot;;[Data.J5];&quot;],&quot;)" table:style-name="ce4">
            <text:p>["SET12",1572424],</text:p>
          </table:table-cell>
          <table:table-cell office:value-type="string" office:string-value="[&quot;OTT12&quot;,1756936]," table:formula="of:=CONCATENATE(&quot;[&quot;&quot;&quot;;[Data.K$1];[Data.K$2];&quot;&quot;&quot;,&quot;;[Data.K5];&quot;],&quot;)" table:style-name="ce4">
            <text:p>["OTT12",1756936],</text:p>
          </table:table-cell>
          <table:table-cell office:value-type="string" office:string-value="[&quot;NOV12&quot;,1671073]," table:formula="of:=CONCATENATE(&quot;[&quot;&quot;&quot;;[Data.L$1];[Data.L$2];&quot;&quot;&quot;,&quot;;[Data.L5];&quot;],&quot;)" table:style-name="ce4">
            <text:p>["NOV12",1671073],</text:p>
          </table:table-cell>
          <table:table-cell office:value-type="string" office:string-value="[&quot;DIC12&quot;,1567707]," table:formula="of:=CONCATENATE(&quot;[&quot;&quot;&quot;;[Data.M$1];[Data.M$2];&quot;&quot;&quot;,&quot;;[Data.M5];&quot;],&quot;)" table:style-name="ce4">
            <text:p>["DIC12",1567707],</text:p>
          </table:table-cell>
          <table:table-cell table:style-name="ce4"/>
          <table:table-cell office:value-type="string" office:string-value="[&quot;GEN13&quot;,1.563.254]," table:formula="of:=CONCATENATE(&quot;[&quot;&quot;&quot;;[Data.O$1];[Data.O$2];&quot;&quot;&quot;,&quot;;[Data.O5];&quot;],&quot;)" table:style-name="ce4">
            <text:p>["GEN13",1.563.254],</text:p>
          </table:table-cell>
          <table:table-cell office:value-type="string" office:string-value="[&quot;FEB13&quot;,1.553.100]," table:formula="of:=CONCATENATE(&quot;[&quot;&quot;&quot;;[Data.P$1];[Data.P$2];&quot;&quot;&quot;,&quot;;[Data.P5];&quot;],&quot;)" table:style-name="ce4">
            <text:p>["FEB13",1.553.100],</text:p>
          </table:table-cell>
          <table:table-cell office:value-type="string" office:string-value="[&quot;MAR13&quot;,1.650.627]," table:formula="of:=CONCATENATE(&quot;[&quot;&quot;&quot;;[Data.Q$1];[Data.Q$2];&quot;&quot;&quot;,&quot;;[Data.Q5];&quot;],&quot;)" table:style-name="ce4">
            <text:p>["MAR13",1.650.627],</text:p>
          </table:table-cell>
          <table:table-cell office:value-type="string" office:string-value="[&quot;APR13&quot;,1.744.846]," table:formula="of:=CONCATENATE(&quot;[&quot;&quot;&quot;;[Data.R$1];[Data.R$2];&quot;&quot;&quot;,&quot;;[Data.R5];&quot;],&quot;)" table:style-name="ce4">
            <text:p>["APR13",1.744.846],</text:p>
          </table:table-cell>
          <table:table-cell office:value-type="string" office:string-value="[&quot;MAG13&quot;,1.665.031]," table:formula="of:=CONCATENATE(&quot;[&quot;&quot;&quot;;[Data.S$1];[Data.S$2];&quot;&quot;&quot;,&quot;;[Data.S5];&quot;],&quot;)" table:style-name="ce4">
            <text:p>["MAG13",1.665.031],</text:p>
          </table:table-cell>
          <table:table-cell office:value-type="string" office:string-value="[&quot;GIU13&quot;,1.653.491]," table:formula="of:=CONCATENATE(&quot;[&quot;&quot;&quot;;[Data.T$1];[Data.T$2];&quot;&quot;&quot;,&quot;;[Data.T5];&quot;],&quot;)" table:style-name="ce4">
            <text:p>["GIU13",1.653.491],</text:p>
          </table:table-cell>
          <table:table-cell office:value-type="string" office:string-value="[&quot;LUG13&quot;,1.810.430]," table:formula="of:=CONCATENATE(&quot;[&quot;&quot;&quot;;[Data.U$1];[Data.U$2];&quot;&quot;&quot;,&quot;;[Data.U5];&quot;],&quot;)" table:style-name="ce4">
            <text:p>["LUG13",1.810.430],</text:p>
          </table:table-cell>
          <table:table-cell office:value-type="string" office:string-value="[&quot;AGO13&quot;,1.414.102]," table:formula="of:=CONCATENATE(&quot;[&quot;&quot;&quot;;[Data.V$1];[Data.V$2];&quot;&quot;&quot;,&quot;;[Data.V5];&quot;],&quot;)" table:style-name="ce4">
            <text:p>["AGO13",1.414.102],</text:p>
          </table:table-cell>
          <table:table-cell office:value-type="string" office:string-value="[&quot;SET13&quot;,1.561.023]," table:formula="of:=CONCATENATE(&quot;[&quot;&quot;&quot;;[Data.W$1];[Data.W$2];&quot;&quot;&quot;,&quot;;[Data.W5];&quot;],&quot;)" table:style-name="ce4">
            <text:p>["SET13",1.561.023],</text:p>
          </table:table-cell>
          <table:table-cell office:value-type="string" office:string-value="[&quot;OTT13&quot;,1.681.771]," table:formula="of:=CONCATENATE(&quot;[&quot;&quot;&quot;;[Data.X$1];[Data.X$2];&quot;&quot;&quot;,&quot;;[Data.X5];&quot;],&quot;)" table:style-name="ce4">
            <text:p>["OTT13",1.681.771],</text:p>
          </table:table-cell>
          <table:table-cell office:value-type="string" office:string-value="[&quot;NOV13&quot;,1.477.262]," table:formula="of:=CONCATENATE(&quot;[&quot;&quot;&quot;;[Data.Y$1];[Data.Y$2];&quot;&quot;&quot;,&quot;;[Data.Y5];&quot;],&quot;)" table:style-name="ce4">
            <text:p>["NOV13",1.477.262],</text:p>
          </table:table-cell>
          <table:table-cell table:number-columns-repeated="16359" table:style-name="ce4"/>
        </table:table-row>
        <table:table-row table:style-name="ro1">
          <table:table-cell office:value-type="string" table:style-name="ce2">
            <text:p>traffico convenzionale</text:p>
          </table:table-cell>
          <table:table-cell office:value-type="string" office:string-value="[&quot;GEN12&quot;,514116]," table:formula="of:=CONCATENATE(&quot;[&quot;&quot;&quot;;[Data.B$1];[Data.B$2];&quot;&quot;&quot;,&quot;;[Data.B6];&quot;],&quot;)" table:style-name="ce4">
            <text:p>["GEN12",514116],</text:p>
          </table:table-cell>
          <table:table-cell office:value-type="string" office:string-value="[&quot;FEB12&quot;,633648]," table:formula="of:=CONCATENATE(&quot;[&quot;&quot;&quot;;[Data.C$1];[Data.C$2];&quot;&quot;&quot;,&quot;;[Data.C6];&quot;],&quot;)" table:style-name="ce4">
            <text:p>["FEB12",633648],</text:p>
          </table:table-cell>
          <table:table-cell office:value-type="string" office:string-value="[&quot;MAR12&quot;,723075]," table:formula="of:=CONCATENATE(&quot;[&quot;&quot;&quot;;[Data.D$1];[Data.D$2];&quot;&quot;&quot;,&quot;;[Data.D6];&quot;],&quot;)" table:style-name="ce4">
            <text:p>["MAR12",723075],</text:p>
          </table:table-cell>
          <table:table-cell office:value-type="string" office:string-value="[&quot;APR12&quot;,662049]," table:formula="of:=CONCATENATE(&quot;[&quot;&quot;&quot;;[Data.E$1];[Data.E$2];&quot;&quot;&quot;,&quot;;[Data.E6];&quot;],&quot;)" table:style-name="ce4">
            <text:p>["APR12",662049],</text:p>
          </table:table-cell>
          <table:table-cell office:value-type="string" office:string-value="[&quot;MAG12&quot;,768764]," table:formula="of:=CONCATENATE(&quot;[&quot;&quot;&quot;;[Data.F$1];[Data.F$2];&quot;&quot;&quot;,&quot;;[Data.F6];&quot;],&quot;)" table:style-name="ce4">
            <text:p>["MAG12",768764],</text:p>
          </table:table-cell>
          <table:table-cell office:value-type="string" office:string-value="[&quot;GIU12&quot;,761974]," table:formula="of:=CONCATENATE(&quot;[&quot;&quot;&quot;;[Data.G$1];[Data.G$2];&quot;&quot;&quot;,&quot;;[Data.G6];&quot;],&quot;)" table:style-name="ce4">
            <text:p>["GIU12",761974],</text:p>
          </table:table-cell>
          <table:table-cell office:value-type="string" office:string-value="[&quot;LUG12&quot;,759726]," table:formula="of:=CONCATENATE(&quot;[&quot;&quot;&quot;;[Data.H$1];[Data.H$2];&quot;&quot;&quot;,&quot;;[Data.H6];&quot;],&quot;)" table:style-name="ce4">
            <text:p>["LUG12",759726],</text:p>
          </table:table-cell>
          <table:table-cell office:value-type="string" office:string-value="[&quot;AGO12&quot;,653124]," table:formula="of:=CONCATENATE(&quot;[&quot;&quot;&quot;;[Data.I$1];[Data.I$2];&quot;&quot;&quot;,&quot;;[Data.I6];&quot;],&quot;)" table:style-name="ce4">
            <text:p>["AGO12",653124],</text:p>
          </table:table-cell>
          <table:table-cell office:value-type="string" office:string-value="[&quot;SET12&quot;,713016]," table:formula="of:=CONCATENATE(&quot;[&quot;&quot;&quot;;[Data.J$1];[Data.J$2];&quot;&quot;&quot;,&quot;;[Data.J6];&quot;],&quot;)" table:style-name="ce4">
            <text:p>["SET12",713016],</text:p>
          </table:table-cell>
          <table:table-cell office:value-type="string" office:string-value="[&quot;OTT12&quot;,733994]," table:formula="of:=CONCATENATE(&quot;[&quot;&quot;&quot;;[Data.K$1];[Data.K$2];&quot;&quot;&quot;,&quot;;[Data.K6];&quot;],&quot;)" table:style-name="ce4">
            <text:p>["OTT12",733994],</text:p>
          </table:table-cell>
          <table:table-cell office:value-type="string" office:string-value="[&quot;NOV12&quot;,675775]," table:formula="of:=CONCATENATE(&quot;[&quot;&quot;&quot;;[Data.L$1];[Data.L$2];&quot;&quot;&quot;,&quot;;[Data.L6];&quot;],&quot;)" table:style-name="ce4">
            <text:p>["NOV12",675775],</text:p>
          </table:table-cell>
          <table:table-cell office:value-type="string" office:string-value="[&quot;DIC12&quot;,620941]," table:formula="of:=CONCATENATE(&quot;[&quot;&quot;&quot;;[Data.M$1];[Data.M$2];&quot;&quot;&quot;,&quot;;[Data.M6];&quot;],&quot;)" table:style-name="ce4">
            <text:p>["DIC12",620941],</text:p>
          </table:table-cell>
          <table:table-cell table:style-name="ce4"/>
          <table:table-cell office:value-type="string" office:string-value="[&quot;GEN13&quot;,586.003]," table:formula="of:=CONCATENATE(&quot;[&quot;&quot;&quot;;[Data.O$1];[Data.O$2];&quot;&quot;&quot;,&quot;;[Data.O6];&quot;],&quot;)" table:style-name="ce4">
            <text:p>["GEN13",586.003],</text:p>
          </table:table-cell>
          <table:table-cell office:value-type="string" office:string-value="[&quot;FEB13&quot;,602.916]," table:formula="of:=CONCATENATE(&quot;[&quot;&quot;&quot;;[Data.P$1];[Data.P$2];&quot;&quot;&quot;,&quot;;[Data.P6];&quot;],&quot;)" table:style-name="ce4">
            <text:p>["FEB13",602.916],</text:p>
          </table:table-cell>
          <table:table-cell office:value-type="string" office:string-value="[&quot;MAR13&quot;,688.888]," table:formula="of:=CONCATENATE(&quot;[&quot;&quot;&quot;;[Data.Q$1];[Data.Q$2];&quot;&quot;&quot;,&quot;;[Data.Q6];&quot;],&quot;)" table:style-name="ce4">
            <text:p>["MAR13",688.888],</text:p>
          </table:table-cell>
          <table:table-cell office:value-type="string" office:string-value="[&quot;APR13&quot;,635.592]," table:formula="of:=CONCATENATE(&quot;[&quot;&quot;&quot;;[Data.R$1];[Data.R$2];&quot;&quot;&quot;,&quot;;[Data.R6];&quot;],&quot;)" table:style-name="ce4">
            <text:p>["APR13",635.592],</text:p>
          </table:table-cell>
          <table:table-cell office:value-type="string" office:string-value="[&quot;MAG13&quot;,731.203]," table:formula="of:=CONCATENATE(&quot;[&quot;&quot;&quot;;[Data.S$1];[Data.S$2];&quot;&quot;&quot;,&quot;;[Data.S6];&quot;],&quot;)" table:style-name="ce4">
            <text:p>["MAG13",731.203],</text:p>
          </table:table-cell>
          <table:table-cell office:value-type="string" office:string-value="[&quot;GIU13&quot;,723.703]," table:formula="of:=CONCATENATE(&quot;[&quot;&quot;&quot;;[Data.T$1];[Data.T$2];&quot;&quot;&quot;,&quot;;[Data.T6];&quot;],&quot;)" table:style-name="ce4">
            <text:p>["GIU13",723.703],</text:p>
          </table:table-cell>
          <table:table-cell office:value-type="string" office:string-value="[&quot;LUG13&quot;,808.024]," table:formula="of:=CONCATENATE(&quot;[&quot;&quot;&quot;;[Data.U$1];[Data.U$2];&quot;&quot;&quot;,&quot;;[Data.U6];&quot;],&quot;)" table:style-name="ce4">
            <text:p>["LUG13",808.024],</text:p>
          </table:table-cell>
          <table:table-cell office:value-type="string" office:string-value="[&quot;AGO13&quot;,678.395]," table:formula="of:=CONCATENATE(&quot;[&quot;&quot;&quot;;[Data.V$1];[Data.V$2];&quot;&quot;&quot;,&quot;;[Data.V6];&quot;],&quot;)" table:style-name="ce4">
            <text:p>["AGO13",678.395],</text:p>
          </table:table-cell>
          <table:table-cell office:value-type="string" office:string-value="[&quot;SET13&quot;,761.910]," table:formula="of:=CONCATENATE(&quot;[&quot;&quot;&quot;;[Data.W$1];[Data.W$2];&quot;&quot;&quot;,&quot;;[Data.W6];&quot;],&quot;)" table:style-name="ce4">
            <text:p>["SET13",761.910],</text:p>
          </table:table-cell>
          <table:table-cell office:value-type="string" office:string-value="[&quot;OTT13&quot;,732.540]," table:formula="of:=CONCATENATE(&quot;[&quot;&quot;&quot;;[Data.X$1];[Data.X$2];&quot;&quot;&quot;,&quot;;[Data.X6];&quot;],&quot;)" table:style-name="ce4">
            <text:p>["OTT13",732.540],</text:p>
          </table:table-cell>
          <table:table-cell office:value-type="string" office:string-value="[&quot;NOV13&quot;,695,782]," table:formula="of:=CONCATENATE(&quot;[&quot;&quot;&quot;;[Data.Y$1];[Data.Y$2];&quot;&quot;&quot;,&quot;;[Data.Y6];&quot;],&quot;)" table:style-name="ce4">
            <text:p>["NOV13",695,782],</text:p>
          </table:table-cell>
          <table:table-cell table:number-columns-repeated="16359"/>
        </table:table-row>
        <table:table-row table:number-rows-repeated="2" table:style-name="ro1">
          <table:table-cell table:style-name="ce2"/>
          <table:table-cell table:number-columns-repeated="24" table:style-name="ce4"/>
          <table:table-cell table:number-columns-repeated="16359"/>
        </table:table-row>
        <table:table-row table:style-name="ro1">
          <table:table-cell office:value-type="string" table:style-name="ce2">
            <text:p>RINFUSE SOLIDE</text:p>
          </table:table-cell>
          <table:table-cell office:value-type="string" office:string-value="[&quot;GEN12&quot;,52679]," table:formula="of:=CONCATENATE(&quot;[&quot;&quot;&quot;;[Data.B$1];[Data.B$2];&quot;&quot;&quot;,&quot;;[Data.B9];&quot;],&quot;)" table:style-name="ce4">
            <text:p>["GEN12",52679],</text:p>
          </table:table-cell>
          <table:table-cell office:value-type="string" office:string-value="[&quot;FEB12&quot;,85912]," table:formula="of:=CONCATENATE(&quot;[&quot;&quot;&quot;;[Data.C$1];[Data.C$2];&quot;&quot;&quot;,&quot;;[Data.C9];&quot;],&quot;)" table:style-name="ce4">
            <text:p>["FEB12",85912],</text:p>
          </table:table-cell>
          <table:table-cell office:value-type="string" office:string-value="[&quot;MAR12&quot;,54998]," table:formula="of:=CONCATENATE(&quot;[&quot;&quot;&quot;;[Data.D$1];[Data.D$2];&quot;&quot;&quot;,&quot;;[Data.D9];&quot;],&quot;)" table:style-name="ce4">
            <text:p>["MAR12",54998],</text:p>
          </table:table-cell>
          <table:table-cell office:value-type="string" office:string-value="[&quot;APR12&quot;,77640]," table:formula="of:=CONCATENATE(&quot;[&quot;&quot;&quot;;[Data.E$1];[Data.E$2];&quot;&quot;&quot;,&quot;;[Data.E9];&quot;],&quot;)" table:style-name="ce4">
            <text:p>["APR12",77640],</text:p>
          </table:table-cell>
          <table:table-cell office:value-type="string" office:string-value="[&quot;MAG12&quot;,58613]," table:formula="of:=CONCATENATE(&quot;[&quot;&quot;&quot;;[Data.F$1];[Data.F$2];&quot;&quot;&quot;,&quot;;[Data.F9];&quot;],&quot;)" table:style-name="ce4">
            <text:p>["MAG12",58613],</text:p>
          </table:table-cell>
          <table:table-cell office:value-type="string" office:string-value="[&quot;GIU12&quot;,45462]," table:formula="of:=CONCATENATE(&quot;[&quot;&quot;&quot;;[Data.G$1];[Data.G$2];&quot;&quot;&quot;,&quot;;[Data.G9];&quot;],&quot;)" table:style-name="ce4">
            <text:p>["GIU12",45462],</text:p>
          </table:table-cell>
          <table:table-cell office:value-type="string" office:string-value="[&quot;LUG12&quot;,68157]," table:formula="of:=CONCATENATE(&quot;[&quot;&quot;&quot;;[Data.H$1];[Data.H$2];&quot;&quot;&quot;,&quot;;[Data.H9];&quot;],&quot;)" table:style-name="ce4">
            <text:p>["LUG12",68157],</text:p>
          </table:table-cell>
          <table:table-cell office:value-type="string" office:string-value="[&quot;AGO12&quot;,121527]," table:formula="of:=CONCATENATE(&quot;[&quot;&quot;&quot;;[Data.I$1];[Data.I$2];&quot;&quot;&quot;,&quot;;[Data.I9];&quot;],&quot;)" table:style-name="ce4">
            <text:p>["AGO12",121527],</text:p>
          </table:table-cell>
          <table:table-cell office:value-type="string" office:string-value="[&quot;SET12&quot;,70864]," table:formula="of:=CONCATENATE(&quot;[&quot;&quot;&quot;;[Data.J$1];[Data.J$2];&quot;&quot;&quot;,&quot;;[Data.J9];&quot;],&quot;)" table:style-name="ce4">
            <text:p>["SET12",70864],</text:p>
          </table:table-cell>
          <table:table-cell office:value-type="string" office:string-value="[&quot;OTT12&quot;,57218]," table:formula="of:=CONCATENATE(&quot;[&quot;&quot;&quot;;[Data.K$1];[Data.K$2];&quot;&quot;&quot;,&quot;;[Data.K9];&quot;],&quot;)" table:style-name="ce4">
            <text:p>["OTT12",57218],</text:p>
          </table:table-cell>
          <table:table-cell office:value-type="string" office:string-value="[&quot;NOV12&quot;,92582]," table:formula="of:=CONCATENATE(&quot;[&quot;&quot;&quot;;[Data.L$1];[Data.L$2];&quot;&quot;&quot;,&quot;;[Data.L9];&quot;],&quot;)" table:style-name="ce4">
            <text:p>["NOV12",92582],</text:p>
          </table:table-cell>
          <table:table-cell office:value-type="string" office:string-value="[&quot;DIC12&quot;,53080]," table:formula="of:=CONCATENATE(&quot;[&quot;&quot;&quot;;[Data.M$1];[Data.M$2];&quot;&quot;&quot;,&quot;;[Data.M9];&quot;],&quot;)" table:style-name="ce4">
            <text:p>["DIC12",53080],</text:p>
          </table:table-cell>
          <table:table-cell table:style-name="ce4"/>
          <table:table-cell office:value-type="string" office:string-value="[&quot;GEN13&quot;,42.343]," table:formula="of:=CONCATENATE(&quot;[&quot;&quot;&quot;;[Data.O$1];[Data.O$2];&quot;&quot;&quot;,&quot;;[Data.O9];&quot;],&quot;)" table:style-name="ce4">
            <text:p>["GEN13",42.343],</text:p>
          </table:table-cell>
          <table:table-cell office:value-type="string" office:string-value="[&quot;FEB13&quot;,48.022]," table:formula="of:=CONCATENATE(&quot;[&quot;&quot;&quot;;[Data.P$1];[Data.P$2];&quot;&quot;&quot;,&quot;;[Data.P9];&quot;],&quot;)" table:style-name="ce4">
            <text:p>["FEB13",48.022],</text:p>
          </table:table-cell>
          <table:table-cell office:value-type="string" office:string-value="[&quot;MAR13&quot;,92.233]," table:formula="of:=CONCATENATE(&quot;[&quot;&quot;&quot;;[Data.Q$1];[Data.Q$2];&quot;&quot;&quot;,&quot;;[Data.Q9];&quot;],&quot;)" table:style-name="ce4">
            <text:p>["MAR13",92.233],</text:p>
          </table:table-cell>
          <table:table-cell office:value-type="string" office:string-value="[&quot;APR13&quot;,97.248]," table:formula="of:=CONCATENATE(&quot;[&quot;&quot;&quot;;[Data.R$1];[Data.R$2];&quot;&quot;&quot;,&quot;;[Data.R9];&quot;],&quot;)" table:style-name="ce4">
            <text:p>["APR13",97.248],</text:p>
          </table:table-cell>
          <table:table-cell office:value-type="string" office:string-value="[&quot;MAG13&quot;,52.962]," table:formula="of:=CONCATENATE(&quot;[&quot;&quot;&quot;;[Data.S$1];[Data.S$2];&quot;&quot;&quot;,&quot;;[Data.S9];&quot;],&quot;)" table:style-name="ce4">
            <text:p>["MAG13",52.962],</text:p>
          </table:table-cell>
          <table:table-cell office:value-type="string" office:string-value="[&quot;GIU13&quot;,56.223]," table:formula="of:=CONCATENATE(&quot;[&quot;&quot;&quot;;[Data.T$1];[Data.T$2];&quot;&quot;&quot;,&quot;;[Data.T9];&quot;],&quot;)" table:style-name="ce4">
            <text:p>["GIU13",56.223],</text:p>
          </table:table-cell>
          <table:table-cell office:value-type="string" office:string-value="[&quot;LUG13&quot;,16.481]," table:formula="of:=CONCATENATE(&quot;[&quot;&quot;&quot;;[Data.U$1];[Data.U$2];&quot;&quot;&quot;,&quot;;[Data.U9];&quot;],&quot;)" table:style-name="ce4">
            <text:p>["LUG13",16.481],</text:p>
          </table:table-cell>
          <table:table-cell office:value-type="string" office:string-value="[&quot;AGO13&quot;,104.087]," table:formula="of:=CONCATENATE(&quot;[&quot;&quot;&quot;;[Data.V$1];[Data.V$2];&quot;&quot;&quot;,&quot;;[Data.V9];&quot;],&quot;)" table:style-name="ce4">
            <text:p>["AGO13",104.087],</text:p>
          </table:table-cell>
          <table:table-cell office:value-type="string" office:string-value="[&quot;SET13&quot;,79.013]," table:formula="of:=CONCATENATE(&quot;[&quot;&quot;&quot;;[Data.W$1];[Data.W$2];&quot;&quot;&quot;,&quot;;[Data.W9];&quot;],&quot;)" table:style-name="ce4">
            <text:p>["SET13",79.013],</text:p>
          </table:table-cell>
          <table:table-cell office:value-type="string" office:string-value="[&quot;OTT13&quot;,131.709]," table:formula="of:=CONCATENATE(&quot;[&quot;&quot;&quot;;[Data.X$1];[Data.X$2];&quot;&quot;&quot;,&quot;;[Data.X9];&quot;],&quot;)" table:style-name="ce4">
            <text:p>["OTT13",131.709],</text:p>
          </table:table-cell>
          <table:table-cell office:value-type="string" office:string-value="[&quot;NOV13&quot;,28,431]," table:formula="of:=CONCATENATE(&quot;[&quot;&quot;&quot;;[Data.Y$1];[Data.Y$2];&quot;&quot;&quot;,&quot;;[Data.Y9];&quot;],&quot;)" table:style-name="ce4">
            <text:p>["NOV13",28,431],</text:p>
          </table:table-cell>
          <table:table-cell table:number-columns-repeated="16359"/>
        </table:table-row>
        <table:table-row table:style-name="ro1">
          <table:table-cell table:style-name="ce2"/>
          <table:table-cell table:number-columns-repeated="24" table:style-name="ce4"/>
          <table:table-cell table:number-columns-repeated="16359"/>
        </table:table-row>
        <table:table-row table:style-name="ro1">
          <table:table-cell office:value-type="string" table:style-name="ce2">
            <text:p>OLI MINERALI</text:p>
          </table:table-cell>
          <table:table-cell office:value-type="string" office:string-value="[&quot;GEN12&quot;,1800785]," table:formula="of:=CONCATENATE(&quot;[&quot;&quot;&quot;;[Data.B$1];[Data.B$2];&quot;&quot;&quot;,&quot;;[Data.B11];&quot;],&quot;)" table:style-name="ce4">
            <text:p>["GEN12",1800785],</text:p>
          </table:table-cell>
          <table:table-cell office:value-type="string" office:string-value="[&quot;FEB12&quot;,952971]," table:formula="of:=CONCATENATE(&quot;[&quot;&quot;&quot;;[Data.C$1];[Data.C$2];&quot;&quot;&quot;,&quot;;[Data.C11];&quot;],&quot;)" table:style-name="ce4">
            <text:p>["FEB12",952971],</text:p>
          </table:table-cell>
          <table:table-cell office:value-type="string" office:string-value="[&quot;MAR12&quot;,1316075]," table:formula="of:=CONCATENATE(&quot;[&quot;&quot;&quot;;[Data.D$1];[Data.D$2];&quot;&quot;&quot;,&quot;;[Data.D11];&quot;],&quot;)" table:style-name="ce4">
            <text:p>["MAR12",1316075],</text:p>
          </table:table-cell>
          <table:table-cell office:value-type="string" office:string-value="[&quot;APR12&quot;,913996]," table:formula="of:=CONCATENATE(&quot;[&quot;&quot;&quot;;[Data.E$1];[Data.E$2];&quot;&quot;&quot;,&quot;;[Data.E11];&quot;],&quot;)" table:style-name="ce4">
            <text:p>["APR12",913996],</text:p>
          </table:table-cell>
          <table:table-cell office:value-type="string" office:string-value="[&quot;MAG12&quot;,1562179]," table:formula="of:=CONCATENATE(&quot;[&quot;&quot;&quot;;[Data.F$1];[Data.F$2];&quot;&quot;&quot;,&quot;;[Data.F11];&quot;],&quot;)" table:style-name="ce4">
            <text:p>["MAG12",1562179],</text:p>
          </table:table-cell>
          <table:table-cell office:value-type="string" office:string-value="[&quot;GIU12&quot;,1525258]," table:formula="of:=CONCATENATE(&quot;[&quot;&quot;&quot;;[Data.G$1];[Data.G$2];&quot;&quot;&quot;,&quot;;[Data.G11];&quot;],&quot;)" table:style-name="ce4">
            <text:p>["GIU12",1525258],</text:p>
          </table:table-cell>
          <table:table-cell office:value-type="string" office:string-value="[&quot;LUG12&quot;,1131343]," table:formula="of:=CONCATENATE(&quot;[&quot;&quot;&quot;;[Data.H$1];[Data.H$2];&quot;&quot;&quot;,&quot;;[Data.H11];&quot;],&quot;)" table:style-name="ce4">
            <text:p>["LUG12",1131343],</text:p>
          </table:table-cell>
          <table:table-cell office:value-type="string" office:string-value="[&quot;AGO12&quot;,1639321]," table:formula="of:=CONCATENATE(&quot;[&quot;&quot;&quot;;[Data.I$1];[Data.I$2];&quot;&quot;&quot;,&quot;;[Data.I11];&quot;],&quot;)" table:style-name="ce4">
            <text:p>["AGO12",1639321],</text:p>
          </table:table-cell>
          <table:table-cell office:value-type="string" office:string-value="[&quot;SET12&quot;,1194125]," table:formula="of:=CONCATENATE(&quot;[&quot;&quot;&quot;;[Data.J$1];[Data.J$2];&quot;&quot;&quot;,&quot;;[Data.J11];&quot;],&quot;)" table:style-name="ce4">
            <text:p>["SET12",1194125],</text:p>
          </table:table-cell>
          <table:table-cell office:value-type="string" office:string-value="[&quot;OTT12&quot;,1609191]," table:formula="of:=CONCATENATE(&quot;[&quot;&quot;&quot;;[Data.K$1];[Data.K$2];&quot;&quot;&quot;,&quot;;[Data.K11];&quot;],&quot;)" table:style-name="ce4">
            <text:p>["OTT12",1609191],</text:p>
          </table:table-cell>
          <table:table-cell office:value-type="string" office:string-value="[&quot;NOV12&quot;,1353127]," table:formula="of:=CONCATENATE(&quot;[&quot;&quot;&quot;;[Data.L$1];[Data.L$2];&quot;&quot;&quot;,&quot;;[Data.L11];&quot;],&quot;)" table:style-name="ce4">
            <text:p>["NOV12",1353127],</text:p>
          </table:table-cell>
          <table:table-cell office:value-type="string" office:string-value="[&quot;DIC12&quot;,1364751]," table:formula="of:=CONCATENATE(&quot;[&quot;&quot;&quot;;[Data.M$1];[Data.M$2];&quot;&quot;&quot;,&quot;;[Data.M11];&quot;],&quot;)" table:style-name="ce4">
            <text:p>["DIC12",1364751],</text:p>
          </table:table-cell>
          <table:table-cell table:style-name="ce4"/>
          <table:table-cell office:value-type="string" office:string-value="[&quot;GEN13&quot;,1.319.217]," table:formula="of:=CONCATENATE(&quot;[&quot;&quot;&quot;;[Data.O$1];[Data.O$2];&quot;&quot;&quot;,&quot;;[Data.O11];&quot;],&quot;)" table:style-name="ce4">
            <text:p>["GEN13",1.319.217],</text:p>
          </table:table-cell>
          <table:table-cell office:value-type="string" office:string-value="[&quot;FEB13&quot;,1.330.340]," table:formula="of:=CONCATENATE(&quot;[&quot;&quot;&quot;;[Data.P$1];[Data.P$2];&quot;&quot;&quot;,&quot;;[Data.P11];&quot;],&quot;)" table:style-name="ce4">
            <text:p>["FEB13",1.330.340],</text:p>
          </table:table-cell>
          <table:table-cell office:value-type="string" office:string-value="[&quot;MAR13&quot;,1.554.176]," table:formula="of:=CONCATENATE(&quot;[&quot;&quot;&quot;;[Data.Q$1];[Data.Q$2];&quot;&quot;&quot;,&quot;;[Data.Q11];&quot;],&quot;)" table:style-name="ce4">
            <text:p>["MAR13",1.554.176],</text:p>
          </table:table-cell>
          <table:table-cell office:value-type="string" office:string-value="[&quot;APR13&quot;,1.306.864]," table:formula="of:=CONCATENATE(&quot;[&quot;&quot;&quot;;[Data.R$1];[Data.R$2];&quot;&quot;&quot;,&quot;;[Data.R11];&quot;],&quot;)" table:style-name="ce4">
            <text:p>["APR13",1.306.864],</text:p>
          </table:table-cell>
          <table:table-cell office:value-type="string" office:string-value="[&quot;MAG13&quot;,1.237.524]," table:formula="of:=CONCATENATE(&quot;[&quot;&quot;&quot;;[Data.S$1];[Data.S$2];&quot;&quot;&quot;,&quot;;[Data.S11];&quot;],&quot;)" table:style-name="ce4">
            <text:p>["MAG13",1.237.524],</text:p>
          </table:table-cell>
          <table:table-cell office:value-type="string" office:string-value="[&quot;GIU13&quot;,1.066.695]," table:formula="of:=CONCATENATE(&quot;[&quot;&quot;&quot;;[Data.T$1];[Data.T$2];&quot;&quot;&quot;,&quot;;[Data.T11];&quot;],&quot;)" table:style-name="ce4">
            <text:p>["GIU13",1.066.695],</text:p>
          </table:table-cell>
          <table:table-cell office:value-type="string" office:string-value="[&quot;LUG13&quot;,1.483.397]," table:formula="of:=CONCATENATE(&quot;[&quot;&quot;&quot;;[Data.U$1];[Data.U$2];&quot;&quot;&quot;,&quot;;[Data.U11];&quot;],&quot;)" table:style-name="ce4">
            <text:p>["LUG13",1.483.397],</text:p>
          </table:table-cell>
          <table:table-cell office:value-type="string" office:string-value="[&quot;AGO13&quot;,1.511.299]," table:formula="of:=CONCATENATE(&quot;[&quot;&quot;&quot;;[Data.V$1];[Data.V$2];&quot;&quot;&quot;,&quot;;[Data.V11];&quot;],&quot;)" table:style-name="ce4">
            <text:p>["AGO13",1.511.299],</text:p>
          </table:table-cell>
          <table:table-cell office:value-type="string" office:string-value="[&quot;SET13&quot;,990.185]," table:formula="of:=CONCATENATE(&quot;[&quot;&quot;&quot;;[Data.W$1];[Data.W$2];&quot;&quot;&quot;,&quot;;[Data.W11];&quot;],&quot;)" table:style-name="ce4">
            <text:p>["SET13",990.185],</text:p>
          </table:table-cell>
          <table:table-cell office:value-type="string" office:string-value="[&quot;OTT13&quot;,1.507.727]," table:formula="of:=CONCATENATE(&quot;[&quot;&quot;&quot;;[Data.X$1];[Data.X$2];&quot;&quot;&quot;,&quot;;[Data.X11];&quot;],&quot;)" table:style-name="ce4">
            <text:p>["OTT13",1.507.727],</text:p>
          </table:table-cell>
          <table:table-cell office:value-type="string" office:string-value="[&quot;NOV13&quot;,1.331.682]," table:formula="of:=CONCATENATE(&quot;[&quot;&quot;&quot;;[Data.Y$1];[Data.Y$2];&quot;&quot;&quot;,&quot;;[Data.Y11];&quot;],&quot;)" table:style-name="ce4">
            <text:p>["NOV13",1.331.682],</text:p>
          </table:table-cell>
          <table:table-cell table:number-columns-repeated="16359"/>
        </table:table-row>
        <table:table-row table:number-rows-repeated="3" table:style-name="ro1">
          <table:table-cell table:style-name="ce2"/>
          <table:table-cell table:number-columns-repeated="24" table:style-name="ce4"/>
          <table:table-cell table:number-columns-repeated="16359"/>
        </table:table-row>
        <table:table-row table:style-name="ro1">
          <table:table-cell office:value-type="string" table:style-name="ce2">
            <text:p>oli vegetali,vino</text:p>
          </table:table-cell>
          <table:table-cell office:value-type="string" office:string-value="[&quot;GEN12&quot;,30790]," table:formula="of:=CONCATENATE(&quot;[&quot;&quot;&quot;;[Data.B$1];[Data.B$2];&quot;&quot;&quot;,&quot;;[Data.B15];&quot;],&quot;)" table:style-name="ce4">
            <text:p>["GEN12",30790],</text:p>
          </table:table-cell>
          <table:table-cell office:value-type="string" office:string-value="[&quot;FEB12&quot;,36659]," table:formula="of:=CONCATENATE(&quot;[&quot;&quot;&quot;;[Data.C$1];[Data.C$2];&quot;&quot;&quot;,&quot;;[Data.C15];&quot;],&quot;)" table:style-name="ce4">
            <text:p>["FEB12",36659],</text:p>
          </table:table-cell>
          <table:table-cell office:value-type="string" office:string-value="[&quot;MAR12&quot;,20538]," table:formula="of:=CONCATENATE(&quot;[&quot;&quot;&quot;;[Data.D$1];[Data.D$2];&quot;&quot;&quot;,&quot;;[Data.D15];&quot;],&quot;)" table:style-name="ce4">
            <text:p>["MAR12",20538],</text:p>
          </table:table-cell>
          <table:table-cell office:value-type="string" office:string-value="[&quot;APR12&quot;,37541]," table:formula="of:=CONCATENATE(&quot;[&quot;&quot;&quot;;[Data.E$1];[Data.E$2];&quot;&quot;&quot;,&quot;;[Data.E15];&quot;],&quot;)" table:style-name="ce4">
            <text:p>["APR12",37541],</text:p>
          </table:table-cell>
          <table:table-cell office:value-type="string" office:string-value="[&quot;MAG12&quot;,31588]," table:formula="of:=CONCATENATE(&quot;[&quot;&quot;&quot;;[Data.F$1];[Data.F$2];&quot;&quot;&quot;,&quot;;[Data.F15];&quot;],&quot;)" table:style-name="ce4">
            <text:p>["MAG12",31588],</text:p>
          </table:table-cell>
          <table:table-cell office:value-type="string" office:string-value="[&quot;GIU12&quot;,22192]," table:formula="of:=CONCATENATE(&quot;[&quot;&quot;&quot;;[Data.G$1];[Data.G$2];&quot;&quot;&quot;,&quot;;[Data.G15];&quot;],&quot;)" table:style-name="ce4">
            <text:p>["GIU12",22192],</text:p>
          </table:table-cell>
          <table:table-cell office:value-type="string" office:string-value="[&quot;LUG12&quot;,35059]," table:formula="of:=CONCATENATE(&quot;[&quot;&quot;&quot;;[Data.H$1];[Data.H$2];&quot;&quot;&quot;,&quot;;[Data.H15];&quot;],&quot;)" table:style-name="ce4">
            <text:p>["LUG12",35059],</text:p>
          </table:table-cell>
          <table:table-cell office:value-type="string" office:string-value="[&quot;AGO12&quot;,16332]," table:formula="of:=CONCATENATE(&quot;[&quot;&quot;&quot;;[Data.I$1];[Data.I$2];&quot;&quot;&quot;,&quot;;[Data.I15];&quot;],&quot;)" table:style-name="ce4">
            <text:p>["AGO12",16332],</text:p>
          </table:table-cell>
          <table:table-cell office:value-type="string" office:string-value="[&quot;SET12&quot;,20397]," table:formula="of:=CONCATENATE(&quot;[&quot;&quot;&quot;;[Data.J$1];[Data.J$2];&quot;&quot;&quot;,&quot;;[Data.J15];&quot;],&quot;)" table:style-name="ce4">
            <text:p>["SET12",20397],</text:p>
          </table:table-cell>
          <table:table-cell office:value-type="string" office:string-value="[&quot;OTT12&quot;,25229]," table:formula="of:=CONCATENATE(&quot;[&quot;&quot;&quot;;[Data.K$1];[Data.K$2];&quot;&quot;&quot;,&quot;;[Data.K15];&quot;],&quot;)" table:style-name="ce4">
            <text:p>["OTT12",25229],</text:p>
          </table:table-cell>
          <table:table-cell office:value-type="string" office:string-value="[&quot;NOV12&quot;,32631]," table:formula="of:=CONCATENATE(&quot;[&quot;&quot;&quot;;[Data.L$1];[Data.L$2];&quot;&quot;&quot;,&quot;;[Data.L15];&quot;],&quot;)" table:style-name="ce4">
            <text:p>["NOV12",32631],</text:p>
          </table:table-cell>
          <table:table-cell office:value-type="string" office:string-value="[&quot;DIC12&quot;,21198]," table:formula="of:=CONCATENATE(&quot;[&quot;&quot;&quot;;[Data.M$1];[Data.M$2];&quot;&quot;&quot;,&quot;;[Data.M15];&quot;],&quot;)" table:style-name="ce4">
            <text:p>["DIC12",21198],</text:p>
          </table:table-cell>
          <table:table-cell table:style-name="ce4"/>
          <table:table-cell office:value-type="string" office:string-value="[&quot;GEN13&quot;,19.914]," table:formula="of:=CONCATENATE(&quot;[&quot;&quot;&quot;;[Data.O$1];[Data.O$2];&quot;&quot;&quot;,&quot;;[Data.O15];&quot;],&quot;)" table:style-name="ce4">
            <text:p>["GEN13",19.914],</text:p>
          </table:table-cell>
          <table:table-cell office:value-type="string" office:string-value="[&quot;FEB13&quot;,20.501]," table:formula="of:=CONCATENATE(&quot;[&quot;&quot;&quot;;[Data.P$1];[Data.P$2];&quot;&quot;&quot;,&quot;;[Data.P15];&quot;],&quot;)" table:style-name="ce4">
            <text:p>["FEB13",20.501],</text:p>
          </table:table-cell>
          <table:table-cell office:value-type="string" office:string-value="[&quot;MAR13&quot;,17.219]," table:formula="of:=CONCATENATE(&quot;[&quot;&quot;&quot;;[Data.Q$1];[Data.Q$2];&quot;&quot;&quot;,&quot;;[Data.Q15];&quot;],&quot;)" table:style-name="ce4">
            <text:p>["MAR13",17.219],</text:p>
          </table:table-cell>
          <table:table-cell office:value-type="string" office:string-value="[&quot;APR13&quot;,28.968]," table:formula="of:=CONCATENATE(&quot;[&quot;&quot;&quot;;[Data.R$1];[Data.R$2];&quot;&quot;&quot;,&quot;;[Data.R15];&quot;],&quot;)" table:style-name="ce4">
            <text:p>["APR13",28.968],</text:p>
          </table:table-cell>
          <table:table-cell office:value-type="string" office:string-value="[&quot;MAG13&quot;,19.114]," table:formula="of:=CONCATENATE(&quot;[&quot;&quot;&quot;;[Data.S$1];[Data.S$2];&quot;&quot;&quot;,&quot;;[Data.S15];&quot;],&quot;)" table:style-name="ce4">
            <text:p>["MAG13",19.114],</text:p>
          </table:table-cell>
          <table:table-cell office:value-type="string" office:string-value="[&quot;GIU13&quot;,5.910]," table:formula="of:=CONCATENATE(&quot;[&quot;&quot;&quot;;[Data.T$1];[Data.T$2];&quot;&quot;&quot;,&quot;;[Data.T15];&quot;],&quot;)" table:style-name="ce4">
            <text:p>["GIU13",5.910],</text:p>
          </table:table-cell>
          <table:table-cell office:value-type="string" office:string-value="[&quot;LUG13&quot;,39.311]," table:formula="of:=CONCATENATE(&quot;[&quot;&quot;&quot;;[Data.U$1];[Data.U$2];&quot;&quot;&quot;,&quot;;[Data.U15];&quot;],&quot;)" table:style-name="ce4">
            <text:p>["LUG13",39.311],</text:p>
          </table:table-cell>
          <table:table-cell office:value-type="string" office:string-value="[&quot;AGO13&quot;,17.537]," table:formula="of:=CONCATENATE(&quot;[&quot;&quot;&quot;;[Data.V$1];[Data.V$2];&quot;&quot;&quot;,&quot;;[Data.V15];&quot;],&quot;)" table:style-name="ce4">
            <text:p>["AGO13",17.537],</text:p>
          </table:table-cell>
          <table:table-cell office:value-type="string" office:string-value="[&quot;SET13&quot;,31.411]," table:formula="of:=CONCATENATE(&quot;[&quot;&quot;&quot;;[Data.W$1];[Data.W$2];&quot;&quot;&quot;,&quot;;[Data.W15];&quot;],&quot;)" table:style-name="ce4">
            <text:p>["SET13",31.411],</text:p>
          </table:table-cell>
          <table:table-cell office:value-type="string" office:string-value="[&quot;OTT13&quot;,39.758]," table:formula="of:=CONCATENATE(&quot;[&quot;&quot;&quot;;[Data.X$1];[Data.X$2];&quot;&quot;&quot;,&quot;;[Data.X15];&quot;],&quot;)" table:style-name="ce4">
            <text:p>["OTT13",39.758],</text:p>
          </table:table-cell>
          <table:table-cell office:value-type="string" office:string-value="[&quot;NOV13&quot;,29,233]," table:formula="of:=CONCATENATE(&quot;[&quot;&quot;&quot;;[Data.Y$1];[Data.Y$2];&quot;&quot;&quot;,&quot;;[Data.Y15];&quot;],&quot;)" table:style-name="ce4">
            <text:p>["NOV13",29,233],</text:p>
          </table:table-cell>
          <table:table-cell table:number-columns-repeated="16359"/>
        </table:table-row>
        <table:table-row table:style-name="ro1">
          <table:table-cell office:value-type="string" table:style-name="ce2">
            <text:p>prodotti chimici</text:p>
          </table:table-cell>
          <table:table-cell office:value-type="string" office:string-value="[&quot;GEN12&quot;,35434]," table:formula="of:=CONCATENATE(&quot;[&quot;&quot;&quot;;[Data.B$1];[Data.B$2];&quot;&quot;&quot;,&quot;;[Data.B16];&quot;],&quot;)" table:style-name="ce4">
            <text:p>["GEN12",35434],</text:p>
          </table:table-cell>
          <table:table-cell office:value-type="string" office:string-value="[&quot;FEB12&quot;,35493]," table:formula="of:=CONCATENATE(&quot;[&quot;&quot;&quot;;[Data.C$1];[Data.C$2];&quot;&quot;&quot;,&quot;;[Data.C16];&quot;],&quot;)" table:style-name="ce4">
            <text:p>["FEB12",35493],</text:p>
          </table:table-cell>
          <table:table-cell office:value-type="string" office:string-value="[&quot;MAR12&quot;,59622]," table:formula="of:=CONCATENATE(&quot;[&quot;&quot;&quot;;[Data.D$1];[Data.D$2];&quot;&quot;&quot;,&quot;;[Data.D16];&quot;],&quot;)" table:style-name="ce4">
            <text:p>["MAR12",59622],</text:p>
          </table:table-cell>
          <table:table-cell office:value-type="string" office:string-value="[&quot;APR12&quot;,32674]," table:formula="of:=CONCATENATE(&quot;[&quot;&quot;&quot;;[Data.E$1];[Data.E$2];&quot;&quot;&quot;,&quot;;[Data.E16];&quot;],&quot;)" table:style-name="ce4">
            <text:p>["APR12",32674],</text:p>
          </table:table-cell>
          <table:table-cell office:value-type="string" office:string-value="[&quot;MAG12&quot;,37814]," table:formula="of:=CONCATENATE(&quot;[&quot;&quot;&quot;;[Data.F$1];[Data.F$2];&quot;&quot;&quot;,&quot;;[Data.F16];&quot;],&quot;)" table:style-name="ce4">
            <text:p>["MAG12",37814],</text:p>
          </table:table-cell>
          <table:table-cell office:value-type="string" office:string-value="[&quot;GIU12&quot;,44731]," table:formula="of:=CONCATENATE(&quot;[&quot;&quot;&quot;;[Data.G$1];[Data.G$2];&quot;&quot;&quot;,&quot;;[Data.G16];&quot;],&quot;)" table:style-name="ce4">
            <text:p>["GIU12",44731],</text:p>
          </table:table-cell>
          <table:table-cell office:value-type="string" office:string-value="[&quot;LUG12&quot;,33604]," table:formula="of:=CONCATENATE(&quot;[&quot;&quot;&quot;;[Data.H$1];[Data.H$2];&quot;&quot;&quot;,&quot;;[Data.H16];&quot;],&quot;)" table:style-name="ce4">
            <text:p>["LUG12",33604],</text:p>
          </table:table-cell>
          <table:table-cell office:value-type="string" office:string-value="[&quot;AGO12&quot;,48884]," table:formula="of:=CONCATENATE(&quot;[&quot;&quot;&quot;;[Data.I$1];[Data.I$2];&quot;&quot;&quot;,&quot;;[Data.I16];&quot;],&quot;)" table:style-name="ce4">
            <text:p>["AGO12",48884],</text:p>
          </table:table-cell>
          <table:table-cell office:value-type="string" office:string-value="[&quot;SET12&quot;,49771]," table:formula="of:=CONCATENATE(&quot;[&quot;&quot;&quot;;[Data.J$1];[Data.J$2];&quot;&quot;&quot;,&quot;;[Data.J16];&quot;],&quot;)" table:style-name="ce4">
            <text:p>["SET12",49771],</text:p>
          </table:table-cell>
          <table:table-cell office:value-type="string" office:string-value="[&quot;OTT12&quot;,55963]," table:formula="of:=CONCATENATE(&quot;[&quot;&quot;&quot;;[Data.K$1];[Data.K$2];&quot;&quot;&quot;,&quot;;[Data.K16];&quot;],&quot;)" table:style-name="ce4">
            <text:p>["OTT12",55963],</text:p>
          </table:table-cell>
          <table:table-cell office:value-type="string" office:string-value="[&quot;NOV12&quot;,34240]," table:formula="of:=CONCATENATE(&quot;[&quot;&quot;&quot;;[Data.L$1];[Data.L$2];&quot;&quot;&quot;,&quot;;[Data.L16];&quot;],&quot;)" table:style-name="ce4">
            <text:p>["NOV12",34240],</text:p>
          </table:table-cell>
          <table:table-cell office:value-type="string" office:string-value="[&quot;DIC12&quot;,37490]," table:formula="of:=CONCATENATE(&quot;[&quot;&quot;&quot;;[Data.M$1];[Data.M$2];&quot;&quot;&quot;,&quot;;[Data.M16];&quot;],&quot;)" table:style-name="ce4">
            <text:p>["DIC12",37490],</text:p>
          </table:table-cell>
          <table:table-cell table:style-name="ce4"/>
          <table:table-cell office:value-type="string" office:string-value="[&quot;GEN13&quot;,47.140]," table:formula="of:=CONCATENATE(&quot;[&quot;&quot;&quot;;[Data.O$1];[Data.O$2];&quot;&quot;&quot;,&quot;;[Data.O16];&quot;],&quot;)" table:style-name="ce4">
            <text:p>["GEN13",47.140],</text:p>
          </table:table-cell>
          <table:table-cell office:value-type="string" office:string-value="[&quot;FEB13&quot;,33.336]," table:formula="of:=CONCATENATE(&quot;[&quot;&quot;&quot;;[Data.P$1];[Data.P$2];&quot;&quot;&quot;,&quot;;[Data.P16];&quot;],&quot;)" table:style-name="ce4">
            <text:p>["FEB13",33.336],</text:p>
          </table:table-cell>
          <table:table-cell office:value-type="string" office:string-value="[&quot;MAR13&quot;,50.301]," table:formula="of:=CONCATENATE(&quot;[&quot;&quot;&quot;;[Data.Q$1];[Data.Q$2];&quot;&quot;&quot;,&quot;;[Data.Q16];&quot;],&quot;)" table:style-name="ce4">
            <text:p>["MAR13",50.301],</text:p>
          </table:table-cell>
          <table:table-cell office:value-type="string" office:string-value="[&quot;APR13&quot;,33.668]," table:formula="of:=CONCATENATE(&quot;[&quot;&quot;&quot;;[Data.R$1];[Data.R$2];&quot;&quot;&quot;,&quot;;[Data.R16];&quot;],&quot;)" table:style-name="ce4">
            <text:p>["APR13",33.668],</text:p>
          </table:table-cell>
          <table:table-cell office:value-type="string" office:string-value="[&quot;MAG13&quot;,42.917]," table:formula="of:=CONCATENATE(&quot;[&quot;&quot;&quot;;[Data.S$1];[Data.S$2];&quot;&quot;&quot;,&quot;;[Data.S16];&quot;],&quot;)" table:style-name="ce4">
            <text:p>["MAG13",42.917],</text:p>
          </table:table-cell>
          <table:table-cell office:value-type="string" office:string-value="[&quot;GIU13&quot;,50.641]," table:formula="of:=CONCATENATE(&quot;[&quot;&quot;&quot;;[Data.T$1];[Data.T$2];&quot;&quot;&quot;,&quot;;[Data.T16];&quot;],&quot;)" table:style-name="ce4">
            <text:p>["GIU13",50.641],</text:p>
          </table:table-cell>
          <table:table-cell office:value-type="string" office:string-value="[&quot;LUG13&quot;,29.410]," table:formula="of:=CONCATENATE(&quot;[&quot;&quot;&quot;;[Data.U$1];[Data.U$2];&quot;&quot;&quot;,&quot;;[Data.U16];&quot;],&quot;)" table:style-name="ce4">
            <text:p>["LUG13",29.410],</text:p>
          </table:table-cell>
          <table:table-cell office:value-type="string" office:string-value="[&quot;AGO13&quot;,47.687]," table:formula="of:=CONCATENATE(&quot;[&quot;&quot;&quot;;[Data.V$1];[Data.V$2];&quot;&quot;&quot;,&quot;;[Data.V16];&quot;],&quot;)" table:style-name="ce4">
            <text:p>["AGO13",47.687],</text:p>
          </table:table-cell>
          <table:table-cell office:value-type="string" office:string-value="[&quot;SET13&quot;,42.339]," table:formula="of:=CONCATENATE(&quot;[&quot;&quot;&quot;;[Data.W$1];[Data.W$2];&quot;&quot;&quot;,&quot;;[Data.W16];&quot;],&quot;)" table:style-name="ce4">
            <text:p>["SET13",42.339],</text:p>
          </table:table-cell>
          <table:table-cell office:value-type="string" office:string-value="[&quot;OTT13&quot;,39.298]," table:formula="of:=CONCATENATE(&quot;[&quot;&quot;&quot;;[Data.X$1];[Data.X$2];&quot;&quot;&quot;,&quot;;[Data.X16];&quot;],&quot;)" table:style-name="ce4">
            <text:p>["OTT13",39.298],</text:p>
          </table:table-cell>
          <table:table-cell office:value-type="string" office:string-value="[&quot;NOV13&quot;,46,253]," table:formula="of:=CONCATENATE(&quot;[&quot;&quot;&quot;;[Data.Y$1];[Data.Y$2];&quot;&quot;&quot;,&quot;;[Data.Y16];&quot;],&quot;)" table:style-name="ce4">
            <text:p>["NOV13",46,253],</text:p>
          </table:table-cell>
          <table:table-cell table:number-columns-repeated="16359"/>
        </table:table-row>
        <table:table-row table:number-rows-repeated="6" table:style-name="ro1">
          <table:table-cell table:style-name="ce2"/>
          <table:table-cell table:number-columns-repeated="24" table:style-name="ce4"/>
          <table:table-cell table:number-columns-repeated="16359"/>
        </table:table-row>
        <table:table-row table:style-name="ro1">
          <table:table-cell office:value-type="string" table:style-name="ce2">
            <text:p>rinfuse solide</text:p>
          </table:table-cell>
          <table:table-cell office:value-type="string" office:string-value="[&quot;GEN12&quot;,4399]," table:formula="of:=CONCATENATE(&quot;[&quot;&quot;&quot;;[Data.B$1];[Data.B$2];&quot;&quot;&quot;,&quot;;[Data.B23];&quot;],&quot;)" table:style-name="ce4">
            <text:p>["GEN12",4399],</text:p>
          </table:table-cell>
          <table:table-cell office:value-type="string" office:string-value="[&quot;FEB12&quot;,8639]," table:formula="of:=CONCATENATE(&quot;[&quot;&quot;&quot;;[Data.C$1];[Data.C$2];&quot;&quot;&quot;,&quot;;[Data.C23];&quot;],&quot;)" table:style-name="ce4">
            <text:p>["FEB12",8639],</text:p>
          </table:table-cell>
          <table:table-cell office:value-type="string" office:string-value="[&quot;MAR12&quot;,7592]," table:formula="of:=CONCATENATE(&quot;[&quot;&quot;&quot;;[Data.D$1];[Data.D$2];&quot;&quot;&quot;,&quot;;[Data.D23];&quot;],&quot;)" table:style-name="ce4">
            <text:p>["MAR12",7592],</text:p>
          </table:table-cell>
          <table:table-cell office:value-type="string" office:string-value="[&quot;APR12&quot;,19543]," table:formula="of:=CONCATENATE(&quot;[&quot;&quot;&quot;;[Data.E$1];[Data.E$2];&quot;&quot;&quot;,&quot;;[Data.E23];&quot;],&quot;)" table:style-name="ce4">
            <text:p>["APR12",19543],</text:p>
          </table:table-cell>
          <table:table-cell office:value-type="string" office:string-value="[&quot;MAG12&quot;,25434]," table:formula="of:=CONCATENATE(&quot;[&quot;&quot;&quot;;[Data.F$1];[Data.F$2];&quot;&quot;&quot;,&quot;;[Data.F23];&quot;],&quot;)" table:style-name="ce4">
            <text:p>["MAG12",25434],</text:p>
          </table:table-cell>
          <table:table-cell office:value-type="string" office:string-value="[&quot;GIU12&quot;,15812]," table:formula="of:=CONCATENATE(&quot;[&quot;&quot;&quot;;[Data.G$1];[Data.G$2];&quot;&quot;&quot;,&quot;;[Data.G23];&quot;],&quot;)" table:style-name="ce4">
            <text:p>["GIU12",15812],</text:p>
          </table:table-cell>
          <table:table-cell office:value-type="string" office:string-value="[&quot;LUG12&quot;,21660]," table:formula="of:=CONCATENATE(&quot;[&quot;&quot;&quot;;[Data.H$1];[Data.H$2];&quot;&quot;&quot;,&quot;;[Data.H23];&quot;],&quot;)" table:style-name="ce4">
            <text:p>["LUG12",21660],</text:p>
          </table:table-cell>
          <table:table-cell office:value-type="string" office:string-value="[&quot;AGO12&quot;,11154]," table:formula="of:=CONCATENATE(&quot;[&quot;&quot;&quot;;[Data.I$1];[Data.I$2];&quot;&quot;&quot;,&quot;;[Data.I23];&quot;],&quot;)" table:style-name="ce4">
            <text:p>["AGO12",11154],</text:p>
          </table:table-cell>
          <table:table-cell office:value-type="string" office:string-value="[&quot;SET12&quot;,14711]," table:formula="of:=CONCATENATE(&quot;[&quot;&quot;&quot;;[Data.J$1];[Data.J$2];&quot;&quot;&quot;,&quot;;[Data.J23];&quot;],&quot;)" table:style-name="ce4">
            <text:p>["SET12",14711],</text:p>
          </table:table-cell>
          <table:table-cell office:value-type="string" office:string-value="[&quot;OTT12&quot;,16596]," table:formula="of:=CONCATENATE(&quot;[&quot;&quot;&quot;;[Data.K$1];[Data.K$2];&quot;&quot;&quot;,&quot;;[Data.K23];&quot;],&quot;)" table:style-name="ce4">
            <text:p>["OTT12",16596],</text:p>
          </table:table-cell>
          <table:table-cell office:value-type="string" office:string-value="[&quot;NOV12&quot;,22496]," table:formula="of:=CONCATENATE(&quot;[&quot;&quot;&quot;;[Data.L$1];[Data.L$2];&quot;&quot;&quot;,&quot;;[Data.L23];&quot;],&quot;)" table:style-name="ce4">
            <text:p>["NOV12",22496],</text:p>
          </table:table-cell>
          <table:table-cell office:value-type="string" office:string-value="[&quot;DIC12&quot;,5196]," table:formula="of:=CONCATENATE(&quot;[&quot;&quot;&quot;;[Data.M$1];[Data.M$2];&quot;&quot;&quot;,&quot;;[Data.M23];&quot;],&quot;)" table:style-name="ce4">
            <text:p>["DIC12",5196],</text:p>
          </table:table-cell>
          <table:table-cell table:style-name="ce4"/>
          <table:table-cell office:value-type="string" office:string-value="[&quot;GEN13&quot;,5.150]," table:formula="of:=CONCATENATE(&quot;[&quot;&quot;&quot;;[Data.O$1];[Data.O$2];&quot;&quot;&quot;,&quot;;[Data.O23];&quot;],&quot;)" table:style-name="ce4">
            <text:p>["GEN13",5.150],</text:p>
          </table:table-cell>
          <table:table-cell office:value-type="string" office:string-value="[&quot;FEB13&quot;,0]," table:formula="of:=CONCATENATE(&quot;[&quot;&quot;&quot;;[Data.P$1];[Data.P$2];&quot;&quot;&quot;,&quot;;[Data.P23];&quot;],&quot;)" table:style-name="ce4">
            <text:p>["FEB13",0],</text:p>
          </table:table-cell>
          <table:table-cell office:value-type="string" office:string-value="[&quot;MAR13&quot;,15.530]," table:formula="of:=CONCATENATE(&quot;[&quot;&quot;&quot;;[Data.Q$1];[Data.Q$2];&quot;&quot;&quot;,&quot;;[Data.Q23];&quot;],&quot;)" table:style-name="ce4">
            <text:p>["MAR13",15.530],</text:p>
          </table:table-cell>
          <table:table-cell office:value-type="string" office:string-value="[&quot;APR13&quot;,0]," table:formula="of:=CONCATENATE(&quot;[&quot;&quot;&quot;;[Data.R$1];[Data.R$2];&quot;&quot;&quot;,&quot;;[Data.R23];&quot;],&quot;)" table:style-name="ce4">
            <text:p>["APR13",0],</text:p>
          </table:table-cell>
          <table:table-cell office:value-type="string" office:string-value="[&quot;MAG13&quot;,7.630]," table:formula="of:=CONCATENATE(&quot;[&quot;&quot;&quot;;[Data.S$1];[Data.S$2];&quot;&quot;&quot;,&quot;;[Data.S23];&quot;],&quot;)" table:style-name="ce4">
            <text:p>["MAG13",7.630],</text:p>
          </table:table-cell>
          <table:table-cell office:value-type="string" office:string-value="[&quot;GIU13&quot;,5.100]," table:formula="of:=CONCATENATE(&quot;[&quot;&quot;&quot;;[Data.T$1];[Data.T$2];&quot;&quot;&quot;,&quot;;[Data.T23];&quot;],&quot;)" table:style-name="ce4">
            <text:p>["GIU13",5.100],</text:p>
          </table:table-cell>
          <table:table-cell office:value-type="string" office:string-value="[&quot;LUG13&quot;,15.800]," table:formula="of:=CONCATENATE(&quot;[&quot;&quot;&quot;;[Data.U$1];[Data.U$2];&quot;&quot;&quot;,&quot;;[Data.U23];&quot;],&quot;)" table:style-name="ce4">
            <text:p>["LUG13",15.800],</text:p>
          </table:table-cell>
          <table:table-cell office:value-type="string" office:string-value="[&quot;AGO13&quot;,13.300]," table:formula="of:=CONCATENATE(&quot;[&quot;&quot;&quot;;[Data.V$1];[Data.V$2];&quot;&quot;&quot;,&quot;;[Data.V23];&quot;],&quot;)" table:style-name="ce4">
            <text:p>["AGO13",13.300],</text:p>
          </table:table-cell>
          <table:table-cell office:value-type="string" office:string-value="[&quot;SET13&quot;,7.905]," table:formula="of:=CONCATENATE(&quot;[&quot;&quot;&quot;;[Data.W$1];[Data.W$2];&quot;&quot;&quot;,&quot;;[Data.W23];&quot;],&quot;)" table:style-name="ce4">
            <text:p>["SET13",7.905],</text:p>
          </table:table-cell>
          <table:table-cell office:value-type="string" office:string-value="[&quot;OTT13&quot;,7.900]," table:formula="of:=CONCATENATE(&quot;[&quot;&quot;&quot;;[Data.X$1];[Data.X$2];&quot;&quot;&quot;,&quot;;[Data.X23];&quot;],&quot;)" table:style-name="ce4">
            <text:p>["OTT13",7.900],</text:p>
          </table:table-cell>
          <table:table-cell office:value-type="string" office:string-value="[&quot;NOV13&quot;,7.600]," table:formula="of:=CONCATENATE(&quot;[&quot;&quot;&quot;;[Data.Y$1];[Data.Y$2];&quot;&quot;&quot;,&quot;;[Data.Y23];&quot;],&quot;)" table:style-name="ce4">
            <text:p>["NOV13",7.600],</text:p>
          </table:table-cell>
          <table:table-cell table:number-columns-repeated="16359"/>
        </table:table-row>
        <table:table-row table:style-name="ro1">
          <table:table-cell office:value-type="string" table:style-name="ce2">
            <text:p>traffico siderurgici</text:p>
          </table:table-cell>
          <table:table-cell office:value-type="string" office:string-value="[&quot;GEN12&quot;,292804]," table:formula="of:=CONCATENATE(&quot;[&quot;&quot;&quot;;[Data.B$1];[Data.B$2];&quot;&quot;&quot;,&quot;;[Data.B24];&quot;],&quot;)" table:style-name="ce4">
            <text:p>["GEN12",292804],</text:p>
          </table:table-cell>
          <table:table-cell office:value-type="string" office:string-value="[&quot;FEB12&quot;,291605]," table:formula="of:=CONCATENATE(&quot;[&quot;&quot;&quot;;[Data.C$1];[Data.C$2];&quot;&quot;&quot;,&quot;;[Data.C24];&quot;],&quot;)" table:style-name="ce4">
            <text:p>["FEB12",291605],</text:p>
          </table:table-cell>
          <table:table-cell office:value-type="string" office:string-value="[&quot;MAR12&quot;,346497]," table:formula="of:=CONCATENATE(&quot;[&quot;&quot;&quot;;[Data.D$1];[Data.D$2];&quot;&quot;&quot;,&quot;;[Data.D24];&quot;],&quot;)" table:style-name="ce4">
            <text:p>["MAR12",346497],</text:p>
          </table:table-cell>
          <table:table-cell office:value-type="string" office:string-value="[&quot;APR12&quot;,319928]," table:formula="of:=CONCATENATE(&quot;[&quot;&quot;&quot;;[Data.E$1];[Data.E$2];&quot;&quot;&quot;,&quot;;[Data.E24];&quot;],&quot;)" table:style-name="ce4">
            <text:p>["APR12",319928],</text:p>
          </table:table-cell>
          <table:table-cell office:value-type="string" office:string-value="[&quot;MAG12&quot;,288590]," table:formula="of:=CONCATENATE(&quot;[&quot;&quot;&quot;;[Data.F$1];[Data.F$2];&quot;&quot;&quot;,&quot;;[Data.F24];&quot;],&quot;)" table:style-name="ce4">
            <text:p>["MAG12",288590],</text:p>
          </table:table-cell>
          <table:table-cell office:value-type="string" office:string-value="[&quot;GIU12&quot;,268012]," table:formula="of:=CONCATENATE(&quot;[&quot;&quot;&quot;;[Data.G$1];[Data.G$2];&quot;&quot;&quot;,&quot;;[Data.G24];&quot;],&quot;)" table:style-name="ce4">
            <text:p>["GIU12",268012],</text:p>
          </table:table-cell>
          <table:table-cell office:value-type="string" office:string-value="[&quot;LUG12&quot;,214378]," table:formula="of:=CONCATENATE(&quot;[&quot;&quot;&quot;;[Data.H$1];[Data.H$2];&quot;&quot;&quot;,&quot;;[Data.H24];&quot;],&quot;)" table:style-name="ce4">
            <text:p>["LUG12",214378],</text:p>
          </table:table-cell>
          <table:table-cell office:value-type="string" office:string-value="[&quot;AGO12&quot;,264712]," table:formula="of:=CONCATENATE(&quot;[&quot;&quot;&quot;;[Data.I$1];[Data.I$2];&quot;&quot;&quot;,&quot;;[Data.I24];&quot;],&quot;)" table:style-name="ce4">
            <text:p>["AGO12",264712],</text:p>
          </table:table-cell>
          <table:table-cell office:value-type="string" office:string-value="[&quot;SET12&quot;,238298]," table:formula="of:=CONCATENATE(&quot;[&quot;&quot;&quot;;[Data.J$1];[Data.J$2];&quot;&quot;&quot;,&quot;;[Data.J24];&quot;],&quot;)" table:style-name="ce4">
            <text:p>["SET12",238298],</text:p>
          </table:table-cell>
          <table:table-cell office:value-type="string" office:string-value="[&quot;OTT12&quot;,294555]," table:formula="of:=CONCATENATE(&quot;[&quot;&quot;&quot;;[Data.K$1];[Data.K$2];&quot;&quot;&quot;,&quot;;[Data.K24];&quot;],&quot;)" table:style-name="ce4">
            <text:p>["OTT12",294555],</text:p>
          </table:table-cell>
          <table:table-cell office:value-type="string" office:string-value="[&quot;NOV12&quot;,226770]," table:formula="of:=CONCATENATE(&quot;[&quot;&quot;&quot;;[Data.L$1];[Data.L$2];&quot;&quot;&quot;,&quot;;[Data.L24];&quot;],&quot;)" table:style-name="ce4">
            <text:p>["NOV12",226770],</text:p>
          </table:table-cell>
          <table:table-cell office:value-type="string" office:string-value="[&quot;DIC12&quot;,112047]," table:formula="of:=CONCATENATE(&quot;[&quot;&quot;&quot;;[Data.M$1];[Data.M$2];&quot;&quot;&quot;,&quot;;[Data.M24];&quot;],&quot;)" table:style-name="ce4">
            <text:p>["DIC12",112047],</text:p>
          </table:table-cell>
          <table:table-cell table:style-name="ce4"/>
          <table:table-cell office:value-type="string" office:string-value="[&quot;GEN13&quot;,277.033]," table:formula="of:=CONCATENATE(&quot;[&quot;&quot;&quot;;[Data.O$1];[Data.O$2];&quot;&quot;&quot;,&quot;;[Data.O24];&quot;],&quot;)" table:style-name="ce4">
            <text:p>["GEN13",277.033],</text:p>
          </table:table-cell>
          <table:table-cell office:value-type="string" office:string-value="[&quot;FEB13&quot;,165.439]," table:formula="of:=CONCATENATE(&quot;[&quot;&quot;&quot;;[Data.P$1];[Data.P$2];&quot;&quot;&quot;,&quot;;[Data.P24];&quot;],&quot;)" table:style-name="ce4">
            <text:p>["FEB13",165.439],</text:p>
          </table:table-cell>
          <table:table-cell office:value-type="string" office:string-value="[&quot;MAR13&quot;,262.333]," table:formula="of:=CONCATENATE(&quot;[&quot;&quot;&quot;;[Data.Q$1];[Data.Q$2];&quot;&quot;&quot;,&quot;;[Data.Q24];&quot;],&quot;)" table:style-name="ce4">
            <text:p>["MAR13",262.333],</text:p>
          </table:table-cell>
          <table:table-cell office:value-type="string" office:string-value="[&quot;APR13&quot;,281.806]," table:formula="of:=CONCATENATE(&quot;[&quot;&quot;&quot;;[Data.R$1];[Data.R$2];&quot;&quot;&quot;,&quot;;[Data.R24];&quot;],&quot;)" table:style-name="ce4">
            <text:p>["APR13",281.806],</text:p>
          </table:table-cell>
          <table:table-cell office:value-type="string" office:string-value="[&quot;MAG13&quot;,265.962]," table:formula="of:=CONCATENATE(&quot;[&quot;&quot;&quot;;[Data.S$1];[Data.S$2];&quot;&quot;&quot;,&quot;;[Data.S24];&quot;],&quot;)" table:style-name="ce4">
            <text:p>["MAG13",265.962],</text:p>
          </table:table-cell>
          <table:table-cell office:value-type="string" office:string-value="[&quot;GIU13&quot;,263.606]," table:formula="of:=CONCATENATE(&quot;[&quot;&quot;&quot;;[Data.T$1];[Data.T$2];&quot;&quot;&quot;,&quot;;[Data.T24];&quot;],&quot;)" table:style-name="ce4">
            <text:p>["GIU13",263.606],</text:p>
          </table:table-cell>
          <table:table-cell office:value-type="string" office:string-value="[&quot;LUG13&quot;,369.422]," table:formula="of:=CONCATENATE(&quot;[&quot;&quot;&quot;;[Data.U$1];[Data.U$2];&quot;&quot;&quot;,&quot;;[Data.U24];&quot;],&quot;)" table:style-name="ce4">
            <text:p>["LUG13",369.422],</text:p>
          </table:table-cell>
          <table:table-cell office:value-type="string" office:string-value="[&quot;AGO13&quot;,176.539]," table:formula="of:=CONCATENATE(&quot;[&quot;&quot;&quot;;[Data.V$1];[Data.V$2];&quot;&quot;&quot;,&quot;;[Data.V24];&quot;],&quot;)" table:style-name="ce4">
            <text:p>["AGO13",176.539],</text:p>
          </table:table-cell>
          <table:table-cell office:value-type="string" office:string-value="[&quot;SET13&quot;,180.047]," table:formula="of:=CONCATENATE(&quot;[&quot;&quot;&quot;;[Data.W$1];[Data.W$2];&quot;&quot;&quot;,&quot;;[Data.W24];&quot;],&quot;)" table:style-name="ce4">
            <text:p>["SET13",180.047],</text:p>
          </table:table-cell>
          <table:table-cell office:value-type="string" office:string-value="[&quot;OTT13&quot;,344.246]," table:formula="of:=CONCATENATE(&quot;[&quot;&quot;&quot;;[Data.X$1];[Data.X$2];&quot;&quot;&quot;,&quot;;[Data.X24];&quot;],&quot;)" table:style-name="ce4">
            <text:p>["OTT13",344.246],</text:p>
          </table:table-cell>
          <table:table-cell office:value-type="string" office:string-value="[&quot;NOV13&quot;,248,713]," table:formula="of:=CONCATENATE(&quot;[&quot;&quot;&quot;;[Data.Y$1];[Data.Y$2];&quot;&quot;&quot;,&quot;;[Data.Y24];&quot;],&quot;)" table:style-name="ce4">
            <text:p>["NOV13",248,713],</text:p>
          </table:table-cell>
          <table:table-cell table:number-columns-repeated="16359"/>
        </table:table-row>
        <table:table-row table:number-rows-repeated="2" table:style-name="ro1">
          <table:table-cell table:style-name="ce2"/>
          <table:table-cell table:number-columns-repeated="24" table:style-name="ce4"/>
          <table:table-cell table:number-columns-repeated="16359"/>
        </table:table-row>
        <table:table-row table:style-name="ro1">
          <table:table-cell office:value-type="string" table:style-name="ce2">
            <text:p>BUNKERS (*) e PROVVISTE DI BORDO</text:p>
          </table:table-cell>
          <table:table-cell office:value-type="string" office:string-value="[&quot;GEN12&quot;,104562]," table:formula="of:=CONCATENATE(&quot;[&quot;&quot;&quot;;[Data.B$1];[Data.B$2];&quot;&quot;&quot;,&quot;;[Data.B27];&quot;],&quot;)" table:style-name="ce4">
            <text:p>["GEN12",104562],</text:p>
          </table:table-cell>
          <table:table-cell office:value-type="string" office:string-value="[&quot;FEB12&quot;,88937]," table:formula="of:=CONCATENATE(&quot;[&quot;&quot;&quot;;[Data.C$1];[Data.C$2];&quot;&quot;&quot;,&quot;;[Data.C27];&quot;],&quot;)" table:style-name="ce4">
            <text:p>["FEB12",88937],</text:p>
          </table:table-cell>
          <table:table-cell office:value-type="string" office:string-value="[&quot;MAR12&quot;,93668]," table:formula="of:=CONCATENATE(&quot;[&quot;&quot;&quot;;[Data.D$1];[Data.D$2];&quot;&quot;&quot;,&quot;;[Data.D27];&quot;],&quot;)" table:style-name="ce4">
            <text:p>["MAR12",93668],</text:p>
          </table:table-cell>
          <table:table-cell office:value-type="string" office:string-value="[&quot;APR12&quot;,91250]," table:formula="of:=CONCATENATE(&quot;[&quot;&quot;&quot;;[Data.E$1];[Data.E$2];&quot;&quot;&quot;,&quot;;[Data.E27];&quot;],&quot;)" table:style-name="ce4">
            <text:p>["APR12",91250],</text:p>
          </table:table-cell>
          <table:table-cell office:value-type="string" office:string-value="[&quot;MAG12&quot;,99911]," table:formula="of:=CONCATENATE(&quot;[&quot;&quot;&quot;;[Data.F$1];[Data.F$2];&quot;&quot;&quot;,&quot;;[Data.F27];&quot;],&quot;)" table:style-name="ce4">
            <text:p>["MAG12",99911],</text:p>
          </table:table-cell>
          <table:table-cell office:value-type="string" office:string-value="[&quot;GIU12&quot;,115432]," table:formula="of:=CONCATENATE(&quot;[&quot;&quot;&quot;;[Data.G$1];[Data.G$2];&quot;&quot;&quot;,&quot;;[Data.G27];&quot;],&quot;)" table:style-name="ce4">
            <text:p>["GIU12",115432],</text:p>
          </table:table-cell>
          <table:table-cell office:value-type="string" office:string-value="[&quot;LUG12&quot;,101066]," table:formula="of:=CONCATENATE(&quot;[&quot;&quot;&quot;;[Data.H$1];[Data.H$2];&quot;&quot;&quot;,&quot;;[Data.H27];&quot;],&quot;)" table:style-name="ce4">
            <text:p>["LUG12",101066],</text:p>
          </table:table-cell>
          <table:table-cell office:value-type="string" office:string-value="[&quot;AGO12&quot;,116644]," table:formula="of:=CONCATENATE(&quot;[&quot;&quot;&quot;;[Data.I$1];[Data.I$2];&quot;&quot;&quot;,&quot;;[Data.I27];&quot;],&quot;)" table:style-name="ce4">
            <text:p>["AGO12",116644],</text:p>
          </table:table-cell>
          <table:table-cell office:value-type="string" office:string-value="[&quot;SET12&quot;,91846]," table:formula="of:=CONCATENATE(&quot;[&quot;&quot;&quot;;[Data.J$1];[Data.J$2];&quot;&quot;&quot;,&quot;;[Data.J27];&quot;],&quot;)" table:style-name="ce4">
            <text:p>["SET12",91846],</text:p>
          </table:table-cell>
          <table:table-cell office:value-type="string" office:string-value="[&quot;OTT12&quot;,98792]," table:formula="of:=CONCATENATE(&quot;[&quot;&quot;&quot;;[Data.K$1];[Data.K$2];&quot;&quot;&quot;,&quot;;[Data.K27];&quot;],&quot;)" table:style-name="ce4">
            <text:p>["OTT12",98792],</text:p>
          </table:table-cell>
          <table:table-cell office:value-type="string" office:string-value="[&quot;NOV12&quot;,99794]," table:formula="of:=CONCATENATE(&quot;[&quot;&quot;&quot;;[Data.L$1];[Data.L$2];&quot;&quot;&quot;,&quot;;[Data.L27];&quot;],&quot;)" table:style-name="ce4">
            <text:p>["NOV12",99794],</text:p>
          </table:table-cell>
          <table:table-cell office:value-type="string" office:string-value="[&quot;DIC12&quot;,82491]," table:formula="of:=CONCATENATE(&quot;[&quot;&quot;&quot;;[Data.M$1];[Data.M$2];&quot;&quot;&quot;,&quot;;[Data.M27];&quot;],&quot;)" table:style-name="ce4">
            <text:p>["DIC12",82491],</text:p>
          </table:table-cell>
          <table:table-cell table:style-name="ce4"/>
          <table:table-cell office:value-type="string" office:string-value="[&quot;GEN13&quot;,79.655]," table:formula="of:=CONCATENATE(&quot;[&quot;&quot;&quot;;[Data.O$1];[Data.O$2];&quot;&quot;&quot;,&quot;;[Data.O27];&quot;],&quot;)" table:style-name="ce4">
            <text:p>["GEN13",79.655],</text:p>
          </table:table-cell>
          <table:table-cell office:value-type="string" office:string-value="[&quot;FEB13&quot;,76.016]," table:formula="of:=CONCATENATE(&quot;[&quot;&quot;&quot;;[Data.P$1];[Data.P$2];&quot;&quot;&quot;,&quot;;[Data.P27];&quot;],&quot;)" table:style-name="ce4">
            <text:p>["FEB13",76.016],</text:p>
          </table:table-cell>
          <table:table-cell office:value-type="string" office:string-value="[&quot;MAR13&quot;,85.207]," table:formula="of:=CONCATENATE(&quot;[&quot;&quot;&quot;;[Data.Q$1];[Data.Q$2];&quot;&quot;&quot;,&quot;;[Data.Q27];&quot;],&quot;)" table:style-name="ce4">
            <text:p>["MAR13",85.207],</text:p>
          </table:table-cell>
          <table:table-cell office:value-type="string" office:string-value="[&quot;APR13&quot;,86.165]," table:formula="of:=CONCATENATE(&quot;[&quot;&quot;&quot;;[Data.R$1];[Data.R$2];&quot;&quot;&quot;,&quot;;[Data.R27];&quot;],&quot;)" table:style-name="ce4">
            <text:p>["APR13",86.165],</text:p>
          </table:table-cell>
          <table:table-cell office:value-type="string" office:string-value="[&quot;MAG13&quot;,99.269]," table:formula="of:=CONCATENATE(&quot;[&quot;&quot;&quot;;[Data.S$1];[Data.S$2];&quot;&quot;&quot;,&quot;;[Data.S27];&quot;],&quot;)" table:style-name="ce4">
            <text:p>["MAG13",99.269],</text:p>
          </table:table-cell>
          <table:table-cell office:value-type="string" office:string-value="[&quot;GIU13&quot;,85.956]," table:formula="of:=CONCATENATE(&quot;[&quot;&quot;&quot;;[Data.T$1];[Data.T$2];&quot;&quot;&quot;,&quot;;[Data.T27];&quot;],&quot;)" table:style-name="ce4">
            <text:p>["GIU13",85.956],</text:p>
          </table:table-cell>
          <table:table-cell office:value-type="string" office:string-value="[&quot;LUG13&quot;,99.156]," table:formula="of:=CONCATENATE(&quot;[&quot;&quot;&quot;;[Data.U$1];[Data.U$2];&quot;&quot;&quot;,&quot;;[Data.U27];&quot;],&quot;)" table:style-name="ce4">
            <text:p>["LUG13",99.156],</text:p>
          </table:table-cell>
          <table:table-cell office:value-type="string" office:string-value="[&quot;AGO13&quot;,89.326]," table:formula="of:=CONCATENATE(&quot;[&quot;&quot;&quot;;[Data.V$1];[Data.V$2];&quot;&quot;&quot;,&quot;;[Data.V27];&quot;],&quot;)" table:style-name="ce4">
            <text:p>["AGO13",89.326],</text:p>
          </table:table-cell>
          <table:table-cell office:value-type="string" office:string-value="[&quot;SET13&quot;,85.445]," table:formula="of:=CONCATENATE(&quot;[&quot;&quot;&quot;;[Data.W$1];[Data.W$2];&quot;&quot;&quot;,&quot;;[Data.W27];&quot;],&quot;)" table:style-name="ce4">
            <text:p>["SET13",85.445],</text:p>
          </table:table-cell>
          <table:table-cell office:value-type="string" office:string-value="[&quot;OTT13&quot;,80.929]," table:formula="of:=CONCATENATE(&quot;[&quot;&quot;&quot;;[Data.X$1];[Data.X$2];&quot;&quot;&quot;,&quot;;[Data.X27];&quot;],&quot;)" table:style-name="ce4">
            <text:p>["OTT13",80.929],</text:p>
          </table:table-cell>
          <table:table-cell office:value-type="string" office:string-value="[&quot;NOV13&quot;,70,528]," table:formula="of:=CONCATENATE(&quot;[&quot;&quot;&quot;;[Data.Y$1];[Data.Y$2];&quot;&quot;&quot;,&quot;;[Data.Y27];&quot;],&quot;)" table:style-name="ce4">
            <text:p>["NOV13",70,528],</text:p>
          </table:table-cell>
          <table:table-cell table:number-columns-repeated="16359"/>
        </table:table-row>
        <table:table-row table:number-rows-repeated="4" table:style-name="ro1">
          <table:table-cell table:style-name="ce2"/>
          <table:table-cell table:number-columns-repeated="24" table:style-name="ce4"/>
          <table:table-cell table:number-columns-repeated="16359"/>
        </table:table-row>
        <table:table-row table:style-name="ro1">
          <table:table-cell office:value-type="string" table:style-name="ce2">
            <text:p>TOTALE CONTAINERS TEUS</text:p>
          </table:table-cell>
          <table:table-cell office:value-type="string" office:string-value="[&quot;GEN12&quot;,150330]," table:formula="of:=CONCATENATE(&quot;[&quot;&quot;&quot;;[Data.B$1];[Data.B$2];&quot;&quot;&quot;,&quot;;[Data.B32];&quot;],&quot;)" table:style-name="ce4">
            <text:p>["GEN12",150330],</text:p>
          </table:table-cell>
          <table:table-cell office:value-type="string" office:string-value="[&quot;FEB12&quot;,166695]," table:formula="of:=CONCATENATE(&quot;[&quot;&quot;&quot;;[Data.C$1];[Data.C$2];&quot;&quot;&quot;,&quot;;[Data.C32];&quot;],&quot;)" table:style-name="ce4">
            <text:p>["FEB12",166695],</text:p>
          </table:table-cell>
          <table:table-cell office:value-type="string" office:string-value="[&quot;MAR12&quot;,178241]," table:formula="of:=CONCATENATE(&quot;[&quot;&quot;&quot;;[Data.D$1];[Data.D$2];&quot;&quot;&quot;,&quot;;[Data.D32];&quot;],&quot;)" table:style-name="ce4">
            <text:p>["MAR12",178241],</text:p>
          </table:table-cell>
          <table:table-cell office:value-type="string" office:string-value="[&quot;APR12&quot;,177567]," table:formula="of:=CONCATENATE(&quot;[&quot;&quot;&quot;;[Data.E$1];[Data.E$2];&quot;&quot;&quot;,&quot;;[Data.E32];&quot;],&quot;)" table:style-name="ce4">
            <text:p>["APR12",177567],</text:p>
          </table:table-cell>
          <table:table-cell office:value-type="string" office:string-value="[&quot;MAG12&quot;,182103]," table:formula="of:=CONCATENATE(&quot;[&quot;&quot;&quot;;[Data.F$1];[Data.F$2];&quot;&quot;&quot;,&quot;;[Data.F32];&quot;],&quot;)" table:style-name="ce4">
            <text:p>["MAG12",182103],</text:p>
          </table:table-cell>
          <table:table-cell office:value-type="string" office:string-value="[&quot;GIU12&quot;,188881]," table:formula="of:=CONCATENATE(&quot;[&quot;&quot;&quot;;[Data.G$1];[Data.G$2];&quot;&quot;&quot;,&quot;;[Data.G32];&quot;],&quot;)" table:style-name="ce4">
            <text:p>["GIU12",188881],</text:p>
          </table:table-cell>
          <table:table-cell office:value-type="string" office:string-value="[&quot;LUG12&quot;,184923]," table:formula="of:=CONCATENATE(&quot;[&quot;&quot;&quot;;[Data.H$1];[Data.H$2];&quot;&quot;&quot;,&quot;;[Data.H32];&quot;],&quot;)" table:style-name="ce4">
            <text:p>["LUG12",184923],</text:p>
          </table:table-cell>
          <table:table-cell office:value-type="string" office:string-value="[&quot;AGO12&quot;,160873]," table:formula="of:=CONCATENATE(&quot;[&quot;&quot;&quot;;[Data.I$1];[Data.I$2];&quot;&quot;&quot;,&quot;;[Data.I32];&quot;],&quot;)" table:style-name="ce4">
            <text:p>["AGO12",160873],</text:p>
          </table:table-cell>
          <table:table-cell office:value-type="string" office:string-value="[&quot;SET12&quot;,154086]," table:formula="of:=CONCATENATE(&quot;[&quot;&quot;&quot;;[Data.J$1];[Data.J$2];&quot;&quot;&quot;,&quot;;[Data.J32];&quot;],&quot;)" table:style-name="ce4">
            <text:p>["SET12",154086],</text:p>
          </table:table-cell>
          <table:table-cell office:value-type="string" office:string-value="[&quot;OTT12&quot;,182028]," table:formula="of:=CONCATENATE(&quot;[&quot;&quot;&quot;;[Data.K$1];[Data.K$2];&quot;&quot;&quot;,&quot;;[Data.K32];&quot;],&quot;)" table:style-name="ce4">
            <text:p>["OTT12",182028],</text:p>
          </table:table-cell>
          <table:table-cell office:value-type="string" office:string-value="[&quot;NOV12&quot;,175626]," table:formula="of:=CONCATENATE(&quot;[&quot;&quot;&quot;;[Data.L$1];[Data.L$2];&quot;&quot;&quot;,&quot;;[Data.L32];&quot;],&quot;)" table:style-name="ce4">
            <text:p>["NOV12",175626],</text:p>
          </table:table-cell>
          <table:table-cell office:value-type="string" office:string-value="[&quot;DIC12&quot;,163453]," table:formula="of:=CONCATENATE(&quot;[&quot;&quot;&quot;;[Data.M$1];[Data.M$2];&quot;&quot;&quot;,&quot;;[Data.M32];&quot;],&quot;)" table:style-name="ce4">
            <text:p>["DIC12",163453],</text:p>
          </table:table-cell>
          <table:table-cell table:style-name="ce4"/>
          <table:table-cell office:value-type="string" office:string-value="[&quot;GEN13&quot;,156.070]," table:formula="of:=CONCATENATE(&quot;[&quot;&quot;&quot;;[Data.O$1];[Data.O$2];&quot;&quot;&quot;,&quot;;[Data.O32];&quot;],&quot;)" table:style-name="ce4">
            <text:p>["GEN13",156.070],</text:p>
          </table:table-cell>
          <table:table-cell office:value-type="string" office:string-value="[&quot;FEB13&quot;,155.969]," table:formula="of:=CONCATENATE(&quot;[&quot;&quot;&quot;;[Data.P$1];[Data.P$2];&quot;&quot;&quot;,&quot;;[Data.P32];&quot;],&quot;)" table:style-name="ce4">
            <text:p>["FEB13",155.969],</text:p>
          </table:table-cell>
          <table:table-cell office:value-type="string" office:string-value="[&quot;MAR13&quot;,169.792]," table:formula="of:=CONCATENATE(&quot;[&quot;&quot;&quot;;[Data.Q$1];[Data.Q$2];&quot;&quot;&quot;,&quot;;[Data.Q32];&quot;],&quot;)" table:style-name="ce4">
            <text:p>["MAR13",169.792],</text:p>
          </table:table-cell>
          <table:table-cell office:value-type="string" office:string-value="[&quot;APR13&quot;,175.196]," table:formula="of:=CONCATENATE(&quot;[&quot;&quot;&quot;;[Data.R$1];[Data.R$2];&quot;&quot;&quot;,&quot;;[Data.R32];&quot;],&quot;)" table:style-name="ce4">
            <text:p>["APR13",175.196],</text:p>
          </table:table-cell>
          <table:table-cell office:value-type="string" office:string-value="[&quot;MAG13&quot;,167.016]," table:formula="of:=CONCATENATE(&quot;[&quot;&quot;&quot;;[Data.S$1];[Data.S$2];&quot;&quot;&quot;,&quot;;[Data.S32];&quot;],&quot;)" table:style-name="ce4">
            <text:p>["MAG13",167.016],</text:p>
          </table:table-cell>
          <table:table-cell office:value-type="string" office:string-value="[&quot;GIU13&quot;,169.005]," table:formula="of:=CONCATENATE(&quot;[&quot;&quot;&quot;;[Data.T$1];[Data.T$2];&quot;&quot;&quot;,&quot;;[Data.T32];&quot;],&quot;)" table:style-name="ce4">
            <text:p>["GIU13",169.005],</text:p>
          </table:table-cell>
          <table:table-cell office:value-type="string" office:string-value="[&quot;LUG13&quot;,188.519]," table:formula="of:=CONCATENATE(&quot;[&quot;&quot;&quot;;[Data.U$1];[Data.U$2];&quot;&quot;&quot;,&quot;;[Data.U32];&quot;],&quot;)" table:style-name="ce4">
            <text:p>["LUG13",188.519],</text:p>
          </table:table-cell>
          <table:table-cell office:value-type="string" office:string-value="[&quot;AGO13&quot;,153.145]," table:formula="of:=CONCATENATE(&quot;[&quot;&quot;&quot;;[Data.V$1];[Data.V$2];&quot;&quot;&quot;,&quot;;[Data.V32];&quot;],&quot;)" table:style-name="ce4">
            <text:p>["AGO13",153.145],</text:p>
          </table:table-cell>
          <table:table-cell office:value-type="string" office:string-value="[&quot;SET13&quot;,159.128]," table:formula="of:=CONCATENATE(&quot;[&quot;&quot;&quot;;[Data.W$1];[Data.W$2];&quot;&quot;&quot;,&quot;;[Data.W32];&quot;],&quot;)" table:style-name="ce4">
            <text:p>["SET13",159.128],</text:p>
          </table:table-cell>
          <table:table-cell office:value-type="string" office:string-value="[&quot;OTT13&quot;,170.034]," table:formula="of:=CONCATENATE(&quot;[&quot;&quot;&quot;;[Data.X$1];[Data.X$2];&quot;&quot;&quot;,&quot;;[Data.X32];&quot;],&quot;)" table:style-name="ce4">
            <text:p>["OTT13",170.034],</text:p>
          </table:table-cell>
          <table:table-cell office:value-type="string" office:string-value="[&quot;NOV13&quot;,155,552]," table:formula="of:=CONCATENATE(&quot;[&quot;&quot;&quot;;[Data.Y$1];[Data.Y$2];&quot;&quot;&quot;,&quot;;[Data.Y32];&quot;],&quot;)" table:style-name="ce4">
            <text:p>["NOV13",155,552],</text:p>
          </table:table-cell>
          <table:table-cell table:number-columns-repeated="16359"/>
        </table:table-row>
        <table:table-row table:style-name="ro1">
          <table:table-cell table:style-name="ce2"/>
          <table:table-cell table:number-columns-repeated="24" table:style-name="ce4"/>
          <table:table-cell table:number-columns-repeated="16359"/>
        </table:table-row>
        <table:table-row table:style-name="ro1">
          <table:table-cell office:value-type="string" table:style-name="ce2">
            <text:p>NAVI <text:s/>ARRIVATE</text:p>
          </table:table-cell>
          <table:table-cell office:value-type="string" office:string-value="[&quot;GEN12&quot;,467]," table:formula="of:=CONCATENATE(&quot;[&quot;&quot;&quot;;[Data.B$1];[Data.B$2];&quot;&quot;&quot;,&quot;;[Data.B34];&quot;],&quot;)" table:style-name="ce4">
            <text:p>["GEN12",467],</text:p>
          </table:table-cell>
          <table:table-cell office:value-type="string" office:string-value="[&quot;FEB12&quot;,450]," table:formula="of:=CONCATENATE(&quot;[&quot;&quot;&quot;;[Data.C$1];[Data.C$2];&quot;&quot;&quot;,&quot;;[Data.C34];&quot;],&quot;)" table:style-name="ce4">
            <text:p>["FEB12",450],</text:p>
          </table:table-cell>
          <table:table-cell office:value-type="string" office:string-value="[&quot;MAR12&quot;,531]," table:formula="of:=CONCATENATE(&quot;[&quot;&quot;&quot;;[Data.D$1];[Data.D$2];&quot;&quot;&quot;,&quot;;[Data.D34];&quot;],&quot;)" table:style-name="ce4">
            <text:p>["MAR12",531],</text:p>
          </table:table-cell>
          <table:table-cell office:value-type="string" office:string-value="[&quot;APR12&quot;,575]," table:formula="of:=CONCATENATE(&quot;[&quot;&quot;&quot;;[Data.E$1];[Data.E$2];&quot;&quot;&quot;,&quot;;[Data.E34];&quot;],&quot;)" table:style-name="ce4">
            <text:p>["APR12",575],</text:p>
          </table:table-cell>
          <table:table-cell office:value-type="string" office:string-value="[&quot;MAG12&quot;,586]," table:formula="of:=CONCATENATE(&quot;[&quot;&quot;&quot;;[Data.F$1];[Data.F$2];&quot;&quot;&quot;,&quot;;[Data.F34];&quot;],&quot;)" table:style-name="ce4">
            <text:p>["MAG12",586],</text:p>
          </table:table-cell>
          <table:table-cell office:value-type="string" office:string-value="[&quot;GIU12&quot;,620]," table:formula="of:=CONCATENATE(&quot;[&quot;&quot;&quot;;[Data.G$1];[Data.G$2];&quot;&quot;&quot;,&quot;;[Data.G34];&quot;],&quot;)" table:style-name="ce4">
            <text:p>["GIU12",620],</text:p>
          </table:table-cell>
          <table:table-cell office:value-type="string" office:string-value="[&quot;LUG12&quot;,668]," table:formula="of:=CONCATENATE(&quot;[&quot;&quot;&quot;;[Data.H$1];[Data.H$2];&quot;&quot;&quot;,&quot;;[Data.H34];&quot;],&quot;)" table:style-name="ce4">
            <text:p>["LUG12",668],</text:p>
          </table:table-cell>
          <table:table-cell office:value-type="string" office:string-value="[&quot;AGO12&quot;,664]," table:formula="of:=CONCATENATE(&quot;[&quot;&quot;&quot;;[Data.I$1];[Data.I$2];&quot;&quot;&quot;,&quot;;[Data.I34];&quot;],&quot;)" table:style-name="ce4">
            <text:p>["AGO12",664],</text:p>
          </table:table-cell>
          <table:table-cell office:value-type="string" office:string-value="[&quot;SET12&quot;,592]," table:formula="of:=CONCATENATE(&quot;[&quot;&quot;&quot;;[Data.J$1];[Data.J$2];&quot;&quot;&quot;,&quot;;[Data.J34];&quot;],&quot;)" table:style-name="ce4">
            <text:p>["SET12",592],</text:p>
          </table:table-cell>
          <table:table-cell office:value-type="string" office:string-value="[&quot;OTT12&quot;,548]," table:formula="of:=CONCATENATE(&quot;[&quot;&quot;&quot;;[Data.K$1];[Data.K$2];&quot;&quot;&quot;,&quot;;[Data.K34];&quot;],&quot;)" table:style-name="ce4">
            <text:p>["OTT12",548],</text:p>
          </table:table-cell>
          <table:table-cell office:value-type="string" office:string-value="[&quot;NOV12&quot;,481]," table:formula="of:=CONCATENATE(&quot;[&quot;&quot;&quot;;[Data.L$1];[Data.L$2];&quot;&quot;&quot;,&quot;;[Data.L34];&quot;],&quot;)" table:style-name="ce4">
            <text:p>["NOV12",481],</text:p>
          </table:table-cell>
          <table:table-cell office:value-type="string" office:string-value="[&quot;DIC12&quot;,437]," table:formula="of:=CONCATENATE(&quot;[&quot;&quot;&quot;;[Data.M$1];[Data.M$2];&quot;&quot;&quot;,&quot;;[Data.M34];&quot;],&quot;)" table:style-name="ce4">
            <text:p>["DIC12",437],</text:p>
          </table:table-cell>
          <table:table-cell table:style-name="ce4"/>
          <table:table-cell office:value-type="string" office:string-value="[&quot;GEN13&quot;,424]," table:formula="of:=CONCATENATE(&quot;[&quot;&quot;&quot;;[Data.O$1];[Data.O$2];&quot;&quot;&quot;,&quot;;[Data.O34];&quot;],&quot;)" table:style-name="ce4">
            <text:p>["GEN13",424],</text:p>
          </table:table-cell>
          <table:table-cell office:value-type="string" office:string-value="[&quot;FEB13&quot;,406]," table:formula="of:=CONCATENATE(&quot;[&quot;&quot;&quot;;[Data.P$1];[Data.P$2];&quot;&quot;&quot;,&quot;;[Data.P34];&quot;],&quot;)" table:style-name="ce4">
            <text:p>["FEB13",406],</text:p>
          </table:table-cell>
          <table:table-cell office:value-type="string" office:string-value="[&quot;MAR13&quot;,497]," table:formula="of:=CONCATENATE(&quot;[&quot;&quot;&quot;;[Data.Q$1];[Data.Q$2];&quot;&quot;&quot;,&quot;;[Data.Q34];&quot;],&quot;)" table:style-name="ce4">
            <text:p>["MAR13",497],</text:p>
          </table:table-cell>
          <table:table-cell office:value-type="string" office:string-value="[&quot;APR13&quot;,500]," table:formula="of:=CONCATENATE(&quot;[&quot;&quot;&quot;;[Data.R$1];[Data.R$2];&quot;&quot;&quot;,&quot;;[Data.R34];&quot;],&quot;)" table:style-name="ce4">
            <text:p>["APR13",500],</text:p>
          </table:table-cell>
          <table:table-cell office:value-type="string" office:string-value="[&quot;MAG13&quot;,512]," table:formula="of:=CONCATENATE(&quot;[&quot;&quot;&quot;;[Data.S$1];[Data.S$2];&quot;&quot;&quot;,&quot;;[Data.S34];&quot;],&quot;)" table:style-name="ce4">
            <text:p>["MAG13",512],</text:p>
          </table:table-cell>
          <table:table-cell office:value-type="string" office:string-value="[&quot;GIU13&quot;,542]," table:formula="of:=CONCATENATE(&quot;[&quot;&quot;&quot;;[Data.T$1];[Data.T$2];&quot;&quot;&quot;,&quot;;[Data.T34];&quot;],&quot;)" table:style-name="ce4">
            <text:p>["GIU13",542],</text:p>
          </table:table-cell>
          <table:table-cell office:value-type="string" office:string-value="[&quot;LUG13&quot;,637]," table:formula="of:=CONCATENATE(&quot;[&quot;&quot;&quot;;[Data.U$1];[Data.U$2];&quot;&quot;&quot;,&quot;;[Data.U34];&quot;],&quot;)" table:style-name="ce4">
            <text:p>["LUG13",637],</text:p>
          </table:table-cell>
          <table:table-cell office:value-type="string" office:string-value="[&quot;AGO13&quot;,625]," table:formula="of:=CONCATENATE(&quot;[&quot;&quot;&quot;;[Data.V$1];[Data.V$2];&quot;&quot;&quot;,&quot;;[Data.V34];&quot;],&quot;)" table:style-name="ce4">
            <text:p>["AGO13",625],</text:p>
          </table:table-cell>
          <table:table-cell office:value-type="string" office:string-value="[&quot;SET13&quot;,532]," table:formula="of:=CONCATENATE(&quot;[&quot;&quot;&quot;;[Data.W$1];[Data.W$2];&quot;&quot;&quot;,&quot;;[Data.W34];&quot;],&quot;)" table:style-name="ce4">
            <text:p>["SET13",532],</text:p>
          </table:table-cell>
          <table:table-cell office:value-type="string" office:string-value="[&quot;OTT13&quot;,522]," table:formula="of:=CONCATENATE(&quot;[&quot;&quot;&quot;;[Data.X$1];[Data.X$2];&quot;&quot;&quot;,&quot;;[Data.X34];&quot;],&quot;)" table:style-name="ce4">
            <text:p>["OTT13",522],</text:p>
          </table:table-cell>
          <table:table-cell office:value-type="string" office:string-value="[&quot;NOV13&quot;,426]," table:formula="of:=CONCATENATE(&quot;[&quot;&quot;&quot;;[Data.Y$1];[Data.Y$2];&quot;&quot;&quot;,&quot;;[Data.Y34];&quot;],&quot;)" table:style-name="ce4">
            <text:p>["NOV13",426],</text:p>
          </table:table-cell>
          <table:table-cell table:number-columns-repeated="16359"/>
        </table:table-row>
        <table:table-row table:style-name="ro1">
          <table:table-cell office:value-type="string" table:style-name="ce2">
            <text:p>T S L</text:p>
          </table:table-cell>
          <table:table-cell office:value-type="string" office:string-value="[&quot;GEN12&quot;,14267440]," table:formula="of:=CONCATENATE(&quot;[&quot;&quot;&quot;;[Data.B$1];[Data.B$2];&quot;&quot;&quot;,&quot;;[Data.B35];&quot;],&quot;)" table:style-name="ce4">
            <text:p>["GEN12",14267440],</text:p>
          </table:table-cell>
          <table:table-cell office:value-type="string" office:string-value="[&quot;FEB12&quot;,13162533]," table:formula="of:=CONCATENATE(&quot;[&quot;&quot;&quot;;[Data.C$1];[Data.C$2];&quot;&quot;&quot;,&quot;;[Data.C35];&quot;],&quot;)" table:style-name="ce4">
            <text:p>["FEB12",13162533],</text:p>
          </table:table-cell>
          <table:table-cell office:value-type="string" office:string-value="[&quot;MAR12&quot;,14621430]," table:formula="of:=CONCATENATE(&quot;[&quot;&quot;&quot;;[Data.D$1];[Data.D$2];&quot;&quot;&quot;,&quot;;[Data.D35];&quot;],&quot;)" table:style-name="ce4">
            <text:p>["MAR12",14621430],</text:p>
          </table:table-cell>
          <table:table-cell office:value-type="string" office:string-value="[&quot;APR12&quot;,16425600]," table:formula="of:=CONCATENATE(&quot;[&quot;&quot;&quot;;[Data.E$1];[Data.E$2];&quot;&quot;&quot;,&quot;;[Data.E35];&quot;],&quot;)" table:style-name="ce4">
            <text:p>["APR12",16425600],</text:p>
          </table:table-cell>
          <table:table-cell office:value-type="string" office:string-value="[&quot;MAG12&quot;,16528308]," table:formula="of:=CONCATENATE(&quot;[&quot;&quot;&quot;;[Data.F$1];[Data.F$2];&quot;&quot;&quot;,&quot;;[Data.F35];&quot;],&quot;)" table:style-name="ce4">
            <text:p>["MAG12",16528308],</text:p>
          </table:table-cell>
          <table:table-cell office:value-type="string" office:string-value="[&quot;GIU12&quot;,17882962]," table:formula="of:=CONCATENATE(&quot;[&quot;&quot;&quot;;[Data.G$1];[Data.G$2];&quot;&quot;&quot;,&quot;;[Data.G35];&quot;],&quot;)" table:style-name="ce4">
            <text:p>["GIU12",17882962],</text:p>
          </table:table-cell>
          <table:table-cell office:value-type="string" office:string-value="[&quot;LUG12&quot;,19038655]," table:formula="of:=CONCATENATE(&quot;[&quot;&quot;&quot;;[Data.H$1];[Data.H$2];&quot;&quot;&quot;,&quot;;[Data.H35];&quot;],&quot;)" table:style-name="ce4">
            <text:p>["LUG12",19038655],</text:p>
          </table:table-cell>
          <table:table-cell office:value-type="string" office:string-value="[&quot;AGO12&quot;,19357122]," table:formula="of:=CONCATENATE(&quot;[&quot;&quot;&quot;;[Data.I$1];[Data.I$2];&quot;&quot;&quot;,&quot;;[Data.I35];&quot;],&quot;)" table:style-name="ce4">
            <text:p>["AGO12",19357122],</text:p>
          </table:table-cell>
          <table:table-cell office:value-type="string" office:string-value="[&quot;SET12&quot;,17403722]," table:formula="of:=CONCATENATE(&quot;[&quot;&quot;&quot;;[Data.J$1];[Data.J$2];&quot;&quot;&quot;,&quot;;[Data.J35];&quot;],&quot;)" table:style-name="ce4">
            <text:p>["SET12",17403722],</text:p>
          </table:table-cell>
          <table:table-cell office:value-type="string" office:string-value="[&quot;OTT12&quot;,16223550]," table:formula="of:=CONCATENATE(&quot;[&quot;&quot;&quot;;[Data.K$1];[Data.K$2];&quot;&quot;&quot;,&quot;;[Data.K35];&quot;],&quot;)" table:style-name="ce4">
            <text:p>["OTT12",16223550],</text:p>
          </table:table-cell>
          <table:table-cell office:value-type="string" office:string-value="[&quot;NOV12&quot;,15113845]," table:formula="of:=CONCATENATE(&quot;[&quot;&quot;&quot;;[Data.L$1];[Data.L$2];&quot;&quot;&quot;,&quot;;[Data.L35];&quot;],&quot;)" table:style-name="ce4">
            <text:p>["NOV12",15113845],</text:p>
          </table:table-cell>
          <table:table-cell office:value-type="string" office:string-value="[&quot;DIC12&quot;,14098558]," table:formula="of:=CONCATENATE(&quot;[&quot;&quot;&quot;;[Data.M$1];[Data.M$2];&quot;&quot;&quot;,&quot;;[Data.M35];&quot;],&quot;)" table:style-name="ce4">
            <text:p>["DIC12",14098558],</text:p>
          </table:table-cell>
          <table:table-cell table:style-name="ce4"/>
          <table:table-cell office:value-type="string" office:string-value="[&quot;GEN13&quot;,12.824.541]," table:formula="of:=CONCATENATE(&quot;[&quot;&quot;&quot;;[Data.O$1];[Data.O$2];&quot;&quot;&quot;,&quot;;[Data.O35];&quot;],&quot;)" table:style-name="ce4">
            <text:p>["GEN13",12.824.541],</text:p>
          </table:table-cell>
          <table:table-cell office:value-type="string" office:string-value="[&quot;FEB13&quot;,14.760.261]," table:formula="of:=CONCATENATE(&quot;[&quot;&quot;&quot;;[Data.P$1];[Data.P$2];&quot;&quot;&quot;,&quot;;[Data.P35];&quot;],&quot;)" table:style-name="ce4">
            <text:p>["FEB13",14.760.261],</text:p>
          </table:table-cell>
          <table:table-cell office:value-type="string" office:string-value="[&quot;MAR13&quot;,15.000.000]," table:formula="of:=CONCATENATE(&quot;[&quot;&quot;&quot;;[Data.Q$1];[Data.Q$2];&quot;&quot;&quot;,&quot;;[Data.Q35];&quot;],&quot;)" table:style-name="ce4">
            <text:p>["MAR13",15.000.000],</text:p>
          </table:table-cell>
          <table:table-cell office:value-type="string" office:string-value="[&quot;APR13&quot;,15.360.000]," table:formula="of:=CONCATENATE(&quot;[&quot;&quot;&quot;;[Data.R$1];[Data.R$2];&quot;&quot;&quot;,&quot;;[Data.R35];&quot;],&quot;)" table:style-name="ce4">
            <text:p>["APR13",15.360.000],</text:p>
          </table:table-cell>
          <table:table-cell office:value-type="string" office:string-value="[&quot;MAG13&quot;,16.260.000]," table:formula="of:=CONCATENATE(&quot;[&quot;&quot;&quot;;[Data.S$1];[Data.S$2];&quot;&quot;&quot;,&quot;;[Data.S35];&quot;],&quot;)" table:style-name="ce4">
            <text:p>["MAG13",16.260.000],</text:p>
          </table:table-cell>
          <table:table-cell office:value-type="string" office:string-value="[&quot;GIU13&quot;,19.110.000]," table:formula="of:=CONCATENATE(&quot;[&quot;&quot;&quot;;[Data.T$1];[Data.T$2];&quot;&quot;&quot;,&quot;;[Data.T35];&quot;],&quot;)" table:style-name="ce4">
            <text:p>["GIU13",19.110.000],</text:p>
          </table:table-cell>
          <table:table-cell office:value-type="string" office:string-value="[&quot;LUG13&quot;,18.750.000]," table:formula="of:=CONCATENATE(&quot;[&quot;&quot;&quot;;[Data.U$1];[Data.U$2];&quot;&quot;&quot;,&quot;;[Data.U35];&quot;],&quot;)" table:style-name="ce4">
            <text:p>["LUG13",18.750.000],</text:p>
          </table:table-cell>
          <table:table-cell office:value-type="string" office:string-value="[&quot;AGO13&quot;,15.960.000]," table:formula="of:=CONCATENATE(&quot;[&quot;&quot;&quot;;[Data.V$1];[Data.V$2];&quot;&quot;&quot;,&quot;;[Data.V35];&quot;],&quot;)" table:style-name="ce4">
            <text:p>["AGO13",15.960.000],</text:p>
          </table:table-cell>
          <table:table-cell office:value-type="string" office:string-value="[&quot;SET13&quot;,15.660.000]," table:formula="of:=CONCATENATE(&quot;[&quot;&quot;&quot;;[Data.W$1];[Data.W$2];&quot;&quot;&quot;,&quot;;[Data.W35];&quot;],&quot;)" table:style-name="ce4">
            <text:p>["SET13",15.660.000],</text:p>
          </table:table-cell>
          <table:table-cell office:value-type="string" office:string-value="[&quot;OTT13&quot;,15.660.000]," table:formula="of:=CONCATENATE(&quot;[&quot;&quot;&quot;;[Data.X$1];[Data.X$2];&quot;&quot;&quot;,&quot;;[Data.X35];&quot;],&quot;)" table:style-name="ce4">
            <text:p>["OTT13",15.660.000],</text:p>
          </table:table-cell>
          <table:table-cell office:value-type="string" office:string-value="[&quot;NOV13&quot;,12.780.000]," table:formula="of:=CONCATENATE(&quot;[&quot;&quot;&quot;;[Data.Y$1];[Data.Y$2];&quot;&quot;&quot;,&quot;;[Data.Y35];&quot;],&quot;)" table:style-name="ce4">
            <text:p>["NOV13",12.780.000],</text:p>
          </table:table-cell>
          <table:table-cell table:number-columns-repeated="16359"/>
        </table:table-row>
        <table:table-row table:style-name="ro1">
          <table:table-cell table:style-name="ce2"/>
          <table:table-cell table:number-columns-repeated="24" table:style-name="ce4"/>
          <table:table-cell table:number-columns-repeated="16359"/>
        </table:table-row>
        <table:table-row table:style-name="ro1">
          <table:table-cell office:value-type="string" table:style-name="ce2">
            <text:p>NAVI <text:s/>PARTITE</text:p>
          </table:table-cell>
          <table:table-cell office:value-type="string" office:string-value="[&quot;GEN12&quot;,456]," table:formula="of:=CONCATENATE(&quot;[&quot;&quot;&quot;;[Data.B$1];[Data.B$2];&quot;&quot;&quot;,&quot;;[Data.B37];&quot;],&quot;)" table:style-name="ce4">
            <text:p>["GEN12",456],</text:p>
          </table:table-cell>
          <table:table-cell office:value-type="string" office:string-value="[&quot;FEB12&quot;,456]," table:formula="of:=CONCATENATE(&quot;[&quot;&quot;&quot;;[Data.C$1];[Data.C$2];&quot;&quot;&quot;,&quot;;[Data.C37];&quot;],&quot;)" table:style-name="ce4">
            <text:p>["FEB12",456],</text:p>
          </table:table-cell>
          <table:table-cell office:value-type="string" office:string-value="[&quot;MAR12&quot;,531]," table:formula="of:=CONCATENATE(&quot;[&quot;&quot;&quot;;[Data.D$1];[Data.D$2];&quot;&quot;&quot;,&quot;;[Data.D37];&quot;],&quot;)" table:style-name="ce4">
            <text:p>["MAR12",531],</text:p>
          </table:table-cell>
          <table:table-cell office:value-type="string" office:string-value="[&quot;APR12&quot;,536]," table:formula="of:=CONCATENATE(&quot;[&quot;&quot;&quot;;[Data.E$1];[Data.E$2];&quot;&quot;&quot;,&quot;;[Data.E37];&quot;],&quot;)" table:style-name="ce4">
            <text:p>["APR12",536],</text:p>
          </table:table-cell>
          <table:table-cell office:value-type="string" office:string-value="[&quot;MAG12&quot;,633]," table:formula="of:=CONCATENATE(&quot;[&quot;&quot;&quot;;[Data.F$1];[Data.F$2];&quot;&quot;&quot;,&quot;;[Data.F37];&quot;],&quot;)" table:style-name="ce4">
            <text:p>["MAG12",633],</text:p>
          </table:table-cell>
          <table:table-cell office:value-type="string" office:string-value="[&quot;GIU12&quot;,629]," table:formula="of:=CONCATENATE(&quot;[&quot;&quot;&quot;;[Data.G$1];[Data.G$2];&quot;&quot;&quot;,&quot;;[Data.G37];&quot;],&quot;)" table:style-name="ce4">
            <text:p>["GIU12",629],</text:p>
          </table:table-cell>
          <table:table-cell office:value-type="string" office:string-value="[&quot;LUG12&quot;,660]," table:formula="of:=CONCATENATE(&quot;[&quot;&quot;&quot;;[Data.H$1];[Data.H$2];&quot;&quot;&quot;,&quot;;[Data.H37];&quot;],&quot;)" table:style-name="ce4">
            <text:p>["LUG12",660],</text:p>
          </table:table-cell>
          <table:table-cell office:value-type="string" office:string-value="[&quot;AGO12&quot;,647]," table:formula="of:=CONCATENATE(&quot;[&quot;&quot;&quot;;[Data.I$1];[Data.I$2];&quot;&quot;&quot;,&quot;;[Data.I37];&quot;],&quot;)" table:style-name="ce4">
            <text:p>["AGO12",647],</text:p>
          </table:table-cell>
          <table:table-cell office:value-type="string" office:string-value="[&quot;SET12&quot;,591]," table:formula="of:=CONCATENATE(&quot;[&quot;&quot;&quot;;[Data.J$1];[Data.J$2];&quot;&quot;&quot;,&quot;;[Data.J37];&quot;],&quot;)" table:style-name="ce4">
            <text:p>["SET12",591],</text:p>
          </table:table-cell>
          <table:table-cell office:value-type="string" office:string-value="[&quot;OTT12&quot;,533]," table:formula="of:=CONCATENATE(&quot;[&quot;&quot;&quot;;[Data.K$1];[Data.K$2];&quot;&quot;&quot;,&quot;;[Data.K37];&quot;],&quot;)" table:style-name="ce4">
            <text:p>["OTT12",533],</text:p>
          </table:table-cell>
          <table:table-cell office:value-type="string" office:string-value="[&quot;NOV12&quot;,451]," table:formula="of:=CONCATENATE(&quot;[&quot;&quot;&quot;;[Data.L$1];[Data.L$2];&quot;&quot;&quot;,&quot;;[Data.L37];&quot;],&quot;)" table:style-name="ce4">
            <text:p>["NOV12",451],</text:p>
          </table:table-cell>
          <table:table-cell office:value-type="string" office:string-value="[&quot;DIC12&quot;,477]," table:formula="of:=CONCATENATE(&quot;[&quot;&quot;&quot;;[Data.M$1];[Data.M$2];&quot;&quot;&quot;,&quot;;[Data.M37];&quot;],&quot;)" table:style-name="ce4">
            <text:p>["DIC12",477],</text:p>
          </table:table-cell>
          <table:table-cell table:style-name="ce4"/>
          <table:table-cell office:value-type="string" office:string-value="[&quot;GEN13&quot;,404]," table:formula="of:=CONCATENATE(&quot;[&quot;&quot;&quot;;[Data.O$1];[Data.O$2];&quot;&quot;&quot;,&quot;;[Data.O37];&quot;],&quot;)" table:style-name="ce4">
            <text:p>["GEN13",404],</text:p>
          </table:table-cell>
          <table:table-cell office:value-type="string" office:string-value="[&quot;FEB13&quot;,493]," table:formula="of:=CONCATENATE(&quot;[&quot;&quot;&quot;;[Data.P$1];[Data.P$2];&quot;&quot;&quot;,&quot;;[Data.P37];&quot;],&quot;)" table:style-name="ce4">
            <text:p>["FEB13",493],</text:p>
          </table:table-cell>
          <table:table-cell office:value-type="string" office:string-value="[&quot;MAR13&quot;,500]," table:formula="of:=CONCATENATE(&quot;[&quot;&quot;&quot;;[Data.Q$1];[Data.Q$2];&quot;&quot;&quot;,&quot;;[Data.Q37];&quot;],&quot;)" table:style-name="ce4">
            <text:p>["MAR13",500],</text:p>
          </table:table-cell>
          <table:table-cell office:value-type="string" office:string-value="[&quot;APR13&quot;,512]," table:formula="of:=CONCATENATE(&quot;[&quot;&quot;&quot;;[Data.R$1];[Data.R$2];&quot;&quot;&quot;,&quot;;[Data.R37];&quot;],&quot;)" table:style-name="ce4">
            <text:p>["APR13",512],</text:p>
          </table:table-cell>
          <table:table-cell office:value-type="string" office:string-value="[&quot;MAG13&quot;,542]," table:formula="of:=CONCATENATE(&quot;[&quot;&quot;&quot;;[Data.S$1];[Data.S$2];&quot;&quot;&quot;,&quot;;[Data.S37];&quot;],&quot;)" table:style-name="ce4">
            <text:p>["MAG13",542],</text:p>
          </table:table-cell>
          <table:table-cell office:value-type="string" office:string-value="[&quot;GIU13&quot;,637]," table:formula="of:=CONCATENATE(&quot;[&quot;&quot;&quot;;[Data.T$1];[Data.T$2];&quot;&quot;&quot;,&quot;;[Data.T37];&quot;],&quot;)" table:style-name="ce4">
            <text:p>["GIU13",637],</text:p>
          </table:table-cell>
          <table:table-cell office:value-type="string" office:string-value="[&quot;LUG13&quot;,625]," table:formula="of:=CONCATENATE(&quot;[&quot;&quot;&quot;;[Data.U$1];[Data.U$2];&quot;&quot;&quot;,&quot;;[Data.U37];&quot;],&quot;)" table:style-name="ce4">
            <text:p>["LUG13",625],</text:p>
          </table:table-cell>
          <table:table-cell office:value-type="string" office:string-value="[&quot;AGO13&quot;,532]," table:formula="of:=CONCATENATE(&quot;[&quot;&quot;&quot;;[Data.V$1];[Data.V$2];&quot;&quot;&quot;,&quot;;[Data.V37];&quot;],&quot;)" table:style-name="ce4">
            <text:p>["AGO13",532],</text:p>
          </table:table-cell>
          <table:table-cell office:value-type="string" office:string-value="[&quot;SET13&quot;,522]," table:formula="of:=CONCATENATE(&quot;[&quot;&quot;&quot;;[Data.W$1];[Data.W$2];&quot;&quot;&quot;,&quot;;[Data.W37];&quot;],&quot;)" table:style-name="ce4">
            <text:p>["SET13",522],</text:p>
          </table:table-cell>
          <table:table-cell office:value-type="string" office:string-value="[&quot;OTT13&quot;,522]," table:formula="of:=CONCATENATE(&quot;[&quot;&quot;&quot;;[Data.X$1];[Data.X$2];&quot;&quot;&quot;,&quot;;[Data.X37];&quot;],&quot;)" table:style-name="ce4">
            <text:p>["OTT13",522],</text:p>
          </table:table-cell>
          <table:table-cell office:value-type="string" office:string-value="[&quot;NOV13&quot;,426]," table:formula="of:=CONCATENATE(&quot;[&quot;&quot;&quot;;[Data.Y$1];[Data.Y$2];&quot;&quot;&quot;,&quot;;[Data.Y37];&quot;],&quot;)" table:style-name="ce4">
            <text:p>["NOV13",426],</text:p>
          </table:table-cell>
          <table:table-cell table:number-columns-repeated="16359"/>
        </table:table-row>
        <table:table-row table:style-name="ro1">
          <table:table-cell office:value-type="string" table:style-name="ce2">
            <text:p>T S L</text:p>
          </table:table-cell>
          <table:table-cell office:value-type="string" office:string-value="[&quot;GEN12&quot;,13986112]," table:formula="of:=CONCATENATE(&quot;[&quot;&quot;&quot;;[Data.B$1];[Data.B$2];&quot;&quot;&quot;,&quot;;[Data.B38];&quot;],&quot;)" table:style-name="ce4">
            <text:p>["GEN12",13986112],</text:p>
          </table:table-cell>
          <table:table-cell office:value-type="string" office:string-value="[&quot;FEB12&quot;,13318972]," table:formula="of:=CONCATENATE(&quot;[&quot;&quot;&quot;;[Data.C$1];[Data.C$2];&quot;&quot;&quot;,&quot;;[Data.C38];&quot;],&quot;)" table:style-name="ce4">
            <text:p>["FEB12",13318972],</text:p>
          </table:table-cell>
          <table:table-cell office:value-type="string" office:string-value="[&quot;MAR12&quot;,14604769]," table:formula="of:=CONCATENATE(&quot;[&quot;&quot;&quot;;[Data.D$1];[Data.D$2];&quot;&quot;&quot;,&quot;;[Data.D38];&quot;],&quot;)" table:style-name="ce4">
            <text:p>["MAR12",14604769],</text:p>
          </table:table-cell>
          <table:table-cell office:value-type="string" office:string-value="[&quot;APR12&quot;,15875391]," table:formula="of:=CONCATENATE(&quot;[&quot;&quot;&quot;;[Data.E$1];[Data.E$2];&quot;&quot;&quot;,&quot;;[Data.E38];&quot;],&quot;)" table:style-name="ce4">
            <text:p>["APR12",15875391],</text:p>
          </table:table-cell>
          <table:table-cell office:value-type="string" office:string-value="[&quot;MAG12&quot;,17064248]," table:formula="of:=CONCATENATE(&quot;[&quot;&quot;&quot;;[Data.F$1];[Data.F$2];&quot;&quot;&quot;,&quot;;[Data.F38];&quot;],&quot;)" table:style-name="ce4">
            <text:p>["MAG12",17064248],</text:p>
          </table:table-cell>
          <table:table-cell office:value-type="string" office:string-value="[&quot;GIU12&quot;,18126546]," table:formula="of:=CONCATENATE(&quot;[&quot;&quot;&quot;;[Data.G$1];[Data.G$2];&quot;&quot;&quot;,&quot;;[Data.G38];&quot;],&quot;)" table:style-name="ce4">
            <text:p>["GIU12",18126546],</text:p>
          </table:table-cell>
          <table:table-cell office:value-type="string" office:string-value="[&quot;LUG12&quot;,19007369]," table:formula="of:=CONCATENATE(&quot;[&quot;&quot;&quot;;[Data.H$1];[Data.H$2];&quot;&quot;&quot;,&quot;;[Data.H38];&quot;],&quot;)" table:style-name="ce4">
            <text:p>["LUG12",19007369],</text:p>
          </table:table-cell>
          <table:table-cell office:value-type="string" office:string-value="[&quot;AGO12&quot;,19280800]," table:formula="of:=CONCATENATE(&quot;[&quot;&quot;&quot;;[Data.I$1];[Data.I$2];&quot;&quot;&quot;,&quot;;[Data.I38];&quot;],&quot;)" table:style-name="ce4">
            <text:p>["AGO12",19280800],</text:p>
          </table:table-cell>
          <table:table-cell office:value-type="string" office:string-value="[&quot;SET12&quot;,17262387]," table:formula="of:=CONCATENATE(&quot;[&quot;&quot;&quot;;[Data.J$1];[Data.J$2];&quot;&quot;&quot;,&quot;;[Data.J38];&quot;],&quot;)" table:style-name="ce4">
            <text:p>["SET12",17262387],</text:p>
          </table:table-cell>
          <table:table-cell office:value-type="string" office:string-value="[&quot;OTT12&quot;,16183932]," table:formula="of:=CONCATENATE(&quot;[&quot;&quot;&quot;;[Data.K$1];[Data.K$2];&quot;&quot;&quot;,&quot;;[Data.K38];&quot;],&quot;)" table:style-name="ce4">
            <text:p>["OTT12",16183932],</text:p>
          </table:table-cell>
          <table:table-cell office:value-type="string" office:string-value="[&quot;NOV12&quot;,14707110]," table:formula="of:=CONCATENATE(&quot;[&quot;&quot;&quot;;[Data.L$1];[Data.L$2];&quot;&quot;&quot;,&quot;;[Data.L38];&quot;],&quot;)" table:style-name="ce4">
            <text:p>["NOV12",14707110],</text:p>
          </table:table-cell>
          <table:table-cell office:value-type="string" office:string-value="[&quot;DIC12&quot;,14078390]," table:formula="of:=CONCATENATE(&quot;[&quot;&quot;&quot;;[Data.M$1];[Data.M$2];&quot;&quot;&quot;,&quot;;[Data.M38];&quot;],&quot;)" table:style-name="ce4">
            <text:p>["DIC12",14078390],</text:p>
          </table:table-cell>
          <table:table-cell table:style-name="ce4"/>
          <table:table-cell office:value-type="string" office:string-value="[&quot;GEN13&quot;,12.464.598]," table:formula="of:=CONCATENATE(&quot;[&quot;&quot;&quot;;[Data.O$1];[Data.O$2];&quot;&quot;&quot;,&quot;;[Data.O38];&quot;],&quot;)" table:style-name="ce4">
            <text:p>["GEN13",12.464.598],</text:p>
          </table:table-cell>
          <table:table-cell office:value-type="string" office:string-value="[&quot;FEB13&quot;,14.988.276]," table:formula="of:=CONCATENATE(&quot;[&quot;&quot;&quot;;[Data.P$1];[Data.P$2];&quot;&quot;&quot;,&quot;;[Data.P38];&quot;],&quot;)" table:style-name="ce4">
            <text:p>["FEB13",14.988.276],</text:p>
          </table:table-cell>
          <table:table-cell office:value-type="string" office:string-value="[&quot;MAR13&quot;,15.000.000]," table:formula="of:=CONCATENATE(&quot;[&quot;&quot;&quot;;[Data.Q$1];[Data.Q$2];&quot;&quot;&quot;,&quot;;[Data.Q38];&quot;],&quot;)" table:style-name="ce4">
            <text:p>["MAR13",15.000.000],</text:p>
          </table:table-cell>
          <table:table-cell office:value-type="string" office:string-value="[&quot;APR13&quot;,15.360.000]," table:formula="of:=CONCATENATE(&quot;[&quot;&quot;&quot;;[Data.R$1];[Data.R$2];&quot;&quot;&quot;,&quot;;[Data.R38];&quot;],&quot;)" table:style-name="ce4">
            <text:p>["APR13",15.360.000],</text:p>
          </table:table-cell>
          <table:table-cell office:value-type="string" office:string-value="[&quot;MAG13&quot;,16.260.000]," table:formula="of:=CONCATENATE(&quot;[&quot;&quot;&quot;;[Data.S$1];[Data.S$2];&quot;&quot;&quot;,&quot;;[Data.S38];&quot;],&quot;)" table:style-name="ce4">
            <text:p>["MAG13",16.260.000],</text:p>
          </table:table-cell>
          <table:table-cell office:value-type="string" office:string-value="[&quot;GIU13&quot;,19.110.000]," table:formula="of:=CONCATENATE(&quot;[&quot;&quot;&quot;;[Data.T$1];[Data.T$2];&quot;&quot;&quot;,&quot;;[Data.T38];&quot;],&quot;)" table:style-name="ce4">
            <text:p>["GIU13",19.110.000],</text:p>
          </table:table-cell>
          <table:table-cell office:value-type="string" office:string-value="[&quot;LUG13&quot;,18.750.000]," table:formula="of:=CONCATENATE(&quot;[&quot;&quot;&quot;;[Data.U$1];[Data.U$2];&quot;&quot;&quot;,&quot;;[Data.U38];&quot;],&quot;)" table:style-name="ce4">
            <text:p>["LUG13",18.750.000],</text:p>
          </table:table-cell>
          <table:table-cell office:value-type="string" office:string-value="[&quot;AGO13&quot;,15.960.000]," table:formula="of:=CONCATENATE(&quot;[&quot;&quot;&quot;;[Data.V$1];[Data.V$2];&quot;&quot;&quot;,&quot;;[Data.V38];&quot;],&quot;)" table:style-name="ce4">
            <text:p>["AGO13",15.960.000],</text:p>
          </table:table-cell>
          <table:table-cell office:value-type="string" office:string-value="[&quot;SET13&quot;,15.660.000]," table:formula="of:=CONCATENATE(&quot;[&quot;&quot;&quot;;[Data.W$1];[Data.W$2];&quot;&quot;&quot;,&quot;;[Data.W38];&quot;],&quot;)" table:style-name="ce4">
            <text:p>["SET13",15.660.000],</text:p>
          </table:table-cell>
          <table:table-cell office:value-type="string" office:string-value="[&quot;OTT13&quot;,15.660.000]," table:formula="of:=CONCATENATE(&quot;[&quot;&quot;&quot;;[Data.X$1];[Data.X$2];&quot;&quot;&quot;,&quot;;[Data.X38];&quot;],&quot;)" table:style-name="ce4">
            <text:p>["OTT13",15.660.000],</text:p>
          </table:table-cell>
          <table:table-cell office:value-type="string" office:string-value="[&quot;NOV13&quot;,12.780.000]," table:formula="of:=CONCATENATE(&quot;[&quot;&quot;&quot;;[Data.Y$1];[Data.Y$2];&quot;&quot;&quot;,&quot;;[Data.Y38];&quot;],&quot;)" table:style-name="ce4">
            <text:p>["NOV13",12.780.000],</text:p>
          </table:table-cell>
          <table:table-cell table:number-columns-repeated="16359"/>
        </table:table-row>
        <table:table-row table:number-rows-repeated="2" table:style-name="ro1">
          <table:table-cell table:style-name="ce2"/>
          <table:table-cell table:number-columns-repeated="24" table:style-name="ce4"/>
          <table:table-cell table:number-columns-repeated="16359"/>
        </table:table-row>
        <table:table-row table:style-name="ro1">
          <table:table-cell office:value-type="string" table:style-name="ce2">
            <text:p>Traghetti</text:p>
          </table:table-cell>
          <table:table-cell office:value-type="string" office:string-value="[&quot;GEN12&quot;,73544]," table:formula="of:=CONCATENATE(&quot;[&quot;&quot;&quot;;[Data.B$1];[Data.B$2];&quot;&quot;&quot;,&quot;;[Data.B41];&quot;],&quot;)" table:style-name="ce4">
            <text:p>["GEN12",73544],</text:p>
          </table:table-cell>
          <table:table-cell office:value-type="string" office:string-value="[&quot;FEB12&quot;,38564]," table:formula="of:=CONCATENATE(&quot;[&quot;&quot;&quot;;[Data.C$1];[Data.C$2];&quot;&quot;&quot;,&quot;;[Data.C41];&quot;],&quot;)" table:style-name="ce4">
            <text:p>["FEB12",38564],</text:p>
          </table:table-cell>
          <table:table-cell office:value-type="string" office:string-value="[&quot;MAR12&quot;,63080]," table:formula="of:=CONCATENATE(&quot;[&quot;&quot;&quot;;[Data.D$1];[Data.D$2];&quot;&quot;&quot;,&quot;;[Data.D41];&quot;],&quot;)" table:style-name="ce4">
            <text:p>["MAR12",63080],</text:p>
          </table:table-cell>
          <table:table-cell office:value-type="string" office:string-value="[&quot;APR12&quot;,98658]," table:formula="of:=CONCATENATE(&quot;[&quot;&quot;&quot;;[Data.E$1];[Data.E$2];&quot;&quot;&quot;,&quot;;[Data.E41];&quot;],&quot;)" table:style-name="ce4">
            <text:p>["APR12",98658],</text:p>
          </table:table-cell>
          <table:table-cell office:value-type="string" office:string-value="[&quot;MAG12&quot;,106576]," table:formula="of:=CONCATENATE(&quot;[&quot;&quot;&quot;;[Data.F$1];[Data.F$2];&quot;&quot;&quot;,&quot;;[Data.F41];&quot;],&quot;)" table:style-name="ce4">
            <text:p>["MAG12",106576],</text:p>
          </table:table-cell>
          <table:table-cell office:value-type="string" office:string-value="[&quot;GIU12&quot;,214199]," table:formula="of:=CONCATENATE(&quot;[&quot;&quot;&quot;;[Data.G$1];[Data.G$2];&quot;&quot;&quot;,&quot;;[Data.G41];&quot;],&quot;)" table:style-name="ce4">
            <text:p>["GIU12",214199],</text:p>
          </table:table-cell>
          <table:table-cell office:value-type="string" office:string-value="[&quot;LUG12&quot;,368129]," table:formula="of:=CONCATENATE(&quot;[&quot;&quot;&quot;;[Data.H$1];[Data.H$2];&quot;&quot;&quot;,&quot;;[Data.H41];&quot;],&quot;)" table:style-name="ce4">
            <text:p>["LUG12",368129],</text:p>
          </table:table-cell>
          <table:table-cell office:value-type="string" office:string-value="[&quot;AGO12&quot;,505086]," table:formula="of:=CONCATENATE(&quot;[&quot;&quot;&quot;;[Data.I$1];[Data.I$2];&quot;&quot;&quot;,&quot;;[Data.I41];&quot;],&quot;)" table:style-name="ce4">
            <text:p>["AGO12",505086],</text:p>
          </table:table-cell>
          <table:table-cell office:value-type="string" office:string-value="[&quot;SET12&quot;,264762]," table:formula="of:=CONCATENATE(&quot;[&quot;&quot;&quot;;[Data.J$1];[Data.J$2];&quot;&quot;&quot;,&quot;;[Data.J41];&quot;],&quot;)" table:style-name="ce4">
            <text:p>["SET12",264762],</text:p>
          </table:table-cell>
          <table:table-cell office:value-type="string" office:string-value="[&quot;OTT12&quot;,108931]," table:formula="of:=CONCATENATE(&quot;[&quot;&quot;&quot;;[Data.K$1];[Data.K$2];&quot;&quot;&quot;,&quot;;[Data.K41];&quot;],&quot;)" table:style-name="ce4">
            <text:p>["OTT12",108931],</text:p>
          </table:table-cell>
          <table:table-cell office:value-type="string" office:string-value="[&quot;NOV12&quot;,55715]," table:formula="of:=CONCATENATE(&quot;[&quot;&quot;&quot;;[Data.L$1];[Data.L$2];&quot;&quot;&quot;,&quot;;[Data.L41];&quot;],&quot;)" table:style-name="ce4">
            <text:p>["NOV12",55715],</text:p>
          </table:table-cell>
          <table:table-cell office:value-type="string" office:string-value="[&quot;DIC12&quot;,77479]," table:formula="of:=CONCATENATE(&quot;[&quot;&quot;&quot;;[Data.M$1];[Data.M$2];&quot;&quot;&quot;,&quot;;[Data.M41];&quot;],&quot;)" table:style-name="ce4">
            <text:p>["DIC12",77479],</text:p>
          </table:table-cell>
          <table:table-cell table:style-name="ce4"/>
          <table:table-cell office:value-type="string" office:string-value="[&quot;GEN13&quot;,64,597]," table:formula="of:=CONCATENATE(&quot;[&quot;&quot;&quot;;[Data.O$1];[Data.O$2];&quot;&quot;&quot;,&quot;;[Data.O41];&quot;],&quot;)" table:style-name="ce4">
            <text:p>["GEN13",64,597],</text:p>
          </table:table-cell>
          <table:table-cell office:value-type="string" office:string-value="[&quot;FEB13&quot;,37.220]," table:formula="of:=CONCATENATE(&quot;[&quot;&quot;&quot;;[Data.P$1];[Data.P$2];&quot;&quot;&quot;,&quot;;[Data.P41];&quot;],&quot;)" table:style-name="ce4">
            <text:p>["FEB13",37.220],</text:p>
          </table:table-cell>
          <table:table-cell office:value-type="string" office:string-value="[&quot;MAR13&quot;,57.735]," table:formula="of:=CONCATENATE(&quot;[&quot;&quot;&quot;;[Data.Q$1];[Data.Q$2];&quot;&quot;&quot;,&quot;;[Data.Q41];&quot;],&quot;)" table:style-name="ce4">
            <text:p>["MAR13",57.735],</text:p>
          </table:table-cell>
          <table:table-cell office:value-type="string" office:string-value="[&quot;APR13&quot;,77.018]," table:formula="of:=CONCATENATE(&quot;[&quot;&quot;&quot;;[Data.R$1];[Data.R$2];&quot;&quot;&quot;,&quot;;[Data.R41];&quot;],&quot;)" table:style-name="ce4">
            <text:p>["APR13",77.018],</text:p>
          </table:table-cell>
          <table:table-cell office:value-type="string" office:string-value="[&quot;MAG13&quot;,92.533]," table:formula="of:=CONCATENATE(&quot;[&quot;&quot;&quot;;[Data.S$1];[Data.S$2];&quot;&quot;&quot;,&quot;;[Data.S41];&quot;],&quot;)" table:style-name="ce4">
            <text:p>["MAG13",92.533],</text:p>
          </table:table-cell>
          <table:table-cell office:value-type="string" office:string-value="[&quot;GIU13&quot;,192.038]," table:formula="of:=CONCATENATE(&quot;[&quot;&quot;&quot;;[Data.T$1];[Data.T$2];&quot;&quot;&quot;,&quot;;[Data.T41];&quot;],&quot;)" table:style-name="ce4">
            <text:p>["GIU13",192.038],</text:p>
          </table:table-cell>
          <table:table-cell office:value-type="string" office:string-value="[&quot;LUG13&quot;,347.362]," table:formula="of:=CONCATENATE(&quot;[&quot;&quot;&quot;;[Data.U$1];[Data.U$2];&quot;&quot;&quot;,&quot;;[Data.U41];&quot;],&quot;)" table:style-name="ce4">
            <text:p>["LUG13",347.362],</text:p>
          </table:table-cell>
          <table:table-cell office:value-type="string" office:string-value="[&quot;AGO13&quot;,500.315]," table:formula="of:=CONCATENATE(&quot;[&quot;&quot;&quot;;[Data.V$1];[Data.V$2];&quot;&quot;&quot;,&quot;;[Data.V41];&quot;],&quot;)" table:style-name="ce4">
            <text:p>["AGO13",500.315],</text:p>
          </table:table-cell>
          <table:table-cell office:value-type="string" office:string-value="[&quot;SET13&quot;,255.417]," table:formula="of:=CONCATENATE(&quot;[&quot;&quot;&quot;;[Data.W$1];[Data.W$2];&quot;&quot;&quot;,&quot;;[Data.W41];&quot;],&quot;)" table:style-name="ce4">
            <text:p>["SET13",255.417],</text:p>
          </table:table-cell>
          <table:table-cell office:value-type="string" office:string-value="[&quot;OTT13&quot;,102.329]," table:formula="of:=CONCATENATE(&quot;[&quot;&quot;&quot;;[Data.X$1];[Data.X$2];&quot;&quot;&quot;,&quot;;[Data.X41];&quot;],&quot;)" table:style-name="ce4">
            <text:p>["OTT13",102.329],</text:p>
          </table:table-cell>
          <table:table-cell office:value-type="string" office:string-value="[&quot;NOV13&quot;,51,041]," table:formula="of:=CONCATENATE(&quot;[&quot;&quot;&quot;;[Data.Y$1];[Data.Y$2];&quot;&quot;&quot;,&quot;;[Data.Y41];&quot;],&quot;)" table:style-name="ce4">
            <text:p>["NOV13",51,041],</text:p>
          </table:table-cell>
          <table:table-cell table:number-columns-repeated="16359"/>
        </table:table-row>
        <table:table-row table:style-name="ro1">
          <table:table-cell office:value-type="string" table:style-name="ce2">
            <text:p>Crociere<text:s text:c="2"/></text:p>
          </table:table-cell>
          <table:table-cell office:value-type="string" office:string-value="[&quot;GEN12&quot;,40900]," table:formula="of:=CONCATENATE(&quot;[&quot;&quot;&quot;;[Data.B$1];[Data.B$2];&quot;&quot;&quot;,&quot;;[Data.B42];&quot;],&quot;)" table:style-name="ce4">
            <text:p>["GEN12",40900],</text:p>
          </table:table-cell>
          <table:table-cell office:value-type="string" office:string-value="[&quot;FEB12&quot;,34736]," table:formula="of:=CONCATENATE(&quot;[&quot;&quot;&quot;;[Data.C$1];[Data.C$2];&quot;&quot;&quot;,&quot;;[Data.C42];&quot;],&quot;)" table:style-name="ce4">
            <text:p>["FEB12",34736],</text:p>
          </table:table-cell>
          <table:table-cell office:value-type="string" office:string-value="[&quot;MAR12&quot;,35336]," table:formula="of:=CONCATENATE(&quot;[&quot;&quot;&quot;;[Data.D$1];[Data.D$2];&quot;&quot;&quot;,&quot;;[Data.D42];&quot;],&quot;)" table:style-name="ce4">
            <text:p>["MAR12",35336],</text:p>
          </table:table-cell>
          <table:table-cell office:value-type="string" office:string-value="[&quot;APR12&quot;,78472]," table:formula="of:=CONCATENATE(&quot;[&quot;&quot;&quot;;[Data.E$1];[Data.E$2];&quot;&quot;&quot;,&quot;;[Data.E42];&quot;],&quot;)" table:style-name="ce4">
            <text:p>["APR12",78472],</text:p>
          </table:table-cell>
          <table:table-cell office:value-type="string" office:string-value="[&quot;MAG12&quot;,56065]," table:formula="of:=CONCATENATE(&quot;[&quot;&quot;&quot;;[Data.F$1];[Data.F$2];&quot;&quot;&quot;,&quot;;[Data.F42];&quot;],&quot;)" table:style-name="ce4">
            <text:p>["MAG12",56065],</text:p>
          </table:table-cell>
          <table:table-cell office:value-type="string" office:string-value="[&quot;GIU12&quot;,74699]," table:formula="of:=CONCATENATE(&quot;[&quot;&quot;&quot;;[Data.G$1];[Data.G$2];&quot;&quot;&quot;,&quot;;[Data.G42];&quot;],&quot;)" table:style-name="ce4">
            <text:p>["GIU12",74699],</text:p>
          </table:table-cell>
          <table:table-cell office:value-type="string" office:string-value="[&quot;LUG12&quot;,90377]," table:formula="of:=CONCATENATE(&quot;[&quot;&quot;&quot;;[Data.H$1];[Data.H$2];&quot;&quot;&quot;,&quot;;[Data.H42];&quot;],&quot;)" table:style-name="ce4">
            <text:p>["LUG12",90377],</text:p>
          </table:table-cell>
          <table:table-cell office:value-type="string" office:string-value="[&quot;AGO12&quot;,83179]," table:formula="of:=CONCATENATE(&quot;[&quot;&quot;&quot;;[Data.I$1];[Data.I$2];&quot;&quot;&quot;,&quot;;[Data.I42];&quot;],&quot;)" table:style-name="ce4">
            <text:p>["AGO12",83179],</text:p>
          </table:table-cell>
          <table:table-cell office:value-type="string" office:string-value="[&quot;SET12&quot;,93257]," table:formula="of:=CONCATENATE(&quot;[&quot;&quot;&quot;;[Data.J$1];[Data.J$2];&quot;&quot;&quot;,&quot;;[Data.J42];&quot;],&quot;)" table:style-name="ce4">
            <text:p>["SET12",93257],</text:p>
          </table:table-cell>
          <table:table-cell office:value-type="string" office:string-value="[&quot;OTT12&quot;,84270]," table:formula="of:=CONCATENATE(&quot;[&quot;&quot;&quot;;[Data.K$1];[Data.K$2];&quot;&quot;&quot;,&quot;;[Data.K42];&quot;],&quot;)" table:style-name="ce4">
            <text:p>["OTT12",84270],</text:p>
          </table:table-cell>
          <table:table-cell office:value-type="string" office:string-value="[&quot;NOV12&quot;,77420]," table:formula="of:=CONCATENATE(&quot;[&quot;&quot;&quot;;[Data.L$1];[Data.L$2];&quot;&quot;&quot;,&quot;;[Data.L42];&quot;],&quot;)" table:style-name="ce4">
            <text:p>["NOV12",77420],</text:p>
          </table:table-cell>
          <table:table-cell office:value-type="string" office:string-value="[&quot;DIC12&quot;,48528]," table:formula="of:=CONCATENATE(&quot;[&quot;&quot;&quot;;[Data.M$1];[Data.M$2];&quot;&quot;&quot;,&quot;;[Data.M42];&quot;],&quot;)" table:style-name="ce4">
            <text:p>["DIC12",48528],</text:p>
          </table:table-cell>
          <table:table-cell table:style-name="ce4"/>
          <table:table-cell office:value-type="string" office:string-value="[&quot;GEN13&quot;,36,586]," table:formula="of:=CONCATENATE(&quot;[&quot;&quot;&quot;;[Data.O$1];[Data.O$2];&quot;&quot;&quot;,&quot;;[Data.O42];&quot;],&quot;)" table:style-name="ce4">
            <text:p>["GEN13",36,586],</text:p>
          </table:table-cell>
          <table:table-cell office:value-type="string" office:string-value="[&quot;FEB13&quot;,32.072]," table:formula="of:=CONCATENATE(&quot;[&quot;&quot;&quot;;[Data.P$1];[Data.P$2];&quot;&quot;&quot;,&quot;;[Data.P42];&quot;],&quot;)" table:style-name="ce4">
            <text:p>["FEB13",32.072],</text:p>
          </table:table-cell>
          <table:table-cell office:value-type="string" office:string-value="[&quot;MAR13&quot;,72.746]," table:formula="of:=CONCATENATE(&quot;[&quot;&quot;&quot;;[Data.Q$1];[Data.Q$2];&quot;&quot;&quot;,&quot;;[Data.Q42];&quot;],&quot;)" table:style-name="ce4">
            <text:p>["MAR13",72.746],</text:p>
          </table:table-cell>
          <table:table-cell office:value-type="string" office:string-value="[&quot;APR13&quot;,85.846]," table:formula="of:=CONCATENATE(&quot;[&quot;&quot;&quot;;[Data.R$1];[Data.R$2];&quot;&quot;&quot;,&quot;;[Data.R42];&quot;],&quot;)" table:style-name="ce4">
            <text:p>["APR13",85.846],</text:p>
          </table:table-cell>
          <table:table-cell office:value-type="string" office:string-value="[&quot;MAG13&quot;,120.416]," table:formula="of:=CONCATENATE(&quot;[&quot;&quot;&quot;;[Data.S$1];[Data.S$2];&quot;&quot;&quot;,&quot;;[Data.S42];&quot;],&quot;)" table:style-name="ce4">
            <text:p>["MAG13",120.416],</text:p>
          </table:table-cell>
          <table:table-cell office:value-type="string" office:string-value="[&quot;GIU13&quot;,106.281]," table:formula="of:=CONCATENATE(&quot;[&quot;&quot;&quot;;[Data.T$1];[Data.T$2];&quot;&quot;&quot;,&quot;;[Data.T42];&quot;],&quot;)" table:style-name="ce4">
            <text:p>["GIU13",106.281],</text:p>
          </table:table-cell>
          <table:table-cell office:value-type="string" office:string-value="[&quot;LUG13&quot;,111.608]," table:formula="of:=CONCATENATE(&quot;[&quot;&quot;&quot;;[Data.U$1];[Data.U$2];&quot;&quot;&quot;,&quot;;[Data.U42];&quot;],&quot;)" table:style-name="ce4">
            <text:p>["LUG13",111.608],</text:p>
          </table:table-cell>
          <table:table-cell office:value-type="string" office:string-value="[&quot;AGO13&quot;,124.258]," table:formula="of:=CONCATENATE(&quot;[&quot;&quot;&quot;;[Data.V$1];[Data.V$2];&quot;&quot;&quot;,&quot;;[Data.V42];&quot;],&quot;)" table:style-name="ce4">
            <text:p>["AGO13",124.258],</text:p>
          </table:table-cell>
          <table:table-cell office:value-type="string" office:string-value="[&quot;SET13&quot;,116.023]," table:formula="of:=CONCATENATE(&quot;[&quot;&quot;&quot;;[Data.W$1];[Data.W$2];&quot;&quot;&quot;,&quot;;[Data.W42];&quot;],&quot;)" table:style-name="ce4">
            <text:p>["SET13",116.023],</text:p>
          </table:table-cell>
          <table:table-cell office:value-type="string" office:string-value="[&quot;OTT13&quot;,127.249]," table:formula="of:=CONCATENATE(&quot;[&quot;&quot;&quot;;[Data.X$1];[Data.X$2];&quot;&quot;&quot;,&quot;;[Data.X42];&quot;],&quot;)" table:style-name="ce4">
            <text:p>["OTT13",127.249],</text:p>
          </table:table-cell>
          <table:table-cell office:value-type="string" office:string-value="[&quot;NOV13&quot;,72,266]," table:formula="of:=CONCATENATE(&quot;[&quot;&quot;&quot;;[Data.Y$1];[Data.Y$2];&quot;&quot;&quot;,&quot;;[Data.Y42];&quot;],&quot;)" table:style-name="ce4">
            <text:p>["NOV13",72,266],</text:p>
          </table:table-cell>
          <table:table-cell table:number-columns-repeated="16359"/>
        </table:table-row>
        <table:table-row table:style-name="ro1">
          <table:table-cell table:style-name="ce2"/>
          <table:table-cell table:number-columns-repeated="24" table:style-name="ce4"/>
          <table:table-cell table:number-columns-repeated="16359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en" number:country="US">
      <number:number number:min-integer-digits="1"/>
    </number:number-style>
    <number:number-style style:name="N37" number:language="en" number:country="US">
      <number:number number:decimal-places="0" number:min-integer-digits="1" number:grouping="true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tefano Sabatini</meta:initial-creator>
    <dc:creator>Stefano Sabatini</dc:creator>
    <meta:creation-date>2013-12-16T14:08:56Z</meta:creation-date>
    <dc:date>2014-01-29T16:58:37Z</dc:date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